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 manifest:full-path="ObjectReplacements/Object 41"/>
  <manifest:file-entry manifest:media-type=""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 manifest:full-path="ObjectReplacements/Object 23"/>
  <manifest:file-entry manifest:media-type="application/x-openoffice-gdimetafile;windows_formatname=&quot;GDIMetaFile&quot;" manifest:full-path="ObjectReplacements/Object 24"/>
  <manifest:file-entry manifest:media-type=""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 manifest:full-path="ObjectReplacements/Object 36"/>
  <manifest:file-entry manifest:media-type="application/x-openoffice-gdimetafile;windows_formatname=&quot;GDIMetaFile&quot;"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L1">
      <style:paragraph-properties fo:margin-left="0cm" fo:margin-right="0cm" fo:text-indent="0cm" style:auto-text-indent="false"/>
    </style:style>
    <style:style style:name="P2" style:family="paragraph" style:parent-style-name="Standard" style:list-style-name="L1">
      <style:paragraph-properties fo:margin-left="1.251cm" fo:margin-right="0cm" fo:text-indent="0cm" style:auto-text-indent="false"/>
    </style:style>
    <style:style style:name="P3" style:family="paragraph" style:parent-style-name="Standard" style:list-style-name="L1">
      <style:paragraph-properties fo:margin-left="-1.251cm" fo:margin-right="0cm" fo:text-align="center" style:justify-single-word="false" fo:text-indent="0cm" style:auto-text-indent="false"/>
    </style:style>
    <style:style style:name="P4" style:family="paragraph" style:parent-style-name="Standard" style:list-style-name="L1">
      <style:paragraph-properties fo:margin-left="0cm" fo:margin-right="0cm" fo:text-align="start" style:justify-single-word="false" fo:text-indent="0cm" style:auto-text-indent="false"/>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list-style-name="L1">
      <style:paragraph-properties fo:margin-left="-2.501cm" fo:margin-right="0cm" fo:text-align="center" style:justify-single-word="false" fo:text-indent="0cm" style:auto-text-indent="false"/>
    </style:style>
    <style:style style:name="P7" style:family="paragraph" style:parent-style-name="Standard">
      <style:paragraph-properties fo:margin-left="1.251cm" fo:margin-right="0cm" fo:text-indent="0cm" style:auto-text-indent="false"/>
    </style:style>
    <style:style style:name="P8" style:family="paragraph" style:parent-style-name="Standard">
      <style:paragraph-properties fo:text-align="center" style:justify-single-word="false"/>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3" style:family="paragraph" style:parent-style-name="Standard" style:list-style-name="L4"/>
    <style:style style:name="P14" style:family="paragraph" style:parent-style-name="Standard" style:list-style-name="L4">
      <style:paragraph-properties fo:margin-left="1.251cm" fo:margin-right="0cm" fo:text-indent="0cm" style:auto-text-indent="false"/>
    </style:style>
    <style:style style:name="P15" style:family="paragraph" style:parent-style-name="Standard" style:list-style-name="L4">
      <style:paragraph-properties fo:margin-left="0cm" fo:margin-right="0cm" fo:text-indent="0cm" style:auto-text-indent="false"/>
    </style:style>
    <style:style style:name="P16" style:family="paragraph" style:parent-style-name="Standard" style:list-style-name="L4">
      <style:paragraph-properties fo:margin-left="2.501cm" fo:margin-right="0cm" fo:text-indent="0cm" style:auto-text-indent="false"/>
    </style:style>
    <style:style style:name="P17" style:family="paragraph" style:parent-style-name="Standard" style:list-style-name="L5">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style>
    <style:style style:name="P19" style:family="paragraph" style:parent-style-name="Standard" style:list-style-name="L6">
      <style:paragraph-properties fo:margin-left="0cm" fo:margin-right="0cm" fo:text-indent="0cm" style:auto-text-indent="false"/>
    </style:style>
    <style:style style:name="P20" style:family="paragraph" style:parent-style-name="Standard" style:list-style-name="L7">
      <style:paragraph-properties fo:margin-left="0cm" fo:margin-right="0cm" fo:text-align="start" style:justify-single-word="false" fo:text-indent="0cm" style:auto-text-indent="false"/>
    </style:style>
    <style:style style:name="P21" style:family="paragraph" style:parent-style-name="Standard" style:list-style-name="L7">
      <style:paragraph-properties fo:margin-left="2cm" fo:margin-right="0cm" fo:text-align="start" style:justify-single-word="false" fo:text-indent="0cm" style:auto-text-indent="false"/>
    </style:style>
    <style:style style:name="P22" style:family="paragraph" style:parent-style-name="Standard" style:list-style-name="L8">
      <style:paragraph-properties fo:margin-left="0cm" fo:margin-right="0cm" fo:text-align="start" style:justify-single-word="false" fo:text-indent="0cm" style:auto-text-indent="false"/>
    </style:style>
    <style:style style:name="P23" style:family="paragraph" style:parent-style-name="Standard" style:list-style-name="L9">
      <style:paragraph-properties fo:margin-left="0cm" fo:margin-right="0cm" fo:text-align="start" style:justify-single-word="false" fo:text-indent="0cm" style:auto-text-indent="false"/>
    </style:style>
    <style:style style:name="P24" style:family="paragraph" style:parent-style-name="Standard" style:list-style-name="L10">
      <style:paragraph-properties fo:margin-left="0cm" fo:margin-right="0cm" fo:text-align="start" style:justify-single-word="false" fo:text-indent="0cm" style:auto-text-indent="false"/>
    </style:style>
    <style:style style:name="P25" style:family="paragraph" style:parent-style-name="Standard" style:list-style-name="L11">
      <style:paragraph-properties fo:text-align="start" style:justify-single-word="false"/>
    </style:style>
    <style:style style:name="P26" style:family="paragraph" style:parent-style-name="Standard" style:list-style-name="L11">
      <style:paragraph-properties fo:margin-left="1.251cm" fo:margin-right="0cm" fo:text-align="start" style:justify-single-word="false" fo:text-indent="0cm" style:auto-text-indent="false"/>
    </style:style>
    <style:style style:name="P27" style:family="paragraph" style:parent-style-name="Standard" style:list-style-name="L11">
      <style:paragraph-properties fo:margin-left="0cm" fo:margin-right="0cm" fo:text-align="start" style:justify-single-word="false" fo:text-indent="0cm" style:auto-text-indent="false"/>
    </style:style>
    <style:style style:name="P28" style:family="paragraph" style:parent-style-name="Standard" style:list-style-name="L11">
      <style:paragraph-properties fo:margin-left="2.501cm" fo:margin-right="0cm" fo:text-align="start" style:justify-single-word="false" fo:text-indent="0cm" style:auto-text-indent="false"/>
    </style:style>
    <style:style style:name="P29" style:family="paragraph" style:parent-style-name="Standard">
      <style:paragraph-properties fo:margin-left="0cm" fo:margin-right="0cm" fo:text-align="center" style:justify-single-word="false" fo:text-indent="0cm" style:auto-text-indent="false"/>
    </style:style>
    <style:style style:name="P30" style:family="paragraph" style:parent-style-name="Standard" style:list-style-name="L12">
      <style:paragraph-properties fo:margin-left="0cm" fo:margin-right="0cm" fo:text-align="start" style:justify-single-word="false" fo:text-indent="0cm" style:auto-text-indent="false"/>
    </style:style>
    <style:style style:name="P31" style:family="paragraph" style:parent-style-name="Standard" style:list-style-name="L12">
      <style:paragraph-properties fo:margin-left="1.251cm" fo:margin-right="0cm" fo:text-align="start" style:justify-single-word="false" fo:text-indent="0cm" style:auto-text-indent="false"/>
    </style:style>
    <style:style style:name="P32" style:family="paragraph" style:parent-style-name="Standard" style:list-style-name="L12">
      <style:paragraph-properties fo:margin-left="2.501cm" fo:margin-right="0cm" fo:text-align="start" style:justify-single-word="false" fo:text-indent="0cm" style:auto-text-indent="false"/>
    </style:style>
    <style:style style:name="P33" style:family="paragraph" style:parent-style-name="Standard">
      <style:paragraph-properties fo:margin-left="2.501cm" fo:margin-right="0cm" fo:text-align="start" style:justify-single-word="false" fo:text-indent="0cm" style:auto-text-indent="false"/>
    </style:style>
    <style:style style:name="P34" style:family="paragraph" style:parent-style-name="Standard" style:list-style-name="L13">
      <style:paragraph-properties fo:margin-left="0cm" fo:margin-right="0cm" fo:text-align="start" style:justify-single-word="false" fo:text-indent="0cm" style:auto-text-indent="false"/>
    </style:style>
    <style:style style:name="P35" style:family="paragraph" style:parent-style-name="Standard" style:list-style-name="L13">
      <style:paragraph-properties fo:margin-left="1.251cm" fo:margin-right="0cm" fo:text-align="start" style:justify-single-word="false" fo:text-indent="0cm" style:auto-text-indent="false"/>
    </style:style>
    <style:style style:name="P36" style:family="paragraph" style:parent-style-name="Standard">
      <style:paragraph-properties fo:margin-left="1.251cm" fo:margin-right="0cm" fo:text-align="start" style:justify-single-word="false" fo:text-indent="0cm" style:auto-text-indent="false"/>
    </style:style>
    <style:style style:name="P37" style:family="paragraph" style:parent-style-name="Standard" style:list-style-name="L14">
      <style:paragraph-properties fo:margin-left="0cm" fo:margin-right="0cm" fo:text-align="start" style:justify-single-word="false" fo:text-indent="0cm" style:auto-text-indent="false"/>
    </style:style>
    <style:style style:name="P38" style:family="paragraph" style:parent-style-name="Standard" style:list-style-name="L14">
      <style:paragraph-properties fo:margin-left="2.501cm" fo:margin-right="0cm" fo:text-align="start" style:justify-single-word="false" fo:text-indent="0cm" style:auto-text-indent="false"/>
    </style:style>
    <style:style style:name="P39" style:family="paragraph" style:parent-style-name="Standard" style:list-style-name="L14">
      <style:paragraph-properties fo:margin-left="3.752cm" fo:margin-right="0cm" fo:text-align="start" style:justify-single-word="false" fo:text-indent="0cm" style:auto-text-indent="false"/>
    </style:style>
    <style:style style:name="P40" style:family="paragraph" style:parent-style-name="Standard" style:list-style-name="L14">
      <style:paragraph-properties fo:margin-left="1.251cm" fo:margin-right="0cm" fo:text-align="start" style:justify-single-word="false" fo:text-indent="0cm" style:auto-text-indent="false"/>
    </style:style>
    <style:style style:name="P41" style:family="paragraph" style:parent-style-name="Standard" style:list-style-name="L15">
      <style:paragraph-properties fo:margin-left="0cm" fo:margin-right="0cm" fo:text-align="start" style:justify-single-word="false" fo:text-indent="0cm" style:auto-text-indent="false"/>
    </style:style>
    <style:style style:name="P42" style:family="paragraph" style:parent-style-name="Standard" style:list-style-name="L15">
      <style:paragraph-properties fo:margin-left="1.251cm" fo:margin-right="0cm" fo:text-align="start" style:justify-single-word="false" fo:text-indent="0cm" style:auto-text-indent="false"/>
    </style:style>
    <style:style style:name="P43" style:family="paragraph" style:parent-style-name="Standard" style:list-style-name="L16">
      <style:paragraph-properties fo:margin-left="0cm" fo:margin-right="0cm" fo:text-align="start" style:justify-single-word="false" fo:text-indent="0cm" style:auto-text-indent="false"/>
    </style:style>
    <style:style style:name="P44" style:family="paragraph" style:parent-style-name="Standard" style:list-style-name="L17">
      <style:paragraph-properties fo:margin-left="0cm" fo:margin-right="0cm" fo:text-align="start" style:justify-single-word="false" fo:text-indent="0cm" style:auto-text-indent="false"/>
    </style:style>
    <style:style style:name="P45" style:family="paragraph" style:parent-style-name="Standard" style:list-style-name="L17">
      <style:paragraph-properties fo:margin-left="1.251cm" fo:margin-right="0cm" fo:text-align="start" style:justify-single-word="false" fo:text-indent="0cm" style:auto-text-indent="false"/>
    </style:style>
    <style:style style:name="P46" style:family="paragraph" style:parent-style-name="Standard" style:list-style-name="L18">
      <style:paragraph-properties fo:text-align="start" style:justify-single-word="false"/>
    </style:style>
    <style:style style:name="P47" style:family="paragraph" style:parent-style-name="Standard" style:list-style-name="L18">
      <style:paragraph-properties fo:margin-left="1.251cm" fo:margin-right="0cm" fo:text-align="start" style:justify-single-word="false" fo:text-indent="0cm" style:auto-text-indent="false"/>
    </style:style>
    <style:style style:name="P48" style:family="paragraph" style:parent-style-name="Standard" style:list-style-name="L18">
      <style:paragraph-properties fo:margin-left="0cm" fo:margin-right="0cm" fo:text-align="start" style:justify-single-word="false" fo:text-indent="0cm" style:auto-text-indent="false"/>
    </style:style>
    <style:style style:name="P49" style:family="paragraph" style:parent-style-name="Standard" style:list-style-name="L19">
      <style:paragraph-properties fo:text-align="start" style:justify-single-word="false"/>
    </style:style>
    <style:style style:name="P50" style:family="paragraph" style:parent-style-name="Standard" style:list-style-name="L19">
      <style:paragraph-properties fo:margin-left="0cm" fo:margin-right="0cm" fo:text-align="start" style:justify-single-word="false" fo:text-indent="0cm" style:auto-text-indent="false"/>
    </style:style>
    <style:style style:name="P51" style:family="paragraph" style:parent-style-name="Standard" style:list-style-name="L20">
      <style:paragraph-properties fo:margin-left="0cm" fo:margin-right="0cm" fo:text-align="start" style:justify-single-word="false" fo:text-indent="0cm" style:auto-text-indent="false"/>
    </style:style>
    <style:style style:name="P52" style:family="paragraph" style:parent-style-name="Standard" style:list-style-name="L21">
      <style:paragraph-properties fo:margin-left="0cm" fo:margin-right="0cm" fo:text-align="start" style:justify-single-word="false" fo:text-indent="0cm" style:auto-text-indent="false"/>
    </style:style>
    <style:style style:name="P53" style:family="paragraph" style:parent-style-name="Standard" style:list-style-name="L22">
      <style:paragraph-properties fo:margin-left="0cm" fo:margin-right="0cm" fo:text-align="start" style:justify-single-word="false" fo:text-indent="0cm" style:auto-text-indent="false"/>
    </style:style>
    <style:style style:name="P54" style:family="paragraph" style:parent-style-name="Standard" style:list-style-name="L22">
      <style:paragraph-properties fo:margin-left="1.251cm" fo:margin-right="0cm" fo:text-align="start" style:justify-single-word="false" fo:text-indent="0cm" style:auto-text-indent="false"/>
    </style:style>
    <style:style style:name="P55" style:family="paragraph" style:parent-style-name="Standard" style:list-style-name="L22">
      <style:paragraph-properties fo:margin-left="2.501cm" fo:margin-right="0cm" fo:text-align="start" style:justify-single-word="false" fo:text-indent="0cm" style:auto-text-indent="false"/>
    </style:style>
    <style:style style:name="P56" style:family="paragraph" style:parent-style-name="Standard">
      <style:paragraph-properties fo:margin-left="0cm" fo:margin-right="0cm" fo:text-align="center" style:justify-single-word="false" fo:text-indent="0cm" style:auto-text-indent="false">
        <style:tab-stops>
          <style:tab-stop style:position="10.689cm"/>
        </style:tab-stops>
      </style:paragraph-properties>
    </style:style>
    <style:style style:name="P57" style:family="paragraph" style:parent-style-name="Standard" style:list-style-name="L23">
      <style:paragraph-properties fo:margin-left="0cm" fo:margin-right="0cm" fo:text-align="start" style:justify-single-word="false" fo:text-indent="0cm" style:auto-text-indent="false"/>
    </style:style>
    <style:style style:name="P58" style:family="paragraph" style:parent-style-name="Standard" style:list-style-name="L23">
      <style:paragraph-properties fo:margin-left="1.251cm" fo:margin-right="0cm" fo:text-align="start" style:justify-single-word="false" fo:text-indent="0cm" style:auto-text-indent="false"/>
    </style:style>
    <style:style style:name="P59" style:family="paragraph">
      <style:paragraph-properties fo:text-align="center"/>
    </style:style>
    <style:style style:name="P60" style:family="paragraph" style:parent-style-name="Standard" style:list-style-name="L23">
      <style:paragraph-properties fo:margin-left="2.501cm" fo:margin-right="0cm" fo:text-align="start" style:justify-single-word="false" fo:text-indent="0cm" style:auto-text-indent="false"/>
    </style:style>
    <style:style style:name="P61" style:family="paragraph" style:parent-style-name="Standard" style:list-style-name="L23">
      <style:paragraph-properties fo:margin-left="1.251cm" fo:margin-right="0cm" fo:text-indent="0cm" style:auto-text-indent="false"/>
    </style:style>
    <style:style style:name="P62" style:family="paragraph" style:parent-style-name="Standard" style:list-style-name="L23">
      <style:paragraph-properties fo:margin-left="0cm" fo:margin-right="0cm" fo:text-indent="0cm" style:auto-text-indent="false"/>
    </style:style>
    <style:style style:name="T1" style:family="text">
      <style:text-properties style:text-underline-style="solid" style:text-underline-width="auto" style:text-underline-color="font-color"/>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font-name="Times New Roman" fo:font-weight="bold"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style:text-underline-style="none"/>
    </style:style>
    <style:style style:name="T10" style:family="text">
      <style:text-properties style:font-name="Times New Roman"/>
    </style:style>
    <style:style style:name="T11" style:family="text">
      <style:text-properties style:text-position="33% 58%"/>
    </style:style>
    <style:style style:name="fr1" style:family="graphic" style:parent-style-name="Formula">
      <style:graphic-properties style:vertical-pos="middle" style:vertical-rel="text" style:horizontal-pos="from-left" style:horizontal-rel="paragraph-conten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start-value="1">
          <text:p text:style-name="P1"><text:span text:style-name="T1">Affidabilità</text:span>:</text:p>
        </text:list-item>
        <text:list-item>
          <text:p text:style-name="P2">Inaffidabilità: è la probabilità che il componente si guasti nell'intervallo di tempo 0..t sapendo che per t=0 funzionava correttamente (funzione che parte da 0)</text:p>
        </text:list-item>
        <text:list-item>
          <text:p text:style-name="P2">Affidabilità(RELIABILITY): è la probabilità che il componente non si guasti nell'intervallo 0..t sapendo che per t=0 funzionava (funzione che parte da 1)</text:p>
        </text:list-item>
        <text:list-item>
          <text:p text:style-name="P2">MTBF = MTTF + MTTR = Mean Time Between Failures.</text:p>
        </text:list-item>
        <text:list-item>
          <text:p text:style-name="P2">MTTF = Mean Time To Failure.</text:p>
        </text:list-item>
        <text:list-item>
          <text:p text:style-name="P2">MTTR = Mean Time To Repair.</text:p>
        </text:list-item>
        <text:list-item>
          <text:p text:style-name="P2">Una stima per il MTTR del software è il tempo necessario al suo riavvio.</text:p>
        </text:list-item>
        <text:list-item>
          <text:p text:style-name="P2">A = Availability = <draw:frame draw:style-name="fr1" draw:name="Oggetto50" text:anchor-type="as-char" svg:width="2.889cm" svg:height="0.997cm" draw:z-index="18"><draw:object xlink:href="./Object 50" xlink:type="simple" xlink:show="embed" xlink:actuate="onLoad"/><draw:image xlink:href="./ObjectReplacements/Object 50" xlink:type="simple" xlink:show="embed" xlink:actuate="onLoad"/></draw:frame>è la % di tempo in cui il sistema funziona bene</text:p>
        </text:list-item>
        <text:list-item>
          <text:p text:style-name="P2">R(t) = Reliability =<draw:frame draw:style-name="fr1" draw:name="Oggetto51" text:anchor-type="as-char" svg:width="1.686cm" svg:height="1.078cm" draw:z-index="19"><draw:object xlink:href="./Object 51" xlink:type="simple" xlink:show="embed" xlink:actuate="onLoad"/><draw:image xlink:href="./ObjectReplacements/Object 51" xlink:type="simple" xlink:show="embed" xlink:actuate="onLoad"/></draw:frame>con n(t) elementi in funzione all'istante t e n(0) = n<text:span text:style-name="T2">0</text:span>;</text:p>
          <text:p text:style-name="P2">detti X = istante di guasto dell'elemento; F(t) = P(X &lt; t); R(t) = 1 – F(t):</text:p>
          <text:p text:style-name="P2"><draw:frame draw:style-name="fr1" draw:name="Oggetto52" text:anchor-type="as-char" svg:width="12.063cm" svg:height="2.327cm" draw:z-index="20"><draw:object xlink:href="./Object 52" xlink:type="simple" xlink:show="embed" xlink:actuate="onLoad"/><draw:image xlink:href="./ObjectReplacements/Object 52" xlink:type="simple" xlink:show="embed" xlink:actuate="onLoad"/></draw:frame></text:p>
          <text:p text:style-name="P2">supponendo <draw:frame draw:style-name="fr1" draw:name="Oggetto53" text:anchor-type="as-char" svg:width="9.093cm" svg:height="1.101cm" draw:z-index="21"><draw:object xlink:href="./Object 53" xlink:type="simple" xlink:show="embed" xlink:actuate="onLoad"/><draw:image xlink:href="./ObjectReplacements/Object 53" xlink:type="simple" xlink:show="embed" xlink:actuate="onLoad"/></draw:frame><draw:frame draw:style-name="fr1" draw:name="Oggetto63" text:anchor-type="as-char" svg:width="4.147cm" svg:height="0.575cm" draw:z-index="22"><draw:object xlink:href="./Object 63" xlink:type="simple" xlink:show="embed" xlink:actuate="onLoad"/><draw:image xlink:href="./ObjectReplacements/Object 63" xlink:type="simple" xlink:show="embed" xlink:actuate="onLoad"/></draw:frame>il failure rate è sempre &gt;= di f(t),il F.R non è una densità di probabilità,infatti può essere maggiore di 1</text:p>
          <text:p text:style-name="P2">Se <draw:frame draw:style-name="fr1" draw:name="Oggetto64" text:anchor-type="as-char" svg:width="1.499cm" svg:height="0.519cm" draw:z-index="38"><draw:object xlink:href="./Object 64" xlink:type="simple" xlink:show="embed" xlink:actuate="onLoad"/><draw:image xlink:href="./ObjectReplacements/Object 64" xlink:type="simple" xlink:show="embed" xlink:actuate="onLoad"/></draw:frame><draw:frame draw:style-name="fr1" draw:name="Oggetto65" text:anchor-type="as-char" svg:width="2.887cm" svg:height="0.552cm" draw:z-index="39"><draw:object xlink:href="./Object 65" xlink:type="simple" xlink:show="embed" xlink:actuate="onLoad"/><draw:image xlink:href="./ObjectReplacements/Object 65" xlink:type="simple" xlink:show="embed" xlink:actuate="onLoad"/></draw:frame></text:p>
        </text:list-item>
        <text:list-item>
          <text:p text:style-name="P2"><draw:frame draw:style-name="fr1" draw:name="Oggetto66" text:anchor-type="as-char" svg:width="2.021cm" svg:height="1.05cm" draw:z-index="40"><draw:object xlink:href="./Object 66" xlink:type="simple" xlink:show="embed" xlink:actuate="onLoad"/><draw:image xlink:href="./ObjectReplacements/Object 66" xlink:type="simple" xlink:show="embed" xlink:actuate="onLoad"/></draw:frame> <draw:frame draw:style-name="fr1" draw:name="Oggetto67" text:anchor-type="as-char" svg:width="2cm" svg:height="1.05cm" draw:z-index="41"><draw:object xlink:href="./Object 67" xlink:type="simple" xlink:show="embed" xlink:actuate="onLoad"/><draw:image xlink:href="./ObjectReplacements/Object 67" xlink:type="simple" xlink:show="embed" xlink:actuate="onLoad"/></draw:frame><draw:frame draw:style-name="fr1" draw:name="Oggetto68" text:anchor-type="as-char" svg:width="3.048cm" svg:height="0.519cm" draw:z-index="45"><draw:object xlink:href="./Object 68" xlink:type="simple" xlink:show="embed" xlink:actuate="onLoad"/><draw:image xlink:href="./ObjectReplacements/Object 68" xlink:type="simple" xlink:show="embed" xlink:actuate="onLoad"/></draw:frame></text:p>
        </text:list-item>
        <text:list-item>
          <text:p text:style-name="P2">Affidabilità di un sistema con n comp. in parallelo: <draw:frame draw:style-name="fr1" draw:name="Oggetto54" text:anchor-type="as-char" svg:width="4.411cm" svg:height="1.138cm" draw:z-index="46"><draw:object xlink:href="./Object 54" xlink:type="simple" xlink:show="embed" xlink:actuate="onLoad"/><draw:image xlink:href="./ObjectReplacements/Object 54" xlink:type="simple" xlink:show="embed" xlink:actuate="onLoad"/></draw:frame></text:p>
        </text:list-item>
        <text:list-item>
          <text:p text:style-name="P2">Affidabilità di un sistema con n comp. in serie: <draw:frame draw:style-name="fr1" draw:name="Oggetto55" text:anchor-type="as-char" svg:width="2.992cm" svg:height="1.138cm" draw:z-index="47"><draw:object xlink:href="./Object 55" xlink:type="simple" xlink:show="embed" xlink:actuate="onLoad"/><draw:image xlink:href="./ObjectReplacements/Object 55" xlink:type="simple" xlink:show="embed" xlink:actuate="onLoad"/></draw:frame></text:p>
        </text:list-item>
        <text:list-item>
          <text:p text:style-name="P2"><draw:frame draw:style-name="fr1" draw:name="Oggetto56" text:anchor-type="as-char" svg:width="6.435cm" svg:height="1.529cm" draw:z-index="48"><draw:object xlink:href="./Object 56" xlink:type="simple" xlink:show="embed" xlink:actuate="onLoad"/><draw:image xlink:href="./ObjectReplacements/Object 56" xlink:type="simple" xlink:show="embed" xlink:actuate="onLoad"/></draw:frame>, <draw:frame draw:style-name="fr1" draw:name="Oggetto57" text:anchor-type="as-char" svg:width="7.371cm" svg:height="0.997cm" draw:z-index="51"><draw:object xlink:href="./Object 57" xlink:type="simple" xlink:show="embed" xlink:actuate="onLoad"/><draw:image xlink:href="./ObjectReplacements/Object 57" xlink:type="simple" xlink:show="embed" xlink:actuate="onLoad"/></draw:frame></text:p>
          <text:p text:style-name="P3">CLASSIFICAZIONE GUASTI:</text:p>
        </text:list-item>
        <text:list-item>
          <text:p text:style-name="P4">Componenti elettronici: il failure rate è a vasca da bagno. Primo periodo di mortalità infantile dove il failure rate decresce.Secondo periodo,vita utile,il failure rate è basso e costante.Terzo periodo,usura,il F.R cresce,progressivo indebolimento.</text:p>
        </text:list-item>
        <text:list-item>
          <text:p text:style-name="P4">Componenti meccanici:Primo periodo,mortalità infantile in cui il failure rate decresce ma parte da un valore più basso rispetto ai componenti elettronici.Secondo periodo,vita utile,il F.R parte da un valore basso e aumenta quasi linearmente.Terzo periodo,usura,il F.R cresce velocemente.</text:p>
        </text:list-item>
        <text:list-item>
          <text:p text:style-name="P4">Componenti Software: Esiste sempre la mortalità infantile dove il FR decresce.Non esiste il fenomeno di usura;nella vita utile il FR continua a decrescere ma più lentamente;più a lungo è in grado di operare senza errori,più è probabile che in futuro non manifesti problemi.</text:p>
          <text:p text:style-name="P4"/>
          <text:p text:style-name="P4"/>
        </text:list-item>
      </text:list>
      <text:p text:style-name="P5"/>
      <text:p text:style-name="P5"/>
      <text:p text:style-name="P5"/>
      <text:p text:style-name="P5"/>
      <text:p text:style-name="P5"/>
      <text:list text:style-name="L1">
        <text:list-item text:start-value="1">
          <text:p text:style-name="P4">LIFE TEXT EXPERIMENT</text:p>
        </text:list-item>
        <text:list-item>
          <text:p text:style-name="P4">SENZA RIMPIAZZO,Failure terminated (si sono rotti tutti):</text:p>
          <text:p text:style-name="P4"><draw:frame draw:style-name="fr1" draw:name="Oggetto69" text:anchor-type="as-char" svg:width="2.574cm" svg:height="1.769cm" draw:z-index="72"><draw:object xlink:href="./Object 69" xlink:type="simple" xlink:show="embed" xlink:actuate="onLoad"/><draw:image xlink:href="./ObjectReplacements/Object 69" xlink:type="simple" xlink:show="embed" xlink:actuate="onLoad"/></draw:frame>n0=numero totale componenti</text:p>
        </text:list-item>
        <text:list-item>
          <text:p text:style-name="P4">SENZA RIMPIAZZO,time terminated(termina dopo un tempo <draw:frame draw:style-name="fr1" draw:name="Oggetto72" text:anchor-type="as-char" svg:width="0.489cm" svg:height="0.529cm" draw:z-index="73"><draw:object xlink:href="./Object 72" xlink:type="simple" xlink:show="embed" xlink:actuate="onLoad"/><draw:image xlink:href="./ObjectReplacements/Object 72" xlink:type="simple" xlink:show="embed" xlink:actuate="onLoad"/></draw:frame>):</text:p>
          <text:p text:style-name="P4"><draw:frame draw:style-name="fr1" draw:name="Oggetto70" text:anchor-type="as-char" svg:width="5.096cm" svg:height="1.706cm" draw:z-index="74"><draw:object xlink:href="./Object 70" xlink:type="simple" xlink:show="embed" xlink:actuate="onLoad"/><draw:image xlink:href="./ObjectReplacements/Object 70" xlink:type="simple" xlink:show="embed" xlink:actuate="onLoad"/></draw:frame>m= componenti guaste fino al tempo<draw:frame draw:style-name="fr1" draw:name="Oggetto73" text:anchor-type="as-char" svg:width="0.489cm" svg:height="0.529cm" draw:z-index="75"><draw:object xlink:href="./Object 73" xlink:type="simple" xlink:show="embed" xlink:actuate="onLoad"/><draw:image xlink:href="./ObjectReplacements/Object 73" xlink:type="simple" xlink:show="embed" xlink:actuate="onLoad"/></draw:frame></text:p>
        </text:list-item>
        <text:list-item>
          <text:p text:style-name="P4">RIMPIAZZO,failure term:</text:p>
          <text:p text:style-name="P4"><draw:frame draw:style-name="fr1" draw:name="Oggetto71" text:anchor-type="as-char" svg:width="2.822cm" svg:height="1.06cm" draw:z-index="76"><draw:object xlink:href="./Object 71" xlink:type="simple" xlink:show="embed" xlink:actuate="onLoad"/><draw:image xlink:href="./ObjectReplacements/Object 71" xlink:type="simple" xlink:show="embed" xlink:actuate="onLoad"/></draw:frame>termina dopo che si sono guastate m componenti al tempo <draw:frame draw:style-name="fr1" draw:name="Oggetto74" text:anchor-type="as-char" svg:width="0.545cm" svg:height="0.531cm" draw:z-index="77"><draw:object xlink:href="./Object 74" xlink:type="simple" xlink:show="embed" xlink:actuate="onLoad"/><draw:image xlink:href="./ObjectReplacements/Object 74" xlink:type="simple" xlink:show="embed" xlink:actuate="onLoad"/></draw:frame></text:p>
        </text:list-item>
        <text:list-item>
          <text:p text:style-name="P4">RIMPIAZZO,time term:</text:p>
          <text:p text:style-name="P4"><draw:frame draw:style-name="fr1" draw:name="Oggetto75" text:anchor-type="as-char" svg:width="2.794cm" svg:height="1.06cm" draw:z-index="78"><draw:object xlink:href="./Object 75" xlink:type="simple" xlink:show="embed" xlink:actuate="onLoad"/><draw:image xlink:href="./ObjectReplacements/Object 75" xlink:type="simple" xlink:show="embed" xlink:actuate="onLoad"/></draw:frame><draw:frame draw:style-name="fr1" draw:name="Oggetto76" text:anchor-type="as-char" svg:width="0.489cm" svg:height="0.529cm" draw:z-index="79"><draw:object xlink:href="./Object 76" xlink:type="simple" xlink:show="embed" xlink:actuate="onLoad"/><draw:image xlink:href="./ObjectReplacements/Object 76" xlink:type="simple" xlink:show="embed" xlink:actuate="onLoad"/></draw:frame>è un tempo fissato e in questo intervallo si sono guastate m comp.</text:p>
          <text:p text:style-name="P6">WEB APPLICATION</text:p>
        </text:list-item>
        <text:list-item>
          <text:p text:style-name="P4">MOM(message oriented middleware): consentono di coordinare i diversi elementi della logica applicativa in modo affidabile e flessibile. Un messaggio è una richiesta,una risposta,un evento,asincroni,generati da un applicativo. E' un sistema peer-to-peer; per ricevere ed inviare MSG ci si collega ad un agente che fa da intermediario. </text:p>
          <text:p text:style-name="P4">2 tipi: POINT TO POINT, PUBLISH AND SUBSCRIBE:</text:p>
          <text:p text:style-name="P4">PTP: lavorano come un sistema di code,è simile ad una casella mail.</text:p>
          <text:p text:style-name="P4">PAS: concetto di topic (nodo). I client pubblicano i messaggi su questo nodo e si sottoscrivono ad esso per ricevere quelli inviati da altri (newsgroup).</text:p>
        </text:list-item>
        <text:list-item>
          <text:p text:style-name="P4">JAVABEAN: sono una pubblica API,sono classi java realizzate seguendo uno specifico standard: da la possibilità di aggiungere funzionalità senza dover riscrivere il codice.</text:p>
          <text:p text:style-name="P4">STANDARD: le property determinano le caratteristiche comunque modificabili,<text:span text:style-name="T3">gli eventi</text:span><text:span text:style-name="T4"> vegono usati dai bean per comunicare con altri bean. I bean devono essere </text:span><text:span text:style-name="T3">persistenti</text:span><text:span text:style-name="T4">,cioè si può salvare e ripristinare lo stato corrente; la persistenza è supportata dalla serializzazione. Tutti i </text:span><text:span text:style-name="T3">metodi</text:span><text:span text:style-name="T4"> pubblici vengono esportati.</text:span><text:span text:style-name="T3">L'introspezione</text:span><text:span text:style-name="T4"> è il processo tramite il quale vengono scoperte le caratteristiche del bean: 2 modi,design pattern e metodo che permette la creazione di una classe che implementi BeanInfo.</text:span></text:p>
        </text:list-item>
      </text:list>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Reti di code</text:p>
      <text:list text:style-name="L2">
        <text:list-item>
          <text:p text:style-name="P9"><text:span text:style-name="T5">s</text:span> = <text:span text:style-name="T1">tempo di servizio</text:span>;</text:p>
        </text:list-item>
        <text:list-item>
          <text:p text:style-name="P9"><text:span text:style-name="T5">Tq</text:span> = <text:span text:style-name="T1">tempo di coda</text:span>;</text:p>
        </text:list-item>
        <text:list-item>
          <text:p text:style-name="P9"><text:span text:style-name="T6">λ</text:span><text:span text:style-name="T5"> </text:span>= <text:span text:style-name="T1">frequenza d'arrivo</text:span>;</text:p>
        </text:list-item>
        <text:list-item>
          <text:p text:style-name="P9"><text:span text:style-name="T5">R</text:span> = <text:span text:style-name="T1">tempo di risposta</text:span> = <text:span text:style-name="T5">Tq + s</text:span>;</text:p>
        </text:list-item>
        <text:list-item>
          <text:p text:style-name="P9"><text:span text:style-name="T5">N</text:span> = <text:span text:style-name="T1">numero di utenti nella stazione</text:span> = <text:span text:style-name="T5">Nq + Ns</text:span>, con <text:span text:style-name="T5">Ns</text:span> = 1 nel caso di un solo servente.</text:p>
        </text:list-item>
        <text:list-item>
          <text:p text:style-name="P9">X= throughput </text:p>
        </text:list-item>
        <text:list-item>
          <text:p text:style-name="P9">U= utilizzo,ovvero il tempo in cui il server è impegnato a processare le richiste.</text:p>
        </text:list-item>
        <text:list-item>
          <text:p text:style-name="P9">Q=lunghezza della coda</text:p>
        </text:list-item>
      </text:list>
      <text:p text:style-name="Standard">Si definiscono tre <text:span text:style-name="T7">grandezze di base</text:span>:</text:p>
      <text:list text:style-name="L3">
        <text:list-item>
          <text:p text:style-name="P10"><text:span text:style-name="T5">T</text:span> = <text:span text:style-name="T1">tempo d'osservazione della stazione</text:span> [sec];</text:p>
        </text:list-item>
        <text:list-item>
          <text:p text:style-name="P10"><text:span text:style-name="T5">A</text:span> = <text:span text:style-name="T1">numero di arrivi</text:span> [job];</text:p>
        </text:list-item>
        <text:list-item>
          <text:p text:style-name="P10"><text:span text:style-name="T5">C</text:span> = <text:span text:style-name="T1">numero di completamenti</text:span> [job];</text:p>
        </text:list-item>
      </text:list>
      <text:p text:style-name="Standard">E' chiaro che sarà sempre <draw:frame draw:style-name="fr1" draw:name="Oggetto26" text:anchor-type="as-char" svg:width="2.147cm" svg:height="0.485cm" draw:z-index="24"><draw:object xlink:href="./Object 26" xlink:type="simple" xlink:show="embed" xlink:actuate="onLoad"/><draw:image xlink:href="./ObjectReplacements/Object 26" xlink:type="simple" xlink:show="embed" xlink:actuate="onLoad"/></draw:frame> ed entrambe saranno funzioni monotone non decrescenti.</text:p>
      <text:p text:style-name="Standard">Il <text:span text:style-name="T1">numero di utenti</text:span> del sistema in un dato istante è, intuitivamente: <draw:frame draw:style-name="fr1" draw:name="Oggetto27" text:anchor-type="as-char" svg:width="3.891cm" svg:height="0.485cm" draw:z-index="25"><draw:object xlink:href="./Object 27" xlink:type="simple" xlink:show="embed" xlink:actuate="onLoad"/><draw:image xlink:href="./ObjectReplacements/Object 27" xlink:type="simple" xlink:show="embed" xlink:actuate="onLoad"/></draw:frame>.</text:p>
      <text:p text:style-name="Standard">La f<text:span text:style-name="T1">requenza di arrivo</text:span> sarà: <draw:frame draw:style-name="fr1" draw:name="Oggetto28" text:anchor-type="as-char" svg:width="1.168cm" svg:height="0.998cm" draw:z-index="26"><draw:object xlink:href="./Object 28" xlink:type="simple" xlink:show="embed" xlink:actuate="onLoad"/><draw:image xlink:href="./ObjectReplacements/Object 28" xlink:type="simple" xlink:show="embed" xlink:actuate="onLoad"/></draw:frame>[job/sec]; il <text:span text:style-name="T1">throughput</text:span>: <draw:frame draw:style-name="fr1" draw:name="Oggetto29" text:anchor-type="as-char" svg:width="1.341cm" svg:height="0.997cm" draw:z-index="27"><draw:object xlink:href="./Object 29" xlink:type="simple" xlink:show="embed" xlink:actuate="onLoad"/><draw:image xlink:href="./ObjectReplacements/Object 29" xlink:type="simple" xlink:show="embed" xlink:actuate="onLoad"/></draw:frame> [job/sec].</text:p>
      <text:p text:style-name="Standard">Si definisce la grandezza <text:span text:style-name="T5">U</text:span> = <text:span text:style-name="T1">percentuale d'utilizzo</text:span> = <draw:frame draw:style-name="fr1" draw:name="Oggetto30" text:anchor-type="as-char" svg:width="0.587cm" svg:height="0.997cm" draw:z-index="28"><draw:object xlink:href="./Object 30" xlink:type="simple" xlink:show="embed" xlink:actuate="onLoad"/><draw:image xlink:href="./ObjectReplacements/Object 30" xlink:type="simple" xlink:show="embed" xlink:actuate="onLoad"/></draw:frame> <text:span text:style-name="T1">&lt;</text:span> 1, dove:</text:p>
      <text:p text:style-name="Standard"><draw:frame draw:style-name="fr1" draw:name="Oggetto31" text:anchor-type="as-char" svg:width="1.637cm" svg:height="1.139cm" draw:z-index="29"><draw:object xlink:href="./Object 31" xlink:type="simple" xlink:show="embed" xlink:actuate="onLoad"/><draw:image xlink:href="./ObjectReplacements/Object 31" xlink:type="simple" xlink:show="embed" xlink:actuate="onLoad"/></draw:frame>è detto <text:span text:style-name="T1">busy time</text:span>, con ti tutti gli intervalli di tempo in cui la stazione è occupata.</text:p>
      <text:p text:style-name="P11"><text:span text:style-name="T7">Legge Operazionale</text:span>: <draw:frame draw:style-name="fr1" draw:name="Oggetto32" text:anchor-type="as-char" svg:width="2.669cm" svg:height="0.997cm" draw:z-index="52"><draw:object xlink:href="./Object 32" xlink:type="simple" xlink:show="embed" xlink:actuate="onLoad"/><draw:image xlink:href="./ObjectReplacements/Object 32" xlink:type="simple" xlink:show="embed" xlink:actuate="onLoad"/></draw:frame><draw:frame draw:style-name="fr1" draw:name="Oggetto46" text:anchor-type="as-char" svg:width="1.341cm" svg:height="0.997cm" draw:z-index="56"><draw:object xlink:href="./Object 46" xlink:type="simple" xlink:show="embed" xlink:actuate="onLoad"/><draw:image xlink:href="./ObjectReplacements/Object 46" xlink:type="simple" xlink:show="embed" xlink:actuate="onLoad"/></draw:frame> <draw:frame draw:style-name="fr1" draw:name="Oggetto47" text:anchor-type="as-char" svg:width="1.224cm" svg:height="0.997cm" draw:z-index="57"><draw:object xlink:href="./Object 47" xlink:type="simple" xlink:show="embed" xlink:actuate="onLoad"/><draw:image xlink:href="./ObjectReplacements/Object 47" xlink:type="simple" xlink:show="embed" xlink:actuate="onLoad"/></draw:frame>. s= tempo di servizio</text:p>
      <text:p text:style-name="P11"><text:span text:style-name="T7">Legge di Little</text:span>:</text:p>
      <text:p text:style-name="P11">definiamo <draw:frame draw:style-name="fr1" draw:name="Oggetto36" text:anchor-type="as-char" svg:width="2.088cm" svg:height="0.586cm" draw:z-index="30"><draw:object xlink:href="./Object 36" xlink:type="simple" xlink:show="embed" xlink:actuate="onLoad"/><draw:image xlink:href="./ObjectReplacements/Object 36" xlink:type="simple" xlink:show="embed" xlink:actuate="onLoad"/></draw:frame>, con n numero di utenti presenti nell'intervallo di tempo t<text:span text:style-name="T2">n</text:span>.</text:p>
      <text:p text:style-name="P11">Si deduce innanzitutto che<draw:frame draw:style-name="fr1" draw:name="Oggetto37" text:anchor-type="as-char" svg:width="5.766cm" svg:height="0.997cm" draw:z-index="31"><draw:object xlink:href="./Object 37" xlink:type="simple" xlink:show="embed" xlink:actuate="onLoad"/><draw:image xlink:href="./ObjectReplacements/Object 37" xlink:type="simple" xlink:show="embed" xlink:actuate="onLoad"/></draw:frame> <text:s/>e che <draw:frame draw:style-name="fr1" draw:name="Oggetto38" text:anchor-type="as-char" svg:width="1.355cm" svg:height="0.997cm" draw:z-index="32"><draw:object xlink:href="./Object 38" xlink:type="simple" xlink:show="embed" xlink:actuate="onLoad"/><draw:image xlink:href="./ObjectReplacements/Object 38" xlink:type="simple" xlink:show="embed" xlink:actuate="onLoad"/></draw:frame>da cui:<draw:frame draw:style-name="fr1" draw:name="Oggetto39" text:anchor-type="as-char" svg:width="1.496cm" svg:height="0.467cm" draw:z-index="33"><draw:object xlink:href="./Object 39" xlink:type="simple" xlink:show="embed" xlink:actuate="onLoad"/><draw:image xlink:href="./ObjectReplacements/Object 39" xlink:type="simple" xlink:show="embed" xlink:actuate="onLoad"/></draw:frame>.</text:p>
      <text:p text:style-name="P12"><text:span text:style-name="T1">Legge del bilanciamento del flusso: </text:span><text:span text:style-name="T1"><draw:frame draw:style-name="fr1" draw:name="Oggetto45" text:anchor-type="as-char" svg:width="1.101cm" svg:height="0.519cm" draw:z-index="44"><draw:object xlink:href="./Object 45" xlink:type="simple" xlink:show="embed" xlink:actuate="onLoad"/><draw:image xlink:href="./ObjectReplacements/Object 45" xlink:type="simple" xlink:show="embed" xlink:actuate="onLoad"/></draw:frame></text:span><text:span text:style-name="T8">deriva dal fato che se osserviamo il sistema per un periodo T sufficientemente lungo,il numero dei richieste arrivate e di quelle completate è uguale.</text:span></text:p>
      <text:p text:style-name="P11"><text:span text:style-name="T7">Modello di un impianto informatico</text:span>.</text:p>
      <text:p text:style-name="P11">Per parlare di un impianto informatico ci resta ancora la componente umana:</text:p>
      <text:p text:style-name="P11">si definisce <text:span text:style-name="T5">Z</text:span> = <text:span text:style-name="T1">think time</text:span> il tempo medio per pensare di un essere umano.</text:p>
      <text:p text:style-name="P11">L'utente è visto come una stazione ad infiniti servitori perchè introduce un ritardo ma non un tempo di coda perchè aspetta la risposta del servente.</text:p>
      <text:p text:style-name="P11">Legge di Little per sistemi con utenti interattivi: <draw:frame draw:style-name="fr1" draw:name="Oggetto40" text:anchor-type="as-char" svg:width="1.93cm" svg:height="0.998cm" draw:z-index="34"><draw:object xlink:href="./Object 40" xlink:type="simple" xlink:show="embed" xlink:actuate="onLoad"/><draw:image xlink:href="./ObjectReplacements/Object 40" xlink:type="simple" xlink:show="embed" xlink:actuate="onLoad"/></draw:frame></text:p>
      <text:p text:style-name="P11">Distinguiamo inoltre tra <text:span text:style-name="T1">modello aperto</text:span>, in cui è noto N, e <text:span text:style-name="T1">modello chiuso</text:span>, in cui N è variabile.</text:p>
      <text:p text:style-name="P11">Calcolo tempi di risposta: <draw:frame draw:style-name="fr1" draw:name="Oggetto33" text:anchor-type="as-char" svg:width="2.208cm" svg:height="0.529cm" draw:z-index="53"><draw:object xlink:href="./Object 35" xlink:type="simple" xlink:show="embed" xlink:actuate="onLoad"/><draw:image xlink:href="./ObjectReplacements/Object 35" xlink:type="simple" xlink:show="embed" xlink:actuate="onLoad"/></draw:frame>,W è il tempo speso ad aspettare che vengano servite tutte le richeste in coda <draw:frame draw:style-name="fr1" draw:name="Oggetto34" text:anchor-type="as-char" svg:width="5.355cm" svg:height="0.542cm" draw:z-index="54"><draw:object xlink:href="./Object 48" xlink:type="simple" xlink:show="embed" xlink:actuate="onLoad"/><draw:image xlink:href="./ObjectReplacements/Object 48" xlink:type="simple" xlink:show="embed" xlink:actuate="onLoad"/></draw:frame><draw:frame draw:style-name="fr1" draw:name="Oggetto35" text:anchor-type="as-char" svg:width="4.279cm" svg:height="1.134cm" draw:z-index="55"><draw:object xlink:href="./Object 49" xlink:type="simple" xlink:show="embed" xlink:actuate="onLoad"/><draw:image xlink:href="./ObjectReplacements/Object 49" xlink:type="simple" xlink:show="embed" xlink:actuate="onLoad"/></draw:frame> <text:s/></text:p>
      <text:p text:style-name="P11">Calcolo lunghezza coda: <draw:frame draw:style-name="fr1" draw:name="Oggetto48" text:anchor-type="as-char" svg:width="5.011cm" svg:height="1.134cm" draw:z-index="49"><draw:object xlink:href="./Object 33" xlink:type="simple" xlink:show="embed" xlink:actuate="onLoad"/><draw:image xlink:href="./ObjectReplacements/Object 33" xlink:type="simple" xlink:show="embed" xlink:actuate="onLoad"/></draw:frame> <draw:frame draw:style-name="fr1" draw:name="Oggetto49" text:anchor-type="as-char" svg:width="3.972cm" svg:height="1.124cm" draw:z-index="50"><draw:object xlink:href="./Object 34" xlink:type="simple" xlink:show="embed" xlink:actuate="onLoad"/><draw:image xlink:href="./ObjectReplacements/Object 34" xlink:type="simple" xlink:show="embed" xlink:actuate="onLoad"/></draw:frame></text:p>
      <text:p text:style-name="P11"><text:span text:style-name="T7">Legge del flusso forzato</text:span>.</text:p>
      <text:p text:style-name="P11">In modelli complessi, anche un servente è a sua volta utilizzatore di una risorsa.</text:p>
      <text:p text:style-name="P11">Di conseguenza un suo job richiederà un numero medio di operazioni.</text:p>
      <text:p text:style-name="P11">Definito <draw:frame draw:style-name="fr1" draw:name="Oggetto41" text:anchor-type="as-char" svg:width="0.591cm" svg:height="0.529cm" draw:z-index="35"><draw:object xlink:href="./Object 41" xlink:type="simple" xlink:show="embed" xlink:actuate="onLoad"/><draw:image xlink:href="./ObjectReplacements/Object 41" xlink:type="simple" xlink:show="embed" xlink:actuate="onLoad"/></draw:frame> = numero di operazioni eseguite per compiere un numero <draw:frame draw:style-name="fr1" draw:name="Oggetto42" text:anchor-type="as-char" svg:width="0.651cm" svg:height="0.529cm" draw:z-index="36"><draw:object xlink:href="./Object 42" xlink:type="simple" xlink:show="embed" xlink:actuate="onLoad"/><draw:image xlink:href="./ObjectReplacements/Object 42" xlink:type="simple" xlink:show="embed" xlink:actuate="onLoad"/></draw:frame> di job, chiamiamo <draw:frame draw:style-name="fr1" draw:name="Oggetto43" text:anchor-type="as-char" svg:width="11.157cm" svg:height="1.124cm" draw:z-index="37"><draw:object xlink:href="./Object 43" xlink:type="simple" xlink:show="embed" xlink:actuate="onLoad"/><draw:image xlink:href="./ObjectReplacements/Object 43" xlink:type="simple" xlink:show="embed" xlink:actuate="onLoad"/></draw:frame> e</text:p>
      <text:p text:style-name="P11"><draw:frame draw:style-name="fr1" draw:name="Oggetto44" text:anchor-type="as-char" svg:width="8.802cm" svg:height="0.531cm" draw:z-index="42"><draw:object xlink:href="./Object 44" xlink:type="simple" xlink:show="embed" xlink:actuate="onLoad"/><draw:image xlink:href="./ObjectReplacements/Object 44" xlink:type="simple" xlink:show="embed" xlink:actuate="onLoad"/></draw:frame>U= X D ; D=domanda di servizio,</text:p>
      <text:p text:style-name="P11"><text:s/>Q= X V R <text:s/>; N= X V R </text:p>
      <text:p text:style-name="P8"><draw:frame draw:style-name="fr1" draw:name="Oggetto25" text:anchor-type="as-char" svg:width="4.477cm" svg:height="1.124cm" draw:z-index="43"><draw:object xlink:href="./Object 25" xlink:type="simple" xlink:show="embed" xlink:actuate="onLoad"/><draw:image xlink:href="./ObjectReplacements/Object 25"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ischi RAID (storage: high performance high reliability)</text:p>
      <text:list text:style-name="L4">
        <text:list-item>
          <text:p text:style-name="P13"><text:span text:style-name="T1">Caratteristiche generali</text:span>:</text:p>
          <text:p text:style-name="P13">La potenza di calcolo (CPU) e il tasso di velocità della rete crescono molto più rapidamente nel tempo del tasso di trasferimento e del tempo di ricerca dei dischi.</text:p>
          <text:p text:style-name="P13">I tassi di crescita diversi possono dare luogo a due problemi:</text:p>
        </text:list-item>
        <text:list-item>
          <text:p text:style-name="P14">diminuisce la densità di accessi (se la capacità cresce più rapidamente dei tempo d'accesso);</text:p>
        </text:list-item>
        <text:list-item>
          <text:p text:style-name="P14">starvation: non completo utilizzo della CPU.</text:p>
          <text:p text:style-name="P15">Si basano sul fatto che le memorie veloci sono più costose e devo dunque essere più piccole.</text:p>
          <text:p text:style-name="P15">I parametri di misura sono:</text:p>
        </text:list-item>
        <text:list-item>
          <text:p text:style-name="P14"><text:span text:style-name="T1">tempo</text:span> di accesso al dato (fissato dal costruttore);</text:p>
        </text:list-item>
        <text:list-item>
          <text:p text:style-name="P14"><text:span text:style-name="T1">miss rate</text:span> m(i) (dipende dalla dimensione della memoria e dall'applicazione, dato negli es.);</text:p>
        </text:list-item>
        <text:list-item>
          <text:p text:style-name="P14">p(i), <text:span text:style-name="T1">probabilità di accesso al livello</text:span> i, equivalente a: p(i) = p(i-1)*m(i-1);</text:p>
        </text:list-item>
        <text:list-item>
          <text:p text:style-name="P14"><text:span text:style-name="T1">tempo medio di accesso al livello</text:span> i: p(i)*t(i);</text:p>
        </text:list-item>
        <text:list-item>
          <text:p text:style-name="P14"><text:span text:style-name="T7">tempo medio di accesso al dato</text:span>: <draw:frame draw:style-name="fr1" draw:name="Oggetto15" text:anchor-type="as-char" svg:width="3.258cm" svg:height="1.139cm" draw:z-index="23"><draw:object xlink:href="./Object 15" xlink:type="simple" xlink:show="embed" xlink:actuate="onLoad"/><draw:image xlink:href="./ObjectReplacements/Object 15" xlink:type="simple" xlink:show="embed" xlink:actuate="onLoad"/></draw:frame>chiaramente calcolato dalla CPU a dove è situato il dato.</text:p>
          <text:p text:style-name="P15">Un disco magnetico è composto da più disci fisici (piatti) ognuno dei quali è letto da una testina governata da un braccio meccanico.</text:p>
          <text:p text:style-name="P15">I dati sono memorizzati su più tracce per ogni piatto a loro volta suddivise in settori (unità elementare di lettura/scrittura) tipicamente da 512 byte.</text:p>
          <text:p text:style-name="P15">Più la velocità di rotazione dei dischi è alta (tra i 7200 e 15000 rpm) più il tranfert rate e il seek time crescono.</text:p>
          <text:p text:style-name="P15">Il modello di comunicazione tra periferiche e processore è ancora quello degli anni '70 basato sul concetto di bus che al giorno d'oggi si sono però specializzati ed adattati alle molteplici esigenze:</text:p>
        </text:list-item>
        <text:list-item>
          <text:p text:style-name="P14">tipi: CPU – Memoria; I/O; backplane;</text:p>
        </text:list-item>
        <text:list-item>
          <text:p text:style-name="P14">comunicazione: sincrona (tra memorie e cpu); asincrona (basato sugli interrupt);</text:p>
        </text:list-item>
        <text:list-item>
          <text:p text:style-name="P14">traferimento: seriale; parallelo.</text:p>
        </text:list-item>
      </text:list>
      <text:list text:style-name="L4">
        <text:list-item text:start-value="1">
          <text:p text:style-name="P15"><text:span text:style-name="T1">Le prestazioni</text:span>:</text:p>
          <text:p text:style-name="P15">Si definisce un <text:span text:style-name="T1">tempo di servizio</text:span> come il tempo che si impiega a recuperare il dato richiesto:</text:p>
          <text:p text:style-name="P15">S<text:span text:style-name="T2">disk</text:span> = seek_time + rotation_latency + data_transfert_time + overhead_controller</text:p>
        </text:list-item>
        <text:list-item>
          <text:p text:style-name="P14">seek_time: posizionamento delle testine (dato);</text:p>
        </text:list-item>
        <text:list-item>
          <text:p text:style-name="P14">rotation_latency: tempo richiesto affinchè il settore passi sotto le testine (½ giro);</text:p>
        </text:list-item>
        <text:list-item>
          <text:p text:style-name="P14">data_transfert_time: tempo di trasferimento del dato;</text:p>
        </text:list-item>
        <text:list-item>
          <text:p text:style-name="P14">overhead_controller: gestione di traferimento dati dal buffer.</text:p>
          <text:p text:style-name="P15">Si definisce un <text:span text:style-name="T1">tempo di risposta</text:span> come il tempo che si impiega a recuperare il dato richiesto considerando il tempo di attesa dato dalla coda nel disco:</text:p>
          <text:p text:style-name="P15">r = S<text:span text:style-name="T2">disk</text:span> + T<text:span text:style-name="T2">attesa</text:span>.</text:p>
        </text:list-item>
        <text:list-item>
          <text:p text:style-name="P15"><text:span text:style-name="T1">Tecniche per migliorare le prestazioni di I/O</text:span>:</text:p>
          <text:p text:style-name="P15">Le prestazioni si misurano tramite due parametri: <text:span text:style-name="T1">response time</text:span> e <text:span text:style-name="T1">throughput</text:span>.</text:p>
        </text:list-item>
        <text:list-item>
          <text:p text:style-name="P14"><text:span text:style-name="T1">Read caching</text:span>: consiste nel tenere in una memoria più veloce i dati LRU.</text:p>
          <text:p text:style-name="P14">Non porta benefici rilevanti se la chache supera il 4% della memoria.</text:p>
        </text:list-item>
        <text:list-item>
          <text:p text:style-name="P14"><text:span text:style-name="T1">Prefetching</text:span>: consiste nel prevedere e a caricare precedentemente i dati necessari.</text:p>
          <text:p text:style-name="P14">Sono importanti: accuratezza della previsione; costo; tempestività.</text:p>
          <text:p text:style-name="P14"><text:span text:style-name="T1">Large Fetch Unit</text:span>: vengono caricati dei blocchi precedenti e successivi a quello richiesto. Il problema è che si crea un response time penality, cioè il tempo di prefetching può ostacolare degli accessi utili.</text:p>
          <text:p text:style-name="P14">Si possono leggere comunque un certo numero di blocchi successivi (Read Ahead), oppure leggere solo se il disco non ha richieste (Preemptible Read Ahead): la soluzione migliore è una combinazione dei due approcci.</text:p>
        </text:list-item>
      </text:list>
      <text:p text:style-name="P7"/>
      <text:p text:style-name="P7"/>
      <text:list text:style-name="L4">
        <text:list-item text:start-value="1">
          <text:p text:style-name="P14"><text:span text:style-name="T1">Write Buffering</text:span>: consiste nel mantenere i blocchi scritti in memoria prima di fare un destaging sulla memoria permanente. Per evitare perdita di dati la memoria dev'essere non volatile oppure trasferita su disco periodicamente.</text:p>
          <text:p text:style-name="P14">Il processo di destage inizia quando il numero di blocchi modificati è superiore alla soglia di high mark (0.8) e finisce quando si scende sotto il limite low mark (0.2).</text:p>
          <text:p text:style-name="P14">Il blocco scritto meno di recente viene scaricato (LRW) oppure</text:p>
          <text:p text:style-name="P14">è selezionata per il destage la traccia con più blocchi modificati.</text:p>
        </text:list-item>
      </text:list>
      <text:list text:style-name="L4">
        <text:list-item text:start-value="1">
          <text:p text:style-name="P15"><text:span text:style-name="T1">I dischi RAID</text:span><text:span text:style-name="T9"> (Redundant Arrays of Indipendent Disks)</text:span>:</text:p>
          <text:p text:style-name="P15"><text:span text:style-name="T1">Striping</text:span>: dati distribuiti in maniera trasparente all'utente su due dischi attraverso un algoritmo ciclico (round robin) per aumentare le performance.Grazie al parallelismo si riduce il tempo di coda e aumenta il trafert rate.E' detta unità di stripe la quantità di dati che vengono scritti su un solo disco.</text:p>
          <text:p text:style-name="P15"><text:span text:style-name="T1">Ridondanza</text:span>:</text:p>
          <text:p text:style-name="P15">cresce la probabilità di guasto =&gt; scrittura d'informazioni ridondanti =&gt; lentezza delle write.</text:p>
          <text:p text:style-name="P15">Quasi tutti i raid possono essere calssificati in base a:</text:p>
        </text:list-item>
        <text:list-item>
          <text:p text:style-name="P14">Granularità di interleaving dei dati (unità di stripe):</text:p>
        </text:list-item>
        <text:list-item>
          <text:p text:style-name="P16">fine grained: piccole unità.</text:p>
          <text:p text:style-name="P16">aumentano il trasfert rate ma si perde tempo in posizionamento.</text:p>
        </text:list-item>
        <text:list-item>
          <text:p text:style-name="P16">coarse grained: unità relativamente grandi. Richieste piccole possono essere eseguite concorrentemente, quelle grandi usano più dischi.</text:p>
        </text:list-item>
        <text:list-item>
          <text:p text:style-name="P14">Tipologia di ridondanza: su tutti i dischi o solo su alcuni?</text:p>
        </text:list-item>
      </text:list>
      <text:list text:style-name="L4">
        <text:list-item text:start-value="1">
          <text:p text:style-name="P15"><text:span text:style-name="T1">Tipologie di RAID</text:span>:</text:p>
        </text:list-item>
        <text:list-item>
          <text:p text:style-name="P14">Level 0: striping, non c'è ridondanza.Massime prestazioni, costi minimi, scarsa affidabilità.</text:p>
        </text:list-item>
        <text:list-item>
          <text:p text:style-name="P14">Level 1: mirroring.Alte prestazioni, costi elevati.</text:p>
        </text:list-item>
        <text:list-item>
          <text:p text:style-name="P14">Level 0+1: prima striping, poi mirroring.</text:p>
        </text:list-item>
        <text:list-item>
          <text:p text:style-name="P14">Level 1+0: prima mirroring, poi striping.</text:p>
        </text:list-item>
        <text:list-item>
          <text:p text:style-name="P14">Level 2: bit interleaved parity (ma non usato perchè si basa su un'ipotesi sbagliata).</text:p>
          <text:p text:style-name="P14">Non si conosce qual'è il dato errato. Dischi ridondanti proporzionali al log dei dischi.</text:p>
        </text:list-item>
        <text:list-item>
          <text:p text:style-name="P14">Level 3: byte interleaved parity.</text:p>
          <text:p text:style-name="P14">Si conosce dov'è il guasto. Un solo disco dedicato alla parità, più dischi per i dati.</text:p>
        </text:list-item>
        <text:list-item>
          <text:p text:style-name="P14">Level 4: block interleaved parity.</text:p>
          <text:p text:style-name="P14">Come il livello 3 ma i dati sono gestiti a blocchi, non a byte.</text:p>
          <text:p text:style-name="P14">Si possono usare gli hot spares (dischi sostituibili a caldo).</text:p>
        </text:list-item>
        <text:list-item>
          <text:p text:style-name="P14">Level 5: block interleaver distributed parity.</text:p>
          <text:p text:style-name="P14">Massime prestazioni/affidabilità con minimi costi.</text:p>
          <text:p text:style-name="P14">I blocchi di parità sono distribuiti (no bottle neck) dunque c'è load balancing.</text:p>
        </text:list-item>
        <text:list-item>
          <text:p text:style-name="P14">Level 6:</text:p>
          <text:p text:style-name="P14">Estende Level 5 offrendo più tolleranza all'errore.</text:p>
          <text:p text:style-name="P14">Ci sono due sistemi di parità distribuiti (il che peggiora la scrittura).</text:p>
        </text:list-item>
      </text:list>
      <text:p text:style-name="P7">Misure dei guasti di un disco:</text:p>
      <text:list text:style-name="L5">
        <text:list-item>
          <text:p text:style-name="P17">RAID 0: </text:p>
          <text:p text:style-name="P17"><draw:frame draw:style-name="fr1" draw:name="Oggetto58" text:anchor-type="as-char" svg:width="3.191cm" svg:height="1.06cm" draw:z-index="58"><draw:object xlink:href="./Object 58" xlink:type="simple" xlink:show="embed" xlink:actuate="onLoad"/><draw:image xlink:href="./ObjectReplacements/Object 58" xlink:type="simple" xlink:show="embed" xlink:actuate="onLoad"/></draw:frame> MTTF=MTTDL; <draw:frame draw:style-name="fr1" draw:name="Oggetto60" text:anchor-type="as-char" svg:width="5.867cm" svg:height="1.05cm" draw:z-index="59"><draw:object xlink:href="./Object 60" xlink:type="simple" xlink:show="embed" xlink:actuate="onLoad"/><draw:image xlink:href="./ObjectReplacements/Object 60" xlink:type="simple" xlink:show="embed" xlink:actuate="onLoad"/></draw:frame></text:p>
        </text:list-item>
      </text:list>
      <text:list text:style-name="L1">
        <text:list-item text:start-value="1">
          <text:p text:style-name="P1">RAID 1:</text:p>
          <text:p text:style-name="P1">P[array RAID 1° guasto]=P[1°guasto] P[2°guasto&lt;MTTR] <draw:frame draw:style-name="fr1" draw:name="Oggetto59" text:anchor-type="as-char" svg:width="4.246cm" svg:height="1.074cm" draw:z-index="60"><draw:object xlink:href="./Object 59" xlink:type="simple" xlink:show="embed" xlink:actuate="onLoad"/><draw:image xlink:href="./ObjectReplacements/Object 59" xlink:type="simple" xlink:show="embed" xlink:actuate="onLoad"/></draw:frame></text:p>
        </text:list-item>
      </text:list>
      <text:p text:style-name="P18"/>
      <text:list text:style-name="L1">
        <text:list-item text:start-value="1">
          <text:p text:style-name="P1">RAID 1+0:</text:p>
          <text:p text:style-name="P1">P[1°guasto]=<draw:frame draw:style-name="fr1" draw:name="Oggetto61" text:anchor-type="as-char" svg:width="2.651cm" svg:height="0.997cm" draw:z-index="61"><draw:object xlink:href="./Object 61" xlink:type="simple" xlink:show="embed" xlink:actuate="onLoad"/><draw:image xlink:href="./ObjectReplacements/Object 61" xlink:type="simple" xlink:show="embed" xlink:actuate="onLoad"/></draw:frame>P[2°guasto stesso mirror&lt;MTTR]= <draw:frame draw:style-name="fr1" draw:name="Oggetto62" text:anchor-type="as-char" svg:width="2.57cm" svg:height="0.997cm" draw:z-index="69"><draw:object xlink:href="./Object 62" xlink:type="simple" xlink:show="embed" xlink:actuate="onLoad"/><draw:image xlink:href="./ObjectReplacements/Object 62" xlink:type="simple" xlink:show="embed" xlink:actuate="onLoad"/></draw:frame></text:p>
          <text:p text:style-name="P1">P[1°guasto] P[2guasto&lt;MTTR]= <draw:frame draw:style-name="fr1" draw:name="Oggetto16" text:anchor-type="as-char" svg:width="2.148cm" svg:height="1.074cm" draw:z-index="70"><draw:object xlink:href="./Object 16" xlink:type="simple" xlink:show="embed" xlink:actuate="onLoad"/><draw:image xlink:href="./ObjectReplacements/Object 16" xlink:type="simple" xlink:show="embed" xlink:actuate="onLoad"/></draw:frame>-&gt; <draw:frame draw:style-name="fr1" draw:name="Oggetto17" text:anchor-type="as-char" svg:width="4.972cm" svg:height="1.078cm" draw:z-index="71"><draw:object xlink:href="./Object 17" xlink:type="simple" xlink:show="embed" xlink:actuate="onLoad"/><draw:image xlink:href="./ObjectReplacements/Object 17" xlink:type="simple" xlink:show="embed" xlink:actuate="onLoad"/></draw:frame></text:p>
        </text:list-item>
        <text:list-item>
          <text:p text:style-name="P1">RAID 0+1:</text:p>
          <text:p text:style-name="P1">P[1°guasto]= <draw:frame draw:style-name="fr1" draw:name="Oggetto18" text:anchor-type="as-char" svg:width="1.72cm" svg:height="1.06cm" draw:z-index="62"><draw:object xlink:href="./Object 18" xlink:type="simple" xlink:show="embed" xlink:actuate="onLoad"/><draw:image xlink:href="./ObjectReplacements/Object 18" xlink:type="simple" xlink:show="embed" xlink:actuate="onLoad"/></draw:frame> <text:s/>P[2°guasto nel mirror rimanente&lt;MTTR]=<draw:frame draw:style-name="fr1" draw:name="Oggetto19" text:anchor-type="as-char" svg:width="3.254cm" svg:height="1.06cm" draw:z-index="63"><draw:object xlink:href="./Object 19" xlink:type="simple" xlink:show="embed" xlink:actuate="onLoad"/><draw:image xlink:href="./ObjectReplacements/Object 19" xlink:type="simple" xlink:show="embed" xlink:actuate="onLoad"/></draw:frame></text:p>
          <text:p text:style-name="P1"/>
        </text:list-item>
      </text:list>
      <text:p text:style-name="P7"><draw:frame draw:style-name="fr1" draw:name="Oggetto20" text:anchor-type="as-char" svg:width="5.368cm" svg:height="1.134cm" draw:z-index="64"><draw:object xlink:href="./Object 20" xlink:type="simple" xlink:show="embed" xlink:actuate="onLoad"/><draw:image xlink:href="./ObjectReplacements/Object 20" xlink:type="simple" xlink:show="embed" xlink:actuate="onLoad"/></draw:frame></text:p>
      <text:list text:style-name="L6">
        <text:list-item>
          <text:p text:style-name="P19">RAID 5</text:p>
          <text:p text:style-name="P19">M= # dischi <text:s text:c="2"/>G=#gruppi <text:s/>N=# dischi per gruppo =M/G</text:p>
          <text:p text:style-name="P19">P[1gruppo guasto]=P[1°disco guasto] P[2°disco guasto&lt;MTTR]= <draw:frame draw:style-name="fr1" draw:name="Oggetto21" text:anchor-type="as-char" svg:width="3.253cm" svg:height="1.12cm" draw:z-index="65"><draw:object xlink:href="./Object 21" xlink:type="simple" xlink:show="embed" xlink:actuate="onLoad"/><draw:image xlink:href="./ObjectReplacements/Object 21" xlink:type="simple" xlink:show="embed" xlink:actuate="onLoad"/></draw:frame></text:p>
          <text:p text:style-name="P19">P[array 5+0]=P[1° gruppo guasto] G= <draw:frame draw:style-name="fr1" draw:name="Oggetto22" text:anchor-type="as-char" svg:width="3.628cm" svg:height="1.122cm" draw:z-index="66"><draw:object xlink:href="./Object 22" xlink:type="simple" xlink:show="embed" xlink:actuate="onLoad"/><draw:image xlink:href="./ObjectReplacements/Object 22" xlink:type="simple" xlink:show="embed" xlink:actuate="onLoad"/></draw:frame></text:p>
          <text:p text:style-name="P19"><draw:frame draw:style-name="fr1" draw:name="Oggetto23" text:anchor-type="as-char" svg:width="6.451cm" svg:height="1.074cm" draw:z-index="67"><draw:object xlink:href="./Object 23" xlink:type="simple" xlink:show="embed" xlink:actuate="onLoad"/><draw:image xlink:href="./ObjectReplacements/Object 23" xlink:type="simple" xlink:show="embed" xlink:actuate="onLoad"/></draw:frame></text:p>
        </text:list-item>
        <text:list-item>
          <text:p text:style-name="P19">RAID 6</text:p>
          <text:p text:style-name="P19"><draw:frame draw:style-name="fr1" draw:name="Oggetto24" text:anchor-type="as-char" svg:width="7.586cm" svg:height="1.134cm" draw:z-index="68"><draw:object xlink:href="./Object 24" xlink:type="simple" xlink:show="embed" xlink:actuate="onLoad"/><draw:image xlink:href="./ObjectReplacements/Object 24" xlink:type="simple" xlink:show="embed" xlink:actuate="onLoad"/></draw:frame></text:p>
        </text:list-item>
      </text:list>
      <text:p text:style-name="P7"><text:tab/><text:tab/><text:tab/><text:tab/>Sistemi di Storage</text:p>
      <text:list text:style-name="L7">
        <text:list-item text:start-value="1">
          <text:p text:style-name="P20"><text:span text:style-name="T1">Direct Attached Storage</text:span> (DAS):</text:p>
          <text:p text:style-name="P20">Su di un unico host l'applicazione che lavora con la granularità del file si interfaccia col SO (file system, volume manager e poi storage driver) che accede tramite controller con la granularità del blocco alla periferica di storage.</text:p>
          <text:p text:style-name="P20">La scalabilità di quest'architettura è scarsa perchè posso collegare più host attraverso una LAN ma questi host hanno un costo superiore alla singola unità di storage e tra l'altro possono creare problemi in caso di sistemi eterogenei.</text:p>
        </text:list-item>
      </text:list>
      <text:list text:style-name="L7">
        <text:list-item text:start-value="1">
          <text:p text:style-name="P20"><text:span text:style-name="T1">Network Attached Storage</text:span> (NAS):</text:p>
          <text:p text:style-name="P20">L'host su cui risiede l'applicazione richiede il file al SO che indirizza la richiesta al NAS server (attraverso network file protocol, TCP/IP stack e NIC driver) sulla NIC.</text:p>
          <text:p text:style-name="P20">La richiesta arriva al NAS server che in quanto tale conosce il protocollo di rete e recupera, come se fosse un DAS, il file richiesto.</text:p>
          <text:p text:style-name="P20">Il NAS file access handler si occupa ricevere le richieste dei files e inoltrarle al richiedente.</text:p>
          <text:p text:style-name="P20">La scalabilità di quest'architettura è elevata perchè ogni aggiunta non perturba i sistemi. Può inoltre crescere lungo due dimensioni: aggiungendo periferiche di storage al NAS oppure aggiungendo ulteriori NAS.L'applicazione esegue una richiesta di I/O -&gt; File system-&gt; NFS-&gt; TCP/IP-&gt;Driver scheda rete-&gt;ethernet-&gt;NAS-&gt;File system-&gt; volume manager-&gt; storage driver-&gt;controller disco</text:p>
        </text:list-item>
      </text:list>
      <text:list text:style-name="L7">
        <text:list-item text:start-value="1">
          <text:p text:style-name="P20"><text:span text:style-name="T1">Storage Area Network</text:span> (SAN):</text:p>
          <text:p text:style-name="P20">L'idea è quella di avere una rete dedicata all'accesso di periferiche di storage.</text:p>
          <text:p text:style-name="P20">La soluzione <text:span text:style-name="T1">SAN attached</text:span> prevede che ogni host su cui risiede l'applicazione supporti il protocollo SAN (tipicamente Fiber Channel stack), abbia un driver per l'interfaccia e l'interfaccia stessa. Il server SAN è dotato di interfaccia, driver e supporto al protocollo che indirizza direttamente la richiesta alla periferica di storage.</text:p>
          <text:p text:style-name="P20">La differenza col NAS è che in questo caso il trasferimento dati avviene tramite rete dedicata che supporta il trasferimento di singoli blocchi di I/O e non tramite TCP/IP che è un protocollo di rete generico non ottimizzato.Questa soluzione è però molto costosa, motivo per cui sono state introdotte le architetture <text:span text:style-name="T1">SAN + NAS head</text:span>: gli host si interfacciano tramite rete ethernet al NAS server, l'unico ad avere l'interfaccia dedicata per accedere alla SAN e i software necessari per gestirla.Questa soluzione è chiaramente meno performante ma sicuramente più economica.</text:p>
        </text:list-item>
      </text:list>
      <text:p text:style-name="P5"/>
      <text:p text:style-name="P5"/>
      <text:p text:style-name="P5"/>
      <text:p text:style-name="P5"/>
      <text:list text:style-name="L7">
        <text:list-item text:start-value="1">
          <text:p text:style-name="P20"><text:span text:style-name="T1">Protocollo Fiber Channel</text:span>:</text:p>
          <text:p text:style-name="P20">Il protocollo TCP/IP su interfaccia ethernet non è adatto allo scambio di grandi moli di dati:</text:p>
        </text:list-item>
        <text:list-item>
          <text:p text:style-name="P21">gestione del frame ethernet (più è grande, più overhead sulla rete);</text:p>
        </text:list-item>
        <text:list-item>
          <text:p text:style-name="P21">dimensione del frame ethernet (più piccoli, più overhead sulla CPU);</text:p>
        </text:list-item>
        <text:list-item>
          <text:p text:style-name="P21">routing dei pacchetti IP (overhead sugli apparati di rete).</text:p>
          <text:p text:style-name="P20">è necessario definire un protocollo dedicato agli Storage Network che unisce i benefici del bus locale (veloce e semplice), con quelli dei protocolli di rete (flessibilità, orientato al pacchetto): full-duplex 1600Mbps, 10km di raggio, componenti standard.</text:p>
          <text:p text:style-name="P20">Architettura:<text:tab/>Applicazione;<text:tab/>UPPER LAYER {Mapping; Common service};<text:tab/>PHYSICAL LAYER {<text:span text:style-name="T1">Framing protocol</text:span>; <text:span text:style-name="T1">Transmission protocol</text:span>; Physical}.</text:p>
        </text:list-item>
      </text:list>
      <text:list text:style-name="L8">
        <text:list-header>
          <text:p text:style-name="P22">Tipicamente ci si appoggia alla fibra ottica (1Km/5<text:span text:style-name="T10">μ</text:span>s) per sfruttare appieno le potenzialità del protocollo.La differenza fondamentale sta nel fatto che frammentazione e trasmissione (routing) sono fatti a livello molto basso (firmware) e sono dunque più veloci.Elementi: viene detto Fabric l'apparato che si occupa di routing, switching e buffering.Vantaggi: prestazioni, affidabilità.Svantaggi: non diffuso come ethernet, costoso.</text:p>
        </text:list-header>
      </text:list>
      <text:list text:style-name="L9">
        <text:list-item text:start-value="1">
          <text:p text:style-name="P23"><text:span text:style-name="T1">Protocolli alternativi a FC</text:span>: iSCSI: protocollo a livello di sessione che si appoggia su TCP/IP (economico ma scarso); utilizza le stesse ottimizzazioni di FC ed accede a reti SAN.</text:p>
        </text:list-item>
      </text:list>
      <text:list text:style-name="L10">
        <text:list-item>
          <text:p text:style-name="P24"><text:tab/>FCIP: è lo stesso protocollo FC che si appoggia però su di una rete IP;ha senso di esistere <text:tab/>per interfacciarsi a reti ibride oppure per sfruttare l'opportunità di fare backup di una rete FC <text:tab/>a distanze maggiori di 10Km.</text:p>
        </text:list-item>
      </text:list>
      <text:p text:style-name="P8">Sicurezza Informatica</text:p>
      <text:list text:style-name="L11">
        <text:list-item>
          <text:p text:style-name="P25"><text:span text:style-name="T1">Definizioni</text:span>:</text:p>
          <text:p text:style-name="P25">La protezione del patrimonio informativo di un'azienda si basa sul paradigma CIA:</text:p>
          <text:p text:style-name="P25">Confidenzialità: solo chi è autorizzato può avere accesso logico alle informazini;</text:p>
          <text:p text:style-name="P25">Integrità: solo chi è autorizzato può modificare le informazioni;</text:p>
          <text:p text:style-name="P25">Disponibilità: chi è autorizzato può sempre ricevere le informazioni in tempo ragionevole.</text:p>
          <text:p text:style-name="P25">L'implementazione più classica consiste nel definire relazioni tra UTENTI e RISORSE.</text:p>
          <text:p text:style-name="P25">Rischio: esposizione di un'organizzazione a perdite o danni;</text:p>
          <text:p text:style-name="P25">Minaccia: elemento esterno che rappresenta un pericolo per l'impresa;</text:p>
          <text:p text:style-name="P25">Vulnerabilità: un exploit che può essere utilizzato da una minaccia (che diventa aggressore).</text:p>
          <text:p text:style-name="P25">Disastro: attuazione di una minaccia non intenzonale, si previene con:</text:p>
        </text:list-item>
        <text:list-item>
          <text:p text:style-name="P26">Contingency management plan (chi individua il disastro e attiva le risposte);</text:p>
        </text:list-item>
        <text:list-item>
          <text:p text:style-name="P26">Business continuity plan (come garantire la continuità del business);</text:p>
        </text:list-item>
        <text:list-item>
          <text:p text:style-name="P26">Disaster recovery plan (come ripristinare le condizioni normali).</text:p>
          <text:p text:style-name="P27">Attacco: violazione del paradigma CIA (interno/esterno, generico/specifico).</text:p>
        </text:list-item>
      </text:list>
      <text:list text:style-name="L11">
        <text:list-item text:start-value="1">
          <text:p text:style-name="P27">Gli attacchi:</text:p>
          <text:p text:style-name="P27">Dov'è il nemico: Fuori, Dentro (volontario, involontario), Partner (policy non corrette).</text:p>
          <text:p text:style-name="P27">Tipologie:</text:p>
        </text:list-item>
        <text:list-item>
          <text:p text:style-name="P26">Attacchi DOS;</text:p>
        </text:list-item>
        <text:list-item>
          <text:p text:style-name="P26">Penetrazione nel sistema: sottrazione informazioni, utilizzo improprio del sistema;</text:p>
        </text:list-item>
        <text:list-item>
          <text:p text:style-name="P26">Social Engineering;</text:p>
        </text:list-item>
        <text:list-item>
          <text:p text:style-name="P26">Attacchi a livello di rete:</text:p>
        </text:list-item>
        <text:list-item>
          <text:p text:style-name="P28">Sniffing (lettura abusiva dei pacchetti);</text:p>
        </text:list-item>
        <text:list-item>
          <text:p text:style-name="P28">Spoofing (falsificazione dell'IP del mittente);</text:p>
        </text:list-item>
        <text:list-item>
          <text:p text:style-name="P28">Hijacking (persone non autorizzate prendono il controllo del canale di com.);</text:p>
        </text:list-item>
        <text:list-item>
          <text:p text:style-name="P26">Infezione da parte di virus/worm;</text:p>
        </text:list-item>
        <text:list-item>
          <text:p text:style-name="P26">Online Phishing.</text:p>
        </text:list-item>
      </text:list>
      <text:list text:style-name="L11">
        <text:list-item text:start-value="1">
          <text:p text:style-name="P27">Difesa:</text:p>
          <text:p text:style-name="P27">A livello di SO è prevista un'identificazione dell'utente e un'assegnamento di privilegi.</text:p>
          <text:p text:style-name="P27">La sicurezza della password può essere aumentata tramite:</text:p>
          <text:p text:style-name="P27">aging (costringere a cambiare la pw) o limitando il numero di tentativi con insuccesso.</text:p>
        </text:list-item>
      </text:list>
      <text:p text:style-name="P5"/>
      <text:p text:style-name="P5"/>
      <text:p text:style-name="P5"/>
      <text:p text:style-name="P29">CRITTOGRAFIA</text:p>
      <text:list text:style-name="L12">
        <text:list-item>
          <text:p text:style-name="P30">Crittografia: è la scienza che si occupa dello studio delle scritture segrete.</text:p>
          <text:p text:style-name="P30">Garantisce la confidenzialità di un messaggio plaintext rendendolo un ciphertext illeggibile attraverso un algoritmo crittografico pubblico ed una chiave privata (e lunga).</text:p>
          <text:p text:style-name="P30">Ci sono due famiglie di sistemi crittografici:</text:p>
        </text:list-item>
        <text:list-item>
          <text:p text:style-name="P30">Cifrari simmetrici: utilizzano la stessa chiave per cifrare e decifrare il messaggio.</text:p>
          <text:p text:style-name="P30">Il grosso limite è la trasmissione della chiave segreta attraverso una rete insicura.</text:p>
          <text:p text:style-name="P30">Si può risolvere attraverso la trasmissione tramite un canale sicuro (Out Of Band).</text:p>
          <text:p text:style-name="P30">Due algoritmi semplici alla base di quelli moderni: Sostituzione (Cesare) e Trasposizione.</text:p>
          <text:p text:style-name="P30">Il keyspace è la dimensione in bit della chiave segreta.</text:p>
          <text:p text:style-name="P30">Quanto più è lungo, tanto più è difficile forzare l'algoritmo (brute force).</text:p>
          <text:p text:style-name="P30">Vi sono inoltre due approcci crittografici:</text:p>
          <text:p text:style-name="P30">Block cipher: processa il plaintext a blocchi di dimensione fissa con eventuale padding;</text:p>
          <text:p text:style-name="P31">DES: blocchi di 64bit; chiavi di 56bit;</text:p>
          <text:p text:style-name="P31">3DES: usa tre volte il DES con 2 chiavi (cifra con K1, decifra con K2, cifra con K1);</text:p>
          <text:p text:style-name="P31">AES: <text:tab/>sostituto del DES; efficiente in sw e hw; standard;</text:p>
          <text:list>
            <text:list-item>
              <text:list>
                <text:list-header>
                  <text:p text:style-name="P31">blocchi da 128, 192, 256 bit; chiavi da 128, 192, 256 bit.</text:p>
                </text:list-header>
              </text:list>
            </text:list-item>
          </text:list>
          <text:p text:style-name="P30">Stream cipher: processa il plaintext bit per bit.</text:p>
        </text:list-item>
        <text:list-item>
          <text:p text:style-name="P30">Crittografia asimmetrica: si basa sul concetto che ognuno deve avere una coppia di chiavi.</text:p>
          <text:p text:style-name="P30">Il testo cifrato con la chiave pubblica può essere decifrato con quella privata.</text:p>
          <text:p text:style-name="P30">Non c'è il problema di comunicare la chiave.</text:p>
          <text:p text:style-name="P30">Tuttavia sono algoritmi complessi che introducono molto overhead, dunque si preferisce usarli solo per scambiarsi una chiave simmetrica attraverso un canale sicuro.</text:p>
        </text:list-item>
        <text:list-item>
          <text:p text:style-name="P31">Diffie Hellman: serve per concordare una chiave segreta su un canale insicuro.</text:p>
          <text:p text:style-name="P31">Noti p (numero primo molto alto) ed a (radice primitiva di p);</text:p>
          <text:p text:style-name="P31">decisa la chiave privata X<text:span text:style-name="T2">A</text:span> di A, la chiave pubblica è: <text:span text:style-name="T11"><draw:frame draw:style-name="fr1" draw:name="Oggetto10" text:anchor-type="as-char" svg:width="2.775cm" svg:height="0.596cm" draw:z-index="13"><draw:object xlink:href="./Object 10" xlink:type="simple" xlink:show="embed" xlink:actuate="onLoad"/><draw:image xlink:href="./ObjectReplacements/Object 10" xlink:type="simple" xlink:show="embed" xlink:actuate="onLoad"/></draw:frame></text:span>;</text:p>
          <text:p text:style-name="P31">Allo stesso modo B calcola Y<text:span text:style-name="T2">B</text:span> e lo trasmette ad A;</text:p>
          <text:p text:style-name="P31"><draw:frame draw:style-name="fr1" draw:name="Oggetto11" text:anchor-type="as-char" svg:width="3.357cm" svg:height="0.596cm" draw:z-index="14"><draw:object xlink:href="./Object 11" xlink:type="simple" xlink:show="embed" xlink:actuate="onLoad"/><draw:image xlink:href="./ObjectReplacements/Object 11" xlink:type="simple" xlink:show="embed" xlink:actuate="onLoad"/></draw:frame>, si dimostra essere uguale a <draw:frame draw:style-name="fr1" draw:name="Oggetto12" text:anchor-type="as-char" svg:width="0.736cm" svg:height="0.529cm" draw:z-index="15"><draw:object xlink:href="./Object 12" xlink:type="simple" xlink:show="embed" xlink:actuate="onLoad"/><draw:image xlink:href="./ObjectReplacements/Object 12" xlink:type="simple" xlink:show="embed" xlink:actuate="onLoad"/></draw:frame>!</text:p>
          <text:p text:style-name="P31">A e B sono in possesso di una chiave comune che solo loro possono calcolare.</text:p>
        </text:list-item>
        <text:list-item>
          <text:p text:style-name="P31">RSA:dati p, q molto grandi e primi è facile calcolare:</text:p>
          <text:p text:style-name="P31">n = p*q e z = (p – 1 )*(q – 1) detto toziente di Eulero;</text:p>
          <text:p text:style-name="P31">si sceglie d più piccolo e coprimo (o relativamente primo) di z (esponente privato);</text:p>
          <text:p text:style-name="P31">si trova una e tale che e*d = 1 (mod z) (esponente pubblico)</text:p>
          <text:p text:style-name="P31">Sedobbiamo spedire m ad A, basta spedire<draw:frame draw:style-name="fr1" draw:name="Oggetto13" text:anchor-type="as-char" svg:width="2.732cm" svg:height="0.552cm" draw:z-index="16"><draw:object xlink:href="./Object 13" xlink:type="simple" xlink:show="embed" xlink:actuate="onLoad"/><draw:image xlink:href="./ObjectReplacements/Object 13" xlink:type="simple" xlink:show="embed" xlink:actuate="onLoad"/></draw:frame>, decifrabile solo da A.</text:p>
          <text:p text:style-name="P31">Infatti A farà: <draw:frame draw:style-name="fr1" draw:name="Oggetto14" text:anchor-type="as-char" svg:width="3.441cm" svg:height="0.552cm" draw:z-index="17"><draw:object xlink:href="./Object 14" xlink:type="simple" xlink:show="embed" xlink:actuate="onLoad"/><draw:image xlink:href="./ObjectReplacements/Object 14" xlink:type="simple" xlink:show="embed" xlink:actuate="onLoad"/></draw:frame>.</text:p>
        </text:list-item>
      </text:list>
      <text:list text:style-name="L12">
        <text:list-item text:start-value="1">
          <text:p text:style-name="P31">Message Digest: impronta digitale di un messaggio che ne garantisce l'autenticità.</text:p>
          <text:p text:style-name="P31">Si ottiene applicando una funzione one way hash tale che:</text:p>
        </text:list-item>
        <text:list-item>
          <text:p text:style-name="P32">la probabilità che due messaggi generino lo stesso digest sia molto bassa;</text:p>
        </text:list-item>
        <text:list-item>
          <text:p text:style-name="P32">sia impossibile ricostruire il messaggio a partire dal digest (one way);</text:p>
        </text:list-item>
        <text:list-item>
          <text:p text:style-name="P32">ogni messaggio abbia uno ed un solo digest (determinismo);</text:p>
        </text:list-item>
        <text:list-item>
          <text:p text:style-name="P32">la dimensione del digest non dipenda dalla dimensione del messaggio (cost.);</text:p>
        </text:list-item>
        <text:list-item>
          <text:p text:style-name="P32">sia facile da calcolare.</text:p>
        </text:list-item>
      </text:list>
      <text:p text:style-name="P33">MD5: processa il testo in blocchi di 512 bit, lunghezza del digest 128 bit.</text:p>
      <text:p text:style-name="P5"><text:tab/><text:tab/>SHA1:<text:tab/>algoritmo che migliora MD5, processa blocchi da 512 bit,</text:p>
      <text:p text:style-name="P5"><text:tab/><text:tab/><text:tab/>lunghezza del digest di 160bit di default ma variabile (fino a 512 bit).</text:p>
      <text:p text:style-name="P5"><text:tab/><text:tab/><text:tab/>Ogni digest di un blocco dipende dal suo contenuto e del digest precedente.</text:p>
      <text:p text:style-name="P5"><text:tab/><text:tab/><text:tab/>Il digest del blocco finale è quello dell'intero messaggio.</text:p>
      <text:list text:style-name="L13">
        <text:list-item>
          <text:p text:style-name="P34">Scenari di utilizzo:Criptare un messaggio con la chiave privata assicura autenticazione del mittente ed integrità.Criptarlo con la chiave pubblica del destinatario assicura confidenzialità.La firma digitale è la criptazione del digest del messaggio con chiave pubblica dell'autore.Per garantire le quattro proprietà (autenticazione mittente, integrità messaggio, riservatezza messaggio e non ripudio da parte dell'autore) è necessario combinare questi tre singoli scenari.</text:p>
        </text:list-item>
      </text:list>
      <text:list text:style-name="L13">
        <text:list-item text:start-value="1">
          <text:p text:style-name="P34">Autenticazione:</text:p>
          <text:p text:style-name="P34">Chi si <text:span text:style-name="T3">identifica</text:span> dev'essere <text:span text:style-name="T3">autenticato</text:span> ed eventualmente <text:span text:style-name="T3">autorizzato</text:span> a compiere determinate operazioni.</text:p>
          <text:p text:style-name="P34">Paradigmi di autenticazione:</text:p>
        </text:list-item>
        <text:list-item>
          <text:p text:style-name="P35">One way: il client si autentica presso un server dato per fidato;</text:p>
        </text:list-item>
        <text:list-item>
          <text:p text:style-name="P35">Two way: autenticazione reciproca tra client e server;</text:p>
        </text:list-item>
        <text:list-item>
          <text:p text:style-name="P35">Trusted third party: un ente esterno affidabile autentica sia client che server.</text:p>
          <text:p text:style-name="P34">Tecnologie di autenticazione:</text:p>
        </text:list-item>
        <text:list-item>
          <text:p text:style-name="P35">Una conoscenza esclusiva (password);</text:p>
        </text:list-item>
        <text:list-item>
          <text:p text:style-name="P35">Un oggetto esclusivo (smart card, one time password, certificato digitale);</text:p>
        </text:list-item>
        <text:list-item>
          <text:p text:style-name="P35">Una caratteristica biometrica.</text:p>
          <text:p text:style-name="P34">I problemi della password riguardano:</text:p>
        </text:list-item>
        <text:list-item>
          <text:p text:style-name="P35">Furto della password;</text:p>
        </text:list-item>
        <text:list-item>
          <text:p text:style-name="P35">Uso improprio della password (condivisione, cattiva segretezza);</text:p>
        </text:list-item>
        <text:list-item>
          <text:p text:style-name="P35">Può essere indovinata se il keyspace è breve (brute force, dictionary based).</text:p>
        </text:list-item>
      </text:list>
      <text:p text:style-name="P36"/>
      <text:p text:style-name="P36"/>
      <text:p text:style-name="P29">Sicurezza Architetturale:</text:p>
      <text:list text:style-name="L14">
        <text:list-item>
          <text:p text:style-name="P37">Firewall: sistema di controllo degli accessi che verifica tutto il traffico che transita attraverso di lui, consentendone o negandone il passaggio basandosi su una security policy.</text:p>
          <text:p text:style-name="P37">Funzioni: IP Filtering, NAT (mascheramento indirizzi interni), Blocco dei pacchetti pericolosi o non autorizzati.</text:p>
          <text:p text:style-name="P37">Limiti: si applica ad un collegamento ad Internet dunque non può bloccare intrusioni interne, né gli attacchi alla rete da parte di collegamenti che non sono di sua competenza, può essere forzato. E' l'organo vitale per la sicurezza.</text:p>
          <text:p text:style-name="P37">Policy di Sicurezza: da loro dipende il buon funzionamento del Firewall; tipicamente è un tradeoff tra sicurezza e bisogni dei dipendenti (politica aziendale).</text:p>
          <text:p text:style-name="P37">Tipologie di Firewall:</text:p>
        </text:list-item>
        <text:list-item>
          <text:p text:style-name="P38">Network Layer:</text:p>
        </text:list-item>
        <text:list-item>
          <text:p text:style-name="P39">Packet Filtering: filtra i pacchetti in base all'header</text:p>
          <text:p text:style-name="P39">(ip:porta di sorgente e destinazione, protocollo e sue opzioni);</text:p>
          <text:p text:style-name="P39">E' basato su ACL e nient'altro;</text:p>
        </text:list-item>
        <text:list-item>
          <text:p text:style-name="P39">Stateful Packet Filtering: riproduce la macchina a stati del TCP</text:p>
          <text:p text:style-name="P39">offrendo una maggiore espressività, ispezione avanzata, NAT;</text:p>
          <text:p text:style-name="P39">può però comportare problemi di memoria e performance.</text:p>
          <text:p text:style-name="P38">Sono più veloci ed efficienti delle altre tipologie e sono trasparenti.</text:p>
        </text:list-item>
        <text:list-item>
          <text:p text:style-name="P38">Application Proxy Firewall: controlla la validità dei dati a livello applicativo;</text:p>
          <text:p text:style-name="P38">offre caching, sicurezza a livello applicativo (autenticazione o antivirus...), logging, politiche personalizzate, filtraggio sui contenuti;</text:p>
          <text:p text:style-name="P38">gli svantaggi sono la scalabilità problematica (nuovi servizi richiedono nuovi proxy) e la progettazione non banale.</text:p>
        </text:list-item>
      </text:list>
      <text:list text:style-name="L14">
        <text:list-item text:start-value="1">
          <text:p text:style-name="P37">Architettura a due zone: serve per far accedere utenti remoti a risorse pubbliche dell'azienda;</text:p>
          <text:p text:style-name="P37">si crea una zona demilitarizzata (DMZ) attraverso due firewall oppure un firewall a tre vie;</text:p>
          <text:p text:style-name="P37">gli utenti remoti possono accedere a risorse della DMZ il che la rende una zona pericolosa;</text:p>
        </text:list-item>
      </text:list>
      <text:list text:style-name="L14">
        <text:list-item text:start-value="1">
          <text:p text:style-name="P37">Virtual Private Network (VPN): è un canale di comunicazione crittografato su rete pubblica;</text:p>
          <text:p text:style-name="P37">serve per far accedere utenti aziendali alla rete interna da remoto mantenendo confidenzialità ed integrità (risparmiando su linee dedicate);</text:p>
          <text:p text:style-name="P37">ci sono due politiche possibili:</text:p>
        </text:list-item>
        <text:list-item>
          <text:p text:style-name="P40">tutto il traffico nel tunnel: moltiplica il traffico, impatta sulla CPU del firewall e del VPN server;</text:p>
        </text:list-item>
        <text:list-item>
          <text:p text:style-name="P40">split tunneling:il traffico per la rete va nella VPN, quello di Internet va sulla rete insicura; questo è un rischio perchè collega la rete aziendale ad una rete non sicura.</text:p>
        </text:list-item>
      </text:list>
      <text:p text:style-name="P29"/>
      <text:p text:style-name="P29"/>
      <text:p text:style-name="P29">Certificati:</text:p>
      <text:list text:style-name="L15">
        <text:list-item>
          <text:p text:style-name="P41">Problematiche e requisiti:</text:p>
          <text:p text:style-name="P41">Differente dal commercio tradizionale:dati importanti viaggiano su Internet, venditore ed acquirente non si conoscono.E' necessario garantire:l'identità e la rintracciabilità del venditore; al venditore la transazione di pagamento; assicurare l'atomicità delle operazioni di pagamento e di evasione dell'ordine.</text:p>
          <text:p text:style-name="P41">Problemi tecnologici: IP, TCP, HTTP non sono autenticati; IP non garantisce riservatezza.</text:p>
          <text:p text:style-name="P41">E' necessario: garantire confidenzialità ed integrità dei dati; autenticare mutuamente le due parti coinvolte. Si vuole rendere trasparente ed interoperabile.</text:p>
        </text:list-item>
      </text:list>
      <text:list text:style-name="L15">
        <text:list-item text:start-value="1">
          <text:p text:style-name="P41">Architettura di un sistema di pagamento elettronico:</text:p>
          <text:p text:style-name="P41">Il cliente cardholder accede tramite Internet al sito web del merchant e sceglie un prodotto.</text:p>
          <text:p text:style-name="P41">Una certification authority garantisce l'identità del carholder e del merchant.</text:p>
          <text:p text:style-name="P41">Il sito web accede al payment gateway che processa le richieste di pagamento mettendo in comunicazione la banca del cliente, detta issuer, con quella del venditore, detta acquirer.</text:p>
        </text:list-item>
      </text:list>
      <text:list text:style-name="L15">
        <text:list-item text:start-value="1">
          <text:p text:style-name="P41">Certificati digitali e PKI:</text:p>
          <text:p text:style-name="P41">Problema dell'identità:</text:p>
          <text:p text:style-name="P41">La firma digitale ci dice che un documento è stato generato da una certa chiave privata.</text:p>
          <text:p text:style-name="P41">Non abbiamo la certezza dell'associazione: chiave pubblica &lt;--&gt; persona fisica.</text:p>
          <text:p text:style-name="P41">La Public Key Infrastructure ha lo scopo di garantire quest'associazione.</text:p>
          <text:p text:style-name="P41">Un terzo ente detto Certification Authority (CA) fornisce le informazioni sulla persona associata ad una determinata chiave pubblica.</text:p>
          <text:p text:style-name="P41">La sua comunicazione è a sua volta firmata, per garantire l'autenticità della CA.</text:p>
          <text:p text:style-name="P41">Rilascio di un certificato:L'utente prova la propria identità alla CA (punto debole);</text:p>
          <text:p text:style-name="P41">L'utente genera le sue due chiavi e le consegna alla CA in modo sicuro (punto debole);</text:p>
          <text:p text:style-name="P41">La CA crea un certificato digitale che contiene le informazioni sull'utente, la sua chiave pubblica e la firma digitale della CA.</text:p>
          <text:p text:style-name="P41">Certificato standard X.509:</text:p>
          <text:p text:style-name="P41">Associa un Distinguished Name ad una chiave pubblica e contiene:</text:p>
        </text:list-item>
        <text:list-item>
          <text:p text:style-name="P42">Numero di versione del certificato;</text:p>
        </text:list-item>
        <text:list-item>
          <text:p text:style-name="P42">Serial Number del certificato;</text:p>
        </text:list-item>
        <text:list-item>
          <text:p text:style-name="P42">Chiave pubblica;</text:p>
        </text:list-item>
        <text:list-item>
          <text:p text:style-name="P42">DN della CA;</text:p>
        </text:list-item>
        <text:list-item>
          <text:p text:style-name="P42">Periodo di validità;</text:p>
        </text:list-item>
        <text:list-item>
          <text:p text:style-name="P42">DN del proprietario del certificato;</text:p>
        </text:list-item>
        <text:list-item>
          <text:p text:style-name="P42">Tipo del certificato;</text:p>
        </text:list-item>
        <text:list-item>
          <text:p text:style-name="P42">Firma digitale della CA.</text:p>
        </text:list-item>
      </text:list>
      <text:p text:style-name="P36">Bisogna stabilire l'identità della CA:</text:p>
      <text:p text:style-name="P36">Autorità di livello superiore: autorità pubbliche, Web Of Trust PGP, standard de facto.</text:p>
      <text:list text:style-name="L16">
        <text:list-item>
          <text:p text:style-name="P43">Secure Socket Layer (SSL):</text:p>
        </text:list-item>
      </text:list>
      <text:list text:style-name="L17">
        <text:list-header>
          <text:p text:style-name="P44">Garanzie: confidenzialità &amp; integrità; autenticazione del server e volendo del client.</text:p>
          <text:p text:style-name="P44">Rischi: la comunicazione è sicura ma non è detto che i dati rimangano protetti;</text:p>
          <text:p text:style-name="P44">se fallisce la PKI non si può fare nulla; non è invulnerabile.</text:p>
          <text:p text:style-name="P44">E' necessario che ognuno definisca un cipher setting: insieme degli algoritmi crittografici supportati (simmetrici, autenticazione, integrità, certificazione e scambio di chiavi).</text:p>
        </text:list-header>
        <text:list-item>
          <text:p text:style-name="P44">Fase di Handshake:</text:p>
        </text:list-item>
        <text:list-item>
          <text:p text:style-name="P45">--&gt; Connection request: contiene cipher setting e dati random per evitare replay;</text:p>
        </text:list-item>
        <text:list-item>
          <text:p text:style-name="P45">&lt;-- Connection Response: contiene cipher setting dati random concatenati ai precedenti, il certificato del server e volendo l'autenticazione del client;</text:p>
        </text:list-item>
        <text:list-item>
          <text:p text:style-name="P45">--&gt; Client Authentication: il client invia il suo certificato se richiesto, altrimenti invia la sua chiave pubblica (non certificata);</text:p>
        </text:list-item>
        <text:list-item>
          <text:p text:style-name="P45">--&gt; Session Key Exchange: il client genera una chiave simmetrica che viene criptata con la chiave pubblica del server.</text:p>
        </text:list-item>
        <text:list-item>
          <text:p text:style-name="P44">Conn. sicura:grazie alla chiave simm. segreta client e server instaurano un canale sicuro.</text:p>
        </text:list-item>
      </text:list>
      <text:list text:style-name="L17">
        <text:list-item text:start-value="1">
          <text:p text:style-name="P44">HTTPS: è HTTP sopra un canale sicuro costruito con SSL; Utilizza la porta 443.</text:p>
        </text:list-item>
      </text:list>
      <text:p text:style-name="P8">Architetture Enterprise:</text:p>
      <text:list text:style-name="L18">
        <text:list-item>
          <text:p text:style-name="P46">Cluster: sistema di computer che cooperano in modo tale da essere visti come un singolo.</text:p>
          <text:p text:style-name="P46">Si possono fare due utilizzi:</text:p>
        </text:list-item>
        <text:list-item>
          <text:p text:style-name="P47">High Availability cluster: se un server si guasta viene sostituito automaticamente da un altro attivato per l'occasione (attivo / passivo) oppure già attivato (attivo / attivo);</text:p>
        </text:list-item>
        <text:list-item>
          <text:p text:style-name="P47">Load Balancing Cluster: più server concorrono per allegerire il carico di ognuno (occorre load balancing).</text:p>
          <text:p text:style-name="P48">Ogni nodo del cluster deve avere due interfacce: una di rete pubblica, una privata che serve per comunicare il proprio stato agli altri nodi (heartbeat,è una versione sofisticata del ping e viene utilizzata dal nodo passivo per verificare se il nodo attivo sta operando correttamente) e per compiti di sincronizzazione.</text:p>
          <text:p text:style-name="P48">Se i nodi sono due si può usare interfaccia seriale o cavo cross link; altrimenti si usano hub o switch dedicati o persino interfacce dedicate a questi compiti (backplane InfiniBand).</text:p>
        </text:list-item>
      </text:list>
      <text:list text:style-name="L18">
        <text:list-item text:start-value="1">
          <text:p text:style-name="P48">Load Balancer &amp; SSL Accelerator:</text:p>
          <text:p text:style-name="P48">Si preferisce il load balancer che garantisce prestazioni elevate e maggiore robustezza.</text:p>
          <text:p text:style-name="P48">La scalabilità è garantita dalla possibilità di escludere momentaneamente dal load balancer dei server a scopo di manutenzione o di aggiungerne di nuovi.</text:p>
          <text:p text:style-name="P48">I client devono collegarsi ad un Virtual IP che corrisponde a quello del load balancer il quale reindirizza, secondo algoritmi appositi, la richiesta al server meno carico.</text:p>
          <text:p text:style-name="P48">Questo sistema implica che il Load Balancer debba agire anche da NAT ( + sicurezza).</text:p>
          <text:p text:style-name="P48">Inoltre il Load Balancer dev'essere stateful, ovvero indirizzare le richieste di una stessa sessione allo stesso server; per fare ciò dispone di una tabella di sessione.</text:p>
          <text:p text:style-name="P48">Per questioni di affidabilità il Load Balancer può essere a sua volta affiancato da un'altro LB che lavora insieme a lui sulla stessa tabella di sessione (synchronized).</text:p>
          <text:p text:style-name="P48">Il Load Balancer si occupa anche di health checking sia della macchina (attraverso ping), sia dell'applicativo (attraverso http ad esempio).</text:p>
          <text:p text:style-name="P48">Il Load Balancer può inoltre essere fornito (o anche disponibile come apparecchio esterno) di SSL Accelerator che svolge in HW e dunque molto velocemente le fasi di creazione di un canale sicuro SSL (criptazione e decriptazione) in modo che i server risultino sgravati da questo carico e vi sia comunque una connessione sicura sopra Internet.</text:p>
        </text:list-item>
      </text:list>
      <text:list text:style-name="L18">
        <text:list-item text:start-value="1">
          <text:p text:style-name="P48">Componenti:</text:p>
        </text:list-item>
        <text:list-item>
          <text:p text:style-name="P47">Web Server;</text:p>
        </text:list-item>
        <text:list-item>
          <text:p text:style-name="P47">Application Server: fornisce logica applicativa, middleware, pooling delle risorse;</text:p>
        </text:list-item>
        <text:list-item>
          <text:p text:style-name="P47">Database;</text:p>
        </text:list-item>
        <text:list-item>
          <text:p text:style-name="P47">Gestore dei domini;</text:p>
        </text:list-item>
        <text:list-item>
          <text:p text:style-name="P47">Mainframe e sistemi legacy.</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8">Grid computing e architetture parallele:</text:p>
      <text:list text:style-name="L19">
        <text:list-item>
          <text:p text:style-name="P49">Grid computing: paradigma/infrastruttura che abilita la condivisione, la selezione e l'aggregazione di risorse distribuite.</text:p>
        </text:list-item>
        <text:list-item>
          <text:p text:style-name="P49">Risorsa distribuita: è un concetto molto generale che può indicare risorse HW, software, dati, periferiche, persone (virtua organization) che cooperano allo stesso problema pur essendo distribuite geograficamente oppure eterogenee.</text:p>
        </text:list-item>
        <text:list-item>
          <text:p text:style-name="P49">Obiettivo: risoluzione di problemi di larga scala attualmente non fattibile con le macchine a disposizione.</text:p>
          <text:p text:style-name="P49">Availability, reliability;Prestazioni;Modularità e facilità di espansione;Condivisione di risorse;Load balancing;Buone prestazioni anche in caso di overload.</text:p>
        </text:list-item>
        <text:list-item>
          <text:p text:style-name="P50">Peculiarità:</text:p>
          <text:list>
            <text:list-header>
              <text:p text:style-name="P50">Molteplicità di risorse eterogenee;Interconnessioni;Unità di controllo (coordinamento); Trasparenza di programmazione e di utenza;Autonomia di componenti</text:p>
            </text:list-header>
          </text:list>
        </text:list-item>
        <text:list-item>
          <text:p text:style-name="P50">Problematiche:</text:p>
          <text:list>
            <text:list-header>
              <text:p text:style-name="P50">Eterogeneità delle risorse;Indirizzamenti / Nomenclatura;Ownership: chi controlla la risorsa e problemi di sicurezza;Accesso concorrente;Coerenza della cache; Parallelizzazione del problema (scomposizione del dominio).</text:p>
            </text:list-header>
          </text:list>
        </text:list-item>
        <text:list-item>
          <text:p text:style-name="P50">Applicazioni principali:</text:p>
          <text:list>
            <text:list-header>
              <text:p text:style-name="P50">Simulazioni fisiche (previsioni del tempo, dinamica molecolare);Filtraggio filmati.</text:p>
            </text:list-header>
          </text:list>
        </text:list-item>
      </text:list>
      <text:p text:style-name="P29">Parallel Computing:</text:p>
      <text:list text:style-name="L20">
        <text:list-item>
          <text:p text:style-name="P51">Speed-Up: incremento di prestazioni all'aumentare del numero di CPU;</text:p>
          <text:p text:style-name="P51">fissata la macchina e l'applicazione e definito P = #CPU e T = tempo di esecuzione:</text:p>
        </text:list-item>
      </text:list>
      <text:p text:style-name="P29"><draw:frame draw:style-name="fr1" draw:name="Oggetto1" text:anchor-type="as-char" svg:width="1.577cm" svg:height="1.124cm" draw:z-index="0"><draw:object xlink:href="./Object 1" xlink:type="simple" xlink:show="embed" xlink:actuate="onLoad"/><draw:image xlink:href="./ObjectReplacements/Object 1" xlink:type="simple" xlink:show="embed" xlink:actuate="onLoad"/></draw:frame></text:p>
      <text:list text:style-name="L21">
        <text:list-item>
          <text:p text:style-name="P52">Efficienza: capacità di sfruttare la potenza di calcolo: <draw:frame draw:style-name="fr1" draw:name="Oggetto2" text:anchor-type="as-char" svg:width="1.602cm" svg:height="1.06cm" draw:z-index="1"><draw:object xlink:href="./Object 2" xlink:type="simple" xlink:show="embed" xlink:actuate="onLoad"/><draw:image xlink:href="./ObjectReplacements/Object 2" xlink:type="simple" xlink:show="embed" xlink:actuate="onLoad"/></draw:frame>;</text:p>
          <text:p text:style-name="P52">si vorrebbe un'efficienza lineare (= 1) o anche più che lineare ma è difficile da ottenere.</text:p>
        </text:list-item>
        <text:list-item>
          <text:p text:style-name="P52">Legge di Amdahl: spiega la difficoltà di ottenere Speed-Up lineari;</text:p>
          <text:p text:style-name="P52"><draw:frame draw:style-name="fr1" draw:name="Oggetto3" text:anchor-type="as-char" svg:width="2.252cm" svg:height="0.529cm" draw:z-index="2"><draw:object xlink:href="./Object 3" xlink:type="simple" xlink:show="embed" xlink:actuate="onLoad"/><draw:image xlink:href="./ObjectReplacements/Object 3" xlink:type="simple" xlink:show="embed" xlink:actuate="onLoad"/></draw:frame>, ovvero il tempo d'esecuzione di un programma è scomponibile in una componente seriale ed una parallelizzabile;</text:p>
          <text:p text:style-name="P52">La % di codice sequenziale si esprime con <draw:frame draw:style-name="fr1" draw:name="Oggetto4" text:anchor-type="as-char" svg:width="2.404cm" svg:height="1.124cm" draw:z-index="3"><draw:object xlink:href="./Object 4" xlink:type="simple" xlink:show="embed" xlink:actuate="onLoad"/><draw:image xlink:href="./ObjectReplacements/Object 4" xlink:type="simple" xlink:show="embed" xlink:actuate="onLoad"/></draw:frame>;</text:p>
          <text:p text:style-name="P52">Il tempo di esecuzione con un numero N di processori è: <draw:frame draw:style-name="fr1" draw:name="Oggetto5" text:anchor-type="as-char" svg:width="2.485cm" svg:height="1.124cm" draw:z-index="4"><draw:object xlink:href="./Object 5" xlink:type="simple" xlink:show="embed" xlink:actuate="onLoad"/><draw:image xlink:href="./ObjectReplacements/Object 5" xlink:type="simple" xlink:show="embed" xlink:actuate="onLoad"/></draw:frame>;</text:p>
          <text:p text:style-name="P52">Dunque si ricava che: <draw:frame draw:style-name="fr1" draw:name="Oggetto6" text:anchor-type="as-char" svg:width="3.706cm" svg:height="1.06cm" draw:z-index="5"><draw:object xlink:href="./Object 6" xlink:type="simple" xlink:show="embed" xlink:actuate="onLoad"/><draw:image xlink:href="./ObjectReplacements/Object 6" xlink:type="simple" xlink:show="embed" xlink:actuate="onLoad"/></draw:frame>.</text:p>
          <text:p text:style-name="P52">Ciò significa che solo se<draw:frame draw:style-name="fr1" draw:name="Oggetto7" text:anchor-type="as-char" svg:width="1.245cm" svg:height="0.529cm" draw:z-index="6"><draw:object xlink:href="./Object 7" xlink:type="simple" xlink:show="embed" xlink:actuate="onLoad"/><draw:image xlink:href="./ObjectReplacements/Object 7" xlink:type="simple" xlink:show="embed" xlink:actuate="onLoad"/></draw:frame>lo Speed-Up può essere lineare, altrimenti si giunge ad un livello di saturazione.</text:p>
          <text:p text:style-name="P52">In realtà non è neanche così perchè aumentare il numero di CPU aumenta inevitabilmente i tempi di comunicazione e coordinamento.</text:p>
          <text:p text:style-name="P52">Dunque all'aumentare di N non c'è saturazione ma persino una decrescita di Speed-Up dopo un livello di massimo.</text:p>
          <text:p text:style-name="P52">L'approccio multiprocessore parrebbe non aver senso...</text:p>
          <text:p text:style-name="P52">ma se consideriamo<draw:frame draw:style-name="fr1" draw:name="Oggetto8" text:anchor-type="as-char" svg:width="5.018cm" svg:height="1.062cm" draw:z-index="7"><draw:object xlink:href="./Object 8" xlink:type="simple" xlink:show="embed" xlink:actuate="onLoad"/><draw:image xlink:href="./ObjectReplacements/Object 8" xlink:type="simple" xlink:show="embed" xlink:actuate="onLoad"/></draw:frame></text:p>
          <text:p text:style-name="P52">dove l'ultima è la parte che indica la complessità del problema si scopre che k dipende da N;</text:p>
          <text:p text:style-name="P52">che ci porta a scrivere la formula dello Speed-Up scalato: <draw:frame draw:style-name="fr1" draw:name="Oggetto9" text:anchor-type="as-char" svg:width="3.011cm" svg:height="1.034cm" draw:z-index="8"><draw:object xlink:href="./Object 9" xlink:type="simple" xlink:show="embed" xlink:actuate="onLoad"/><draw:image xlink:href="./ObjectReplacements/Object 9" xlink:type="simple" xlink:show="embed" xlink:actuate="onLoad"/></draw:frame></text:p>
          <text:p text:style-name="P52">che prova che l'approccio multiprocessore può essere utile.</text:p>
        </text:list-item>
      </text:list>
      <text:p text:style-name="P5"/>
      <text:p text:style-name="P5"/>
      <text:p text:style-name="P5"/>
      <text:p text:style-name="P29">Modelli Hardware:</text:p>
      <text:list text:style-name="L22">
        <text:list-item>
          <text:p text:style-name="P53">Macchine a memoria condivisa: Symmetric MultiProcessor</text:p>
          <text:p text:style-name="P53">perchè <text:s/>non hanno percorsi preferenziali di accesso alla memoria.</text:p>
        </text:list-item>
        <text:list-item>
          <text:p text:style-name="P54">Uniform Memory Access;</text:p>
        </text:list-item>
        <text:list-item>
          <text:p text:style-name="P54">Non Uniform Memory Access: sfruttano la località spaziale dei dati grazie ad un raggruppamento a “grappoli” delle CPU e di una chache di terzo livello.</text:p>
          <text:p text:style-name="P53">Il collo di bottiglia è il BUS della memoria condiviso.</text:p>
          <text:p text:style-name="P53">E' inoltre importante gestire il problema della coerenza della cache.</text:p>
          <text:p text:style-name="P53">L'algoritmo più usato per affrontare questo problema è lo snooping algorithm:</text:p>
        </text:list-item>
        <text:list-item>
          <text:p text:style-name="P54">letture multiple dello stesso dato non creano problemi;</text:p>
        </text:list-item>
        <text:list-item>
          <text:p text:style-name="P54">in caso di scrittura introducono uno snoop tag che monitora il BUS condiviso:</text:p>
        </text:list-item>
        <text:list-item>
          <text:p text:style-name="P55">Write Invalidate: prima di aggiornare il dato si manda un segnale di “invalidate” e NON si aggiorna la memoria;</text:p>
        </text:list-item>
        <text:list-item>
          <text:p text:style-name="P55">Write Update: non si invalida la cache ma si manda il dato aggiornato (pesantissimo).</text:p>
        </text:list-item>
        <text:list-item>
          <text:p text:style-name="P53">Macchine a memoria distribuita: ogni CPU ha la sua allocazione di memoria</text:p>
          <text:p text:style-name="P53">l'utente / programmatore deve gestire in maniera esplicita la distribuzione dei dati e la loro allocazione</text:p>
        </text:list-item>
        <text:list-item>
          <text:p text:style-name="P53">Tipologie di elaborazione parallela:</text:p>
        </text:list-item>
        <text:list-item>
          <text:p text:style-name="P54">[SISD]: Single Instruction, Single Data (seriale);</text:p>
        </text:list-item>
        <text:list-item>
          <text:p text:style-name="P54">SIMD: Single Instruction, Multiple Data (calcolatori vettoriali);</text:p>
        </text:list-item>
        <text:list-item>
          <text:p text:style-name="P54">MIMD: Multiple Instruction, Multiple Data (ogni CPU esegue istruzioni differenti);</text:p>
        </text:list-item>
        <text:list-item>
          <text:p text:style-name="P55">SPMD: Single Program, Multiple Data (stesso programma su dati differenti).</text:p>
        </text:list-item>
        <text:list-item>
          <text:p text:style-name="P53">Programmazione parallela:</text:p>
          <text:p text:style-name="P53">Occorre sincronizzazione, è più ottimale parallelizzare tutti gli step, spesso cambia l'algoritmo al fine di sfruttare al meglio tutti i processori.</text:p>
        </text:list-item>
        <text:list-item>
          <text:p text:style-name="P53">Paradigmi di programmazione a memoria condivisa:</text:p>
        </text:list-item>
        <text:list-item>
          <text:p text:style-name="P54">HPF: deriva dal Fortran90 ed aggiunge lo statement forall più alcune direttive di decomposizione dei dati (approccio SPMD); parallelizzazione in compilazione;</text:p>
        </text:list-item>
        <text:list-item>
          <text:p text:style-name="P54">OpenMP: librerie per il C che parallelizzano alcune istruzioni (cicli);</text:p>
        </text:list-item>
        <text:list-item>
          <text:p text:style-name="P54">Skeleton: insieme di strutture / modelli tipici delle applicazioni parallele:</text:p>
        </text:list-item>
        <text:list-item>
          <text:p text:style-name="P55">pipeline: scompone una funzione in sottofunzioni eseguibili in parallelo;</text:p>
        </text:list-item>
        <text:list-item>
          <text:p text:style-name="P55">farm: frazionamento del problema in sottoproblemi gestiti dal farmer ed eseguiti dai worker;</text:p>
        </text:list-item>
        <text:list-item>
          <text:p text:style-name="P55">loop: parallelizzazione dei cicli;</text:p>
        </text:list-item>
        <text:list-item>
          <text:p text:style-name="P55">sequenziale ed altri...</text:p>
          <text:p text:style-name="P54">ha il problema delle basse performance.</text:p>
        </text:list-item>
        <text:list-item>
          <text:p text:style-name="P53">Paradigmi di programmazione a memoria distribuita:</text:p>
        </text:list-item>
        <text:list-item>
          <text:p text:style-name="P54">Parallel Virtual Machine: fornisce supporto per un OS distribuito; </text:p>
          <text:p text:style-name="P54">l'utente genera e gestisce i processi;</text:p>
        </text:list-item>
        <text:list-item>
          <text:p text:style-name="P54">Message Passing Interface: è un insieme di specifiche API (diverse implementazioni)</text:p>
          <text:p text:style-name="P54">per gestire Cluster anche eterogenei;codice parallelo riusabile e portabile;</text:p>
          <text:p text:style-name="P54">sper sviluppatori di librerie o programmi;indipendente dalla piattaforma;</text:p>
          <text:p text:style-name="P54">rende possibile creare sottogruppi di CPU (communicators);offre comunicazioni point to point e collettive;</text:p>
        </text:list-item>
      </text:list>
      <text:p text:style-name="P36"/>
      <text:p text:style-name="P36"/>
      <text:p text:style-name="P36"/>
      <text:p text:style-name="P36"/>
      <text:p text:style-name="P36"/>
      <text:p text:style-name="P36"/>
      <text:p text:style-name="P36"/>
      <text:p text:style-name="P36"/>
      <text:p text:style-name="P36"/>
      <text:p text:style-name="P56">Infrastrutture Grid Computing:</text:p>
      <text:list text:style-name="L23">
        <text:list-item>
          <text:p text:style-name="P57">Cluster: insieme di PC (o Workstation) interconnessi da una rete e collaboranti tra loro.</text:p>
          <text:p text:style-name="P57">La banda sempre maggiore ha permesso di renderli competitivi (soprattuto per i costi) coi supercomputer: la banda cresce di più della potenza di calcolo.</text:p>
        </text:list-item>
        <text:list-item>
          <text:p text:style-name="P57">Pros: performance, scalabilità, throughput, availability, low cost.</text:p>
        </text:list-item>
        <text:list-item>
          <text:p text:style-name="P57">Cons: la rete è il collo di bottiglia, le performance sono inferiori rispetto ai supercomputer.</text:p>
        </text:list-item>
        <text:list-item>
          <text:p text:style-name="P57">Classificazione di Cluster:</text:p>
        </text:list-item>
        <text:list-item>
          <text:p text:style-name="P58">Applicazione: High Performance; High Availability.</text:p>
        </text:list-item>
        <text:list-item>
          <text:p text:style-name="P58">Ownership: Dedicated; Non Dedicated.</text:p>
        </text:list-item>
        <text:list-item>
          <text:p text:style-name="P58">Hardware: PC, Workstation, SMP.OS: Linux, Solaris, ..., Microsoft.</text:p>
        </text:list-item>
        <text:list-item>
          <text:p text:style-name="P58">Node Configuration: Homogeneous; Heterogeneous.</text:p>
        </text:list-item>
        <text:list-item>
          <text:p text:style-name="P58">Levels Of Clustering: Group, Departmental, Organizational, National, International.</text:p>
        </text:list-item>
      </text:list>
      <text:list text:style-name="L23">
        <text:list-item text:start-value="1">
          <text:p text:style-name="P57">I parametri del grid computing possono essere l'HPC (High Performance Computing) o potenza istantanea e l'HTC (High Throughtput Computing) o throughput.</text:p>
          <text:p text:style-name="P57">L'idea è quella di creare delle comunità di condivisione di risorse simili ad una rete elettrica dove ognuno utilizza, quando gli serve, la potenza di calcolo di cui ha bisogno.</text:p>
        </text:list-item>
        <text:list-item>
          <text:p text:style-name="P57">Nascono così le Virtual Organization: aggregati di risorse / persone che collaborano allo stesso problema.</text:p>
        </text:list-item>
        <text:list-item>
          <text:p text:style-name="P57"><draw:ellipse text:anchor-type="paragraph" draw:z-index="9" draw:style-name="gr1" draw:text-style-name="P59" svg:width="3.158cm" svg:height="1.518cm" svg:x="0.561cm" svg:y="0.542cm"><text:p text:style-name="P59">Custom</text:p><text:p text:style-name="P59">Solution (1990)</text:p></draw:ellipse><draw:ellipse text:anchor-type="paragraph" draw:z-index="10" draw:style-name="gr1" draw:text-style-name="P59" svg:width="3.158cm" svg:height="1.518cm" svg:x="4.371cm" svg:y="0.612cm"><text:p text:style-name="P59">Globus Toolkit</text:p><text:p text:style-name="P59">1997</text:p></draw:ellipse><draw:ellipse text:anchor-type="paragraph" draw:z-index="11" draw:style-name="gr1" draw:text-style-name="P59" svg:width="4.164cm" svg:height="1.518cm" svg:x="8.11cm" svg:y="0.63cm"><text:p text:style-name="P59">Open Grid</text:p><text:p text:style-name="P59">Services Architecture</text:p><text:p text:style-name="P59">2002</text:p></draw:ellipse><draw:ellipse text:anchor-type="paragraph" draw:z-index="12" draw:style-name="gr2" draw:text-style-name="P59" svg:width="3.564cm" svg:height="2.117cm" svg:x="13.067cm" svg:y="0.383cm"><text:p text:style-name="P59">Managed Shared</text:p><text:p text:style-name="P59">Virtual Systems</text:p><text:p text:style-name="P59">(2006?)</text:p></draw:ellipse>Evoluzione:</text:p>
        </text:list-item>
      </text:list>
      <text:p text:style-name="P5"/>
      <text:p text:style-name="P5"/>
      <text:p text:style-name="P5"/>
      <text:p text:style-name="P5"/>
      <text:list text:style-name="L23">
        <text:list-item text:start-value="1">
          <text:p text:style-name="P57">Costruire il grid:</text:p>
        </text:list-item>
        <text:list-item>
          <text:p text:style-name="P58">Middleware che rendano il sistema grid enabled;</text:p>
        </text:list-item>
        <text:list-item>
          <text:p text:style-name="P58">Security Mechanism:</text:p>
        </text:list-item>
        <text:list-item>
          <text:p text:style-name="P60">capire chi è resource owner / user;</text:p>
        </text:list-item>
        <text:list-item>
          <text:p text:style-name="P60">flessibilità per gestire molte risorse;</text:p>
        </text:list-item>
        <text:list-item>
          <text:p text:style-name="P58">Programming tools: astazioni e modelli per aggiungere velocità / robustezza allo sviluppo (ricerca di bug e condivisione di codice comuni).</text:p>
        </text:list-item>
        <text:list-item>
          <text:p text:style-name="P58">Tools: per tradurre i requisiti di un'applicazione nei requisiti di risorse; per monitorare, scoprire, concordare, comporre job.</text:p>
        </text:list-item>
      </text:list>
      <text:list text:style-name="L23">
        <text:list-item text:start-value="1">
          <text:p text:style-name="P57">Layer:</text:p>
          <text:list>
            <text:list-header>
              <text:p text:style-name="P57">Application; Collective: coordina multiple risorse; Resource: controlla singole risorse; Connectivity: comunicazione ed autenticazione;Fabric: accesso locale alle risorse.</text:p>
            </text:list-header>
          </text:list>
        </text:list-item>
      </text:list>
      <text:list text:style-name="L23">
        <text:list-item text:start-value="1">
          <text:p text:style-name="P57">La sicurezza (in Globus Toolkit):</text:p>
          <text:p text:style-name="P57">Autenticazione sicura:</text:p>
        </text:list-item>
        <text:list-item>
          <text:p text:style-name="P58">X.509: tramite mutual authentication;</text:p>
        </text:list-item>
        <text:list-item>
          <text:p text:style-name="P58">Single sign-on e delegation: un sito delega degli utenti, gli utenti delegano i servizi;</text:p>
        </text:list-item>
        <text:list-item>
          <text:p text:style-name="P58">User Proxy: anche lui ha un certificato X.509.</text:p>
        </text:list-item>
        <text:list-item>
          <text:p text:style-name="P57">Sulla sicurezza si appoggiano tre “servizi”:</text:p>
        </text:list-item>
        <text:list-item>
          <text:p text:style-name="P58">Execution Management: GRAM controlla l'esecuzione dei job;</text:p>
        </text:list-item>
        <text:list-item>
          <text:p text:style-name="P58">Information Services: accesso uniforme allo stato delle risorse;</text:p>
        </text:list-item>
        <text:list-item>
          <text:p text:style-name="P61">Data Management: trovare tutta l'informazione rilevante.</text:p>
        </text:list-item>
        <text:list-item>
          <text:p text:style-name="P62">MDS è un insieme di servizi per il monitoring e il discovery delle risorse e dei servizi della griglia,è utile per avere un accesso uniforme a quali risorse sono disponibili,qual'è il loro livello di utilizzo così da controllare il sistema.</text:p>
        </text:list-item>
        <text:list-item>
          <text:p text:style-name="P62">GridFtp è un protocollo basato su FTP,l'estensione riguarda l'integrazione di protocolli sicuri,usando GSI(Grid security infrastructure) per garantire autenticazione,integrità e confidenza.</text:p>
        </text:list-item>
        <text:list-item>
          <text:p text:style-name="P62">RLS (replica location service) è un registro pubblico che memorizza dove si trovano le copie dei dati e ne permette il discovery,la replica è fondamentale per garantire fault tollerance e assicurare disponibilità al sistema,migliorare le prestazioni,evitare latenze e consentire il bilanciamento del caric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0.988cm" fo:margin-bottom="2.006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my</meta:initial-creator>
    <meta:creation-date>2006-07-06T14:39:25</meta:creation-date>
    <dc:creator>Tommy</dc:creator>
    <dc:date>2006-07-07T09:00:25</dc:date>
    <meta:printed-by>Tommy</meta:printed-by>
    <meta:print-date>2006-07-07T08:59:29</meta:print-date>
    <dc:language>it-IT</dc:language>
    <meta:editing-cycles>16</meta:editing-cycles>
    <meta:editing-duration>PT2H56M3S</meta:editing-duration>
    <meta:user-defined meta:name="Info 1"/>
    <meta:user-defined meta:name="Info 2"/>
    <meta:user-defined meta:name="Info 3"/>
    <meta:user-defined meta:name="Info 4"/>
    <meta:document-statistic meta:table-count="0" meta:image-count="0" meta:object-count="76" meta:page-count="15" meta:paragraph-count="469" meta:word-count="5659" meta:character-count="37455"/>
  </office:meta>
</office:document-meta>
</file>

<file path=Object 1/content.xml><?xml version="1.0" encoding="utf-8"?>
<!DOCTYPE math  PUBLIC '-//OpenOffice.org//DTD Modified W3C MathML 1.01//EN'  'math.dtd'>
<math:math xmlns:math="http://www.w3.org/1998/Math/MathML">
  <math:semantics>
    <math:mrow>
      <math:msub>
        <math:mi>S</math:mi>
        <math:mi>P</math:mi>
      </math:msub>
      <math:mo math:stretchy="false">=</math:mo>
      <math:mfrac>
        <math:msub>
          <math:mi>T</math:mi>
          <math:mn>1</math:mn>
        </math:msub>
        <math:msub>
          <math:mi>T</math:mi>
          <math:mi>P</math:mi>
        </math:msub>
      </math:mfrac>
    </math:mrow>
    <math:annotation math:encoding="StarMath 5.0">S_P = T_1 over T_P</math:annotation>
  </math:semantics>
</math:math>
</file>

<file path=Object 10/content.xml><?xml version="1.0" encoding="utf-8"?>
<!DOCTYPE math  PUBLIC '-//OpenOffice.org//DTD Modified W3C MathML 1.01//EN'  'math.dtd'>
<math:math xmlns:math="http://www.w3.org/1998/Math/MathML">
  <math:semantics>
    <math:mrow>
      <math:mrow>
        <math:msub>
          <math:mi>Y</math:mi>
          <math:mi>A</math:mi>
        </math:msub>
        <math:mo math:stretchy="false">=</math:mo>
        <math:msup>
          <math:mi>a</math:mi>
          <math:msub>
            <math:mi>X</math:mi>
            <math:mi>A</math:mi>
          </math:msub>
        </math:msup>
      </math:mrow>
      <math:mi math:fontstyle="italic">mod</math:mi>
      <math:mi>p</math:mi>
    </math:mrow>
    <math:annotation math:encoding="StarMath 5.0">Y_A = a^{X_A} mod p</math:annotation>
  </math:semantics>
</math:math>
</file>

<file path=Object 11/content.xml><?xml version="1.0" encoding="utf-8"?>
<!DOCTYPE math  PUBLIC '-//OpenOffice.org//DTD Modified W3C MathML 1.01//EN'  'math.dtd'>
<math:math xmlns:math="http://www.w3.org/1998/Math/MathML">
  <math:semantics>
    <math:mrow>
      <math:mrow>
        <math:msub>
          <math:mi>K</math:mi>
          <math:mi>A</math:mi>
        </math:msub>
        <math:mo math:stretchy="false">=</math:mo>
        <math:msup>
          <math:mrow>
            <math:mo math:stretchy="false"></math:mo>
            <math:msub>
              <math:mi>Y</math:mi>
              <math:mi>B</math:mi>
            </math:msub>
            <math:mo math:stretchy="false"></math:mo>
          </math:mrow>
          <math:msub>
            <math:mi>X</math:mi>
            <math:mi>A</math:mi>
          </math:msub>
        </math:msup>
      </math:mrow>
      <math:mi math:fontstyle="italic">mod</math:mi>
      <math:mi>p</math:mi>
    </math:mrow>
    <math:annotation math:encoding="StarMath 5.0">K_A = (Y_B)^{X_A} mod p</math:annotation>
  </math:semantics>
</math:math>
</file>

<file path=Object 12/content.xml><?xml version="1.0" encoding="utf-8"?>
<!DOCTYPE math  PUBLIC '-//OpenOffice.org//DTD Modified W3C MathML 1.01//EN'  'math.dtd'>
<math:math xmlns:math="http://www.w3.org/1998/Math/MathML">
  <math:semantics>
    <math:msub>
      <math:mi>K</math:mi>
      <math:mi>B</math:mi>
    </math:msub>
    <math:annotation math:encoding="StarMath 5.0">K_B</math:annotation>
  </math:semantics>
</math:math>
</file>

<file path=Object 13/content.xml><?xml version="1.0" encoding="utf-8"?>
<!DOCTYPE math  PUBLIC '-//OpenOffice.org//DTD Modified W3C MathML 1.01//EN'  'math.dtd'>
<math:math xmlns:math="http://www.w3.org/1998/Math/MathML">
  <math:semantics>
    <math:mrow>
      <math:mrow>
        <math:mi>c</math:mi>
        <math:mo math:stretchy="false">=</math:mo>
        <math:msup>
          <math:mi>m</math:mi>
          <math:msub>
            <math:mi>e</math:mi>
            <math:mi>A</math:mi>
          </math:msub>
        </math:msup>
      </math:mrow>
      <math:mrow>
        <math:mo math:stretchy="false"></math:mo>
        <math:mrow>
          <math:mi math:fontstyle="italic">mod</math:mi>
          <math:mi>n</math:mi>
        </math:mrow>
        <math:mo math:stretchy="false"></math:mo>
      </math:mrow>
    </math:mrow>
    <math:annotation math:encoding="StarMath 5.0">c = m^{e_A} (mod n)</math:annotation>
  </math:semantics>
</math:math>
</file>

<file path=Object 14/content.xml><?xml version="1.0" encoding="utf-8"?>
<!DOCTYPE math  PUBLIC '-//OpenOffice.org//DTD Modified W3C MathML 1.01//EN'  'math.dtd'>
<math:math xmlns:math="http://www.w3.org/1998/Math/MathML">
  <math:semantics>
    <math:mrow>
      <math:mrow>
        <math:mrow>
          <math:mi>m</math:mi>
          <math:mo math:stretchy="false">=</math:mo>
          <math:msup>
            <math:mi>c</math:mi>
            <math:msub>
              <math:mi>d</math:mi>
              <math:mi>A</math:mi>
            </math:msub>
          </math:msup>
        </math:mrow>
        <math:mo math:stretchy="false">=</math:mo>
        <math:mi>m</math:mi>
      </math:mrow>
      <math:mrow>
        <math:mo math:stretchy="false"></math:mo>
        <math:mrow>
          <math:mi math:fontstyle="italic">mod</math:mi>
          <math:mi>n</math:mi>
        </math:mrow>
        <math:mo math:stretchy="false"></math:mo>
      </math:mrow>
    </math:mrow>
    <math:annotation math:encoding="StarMath 5.0">m = c^{d_A} = m (mod n)</math:annotation>
  </math:semantics>
</math:math>
</file>

<file path=Object 15/content.xml><?xml version="1.0" encoding="utf-8"?>
<!DOCTYPE math  PUBLIC '-//OpenOffice.org//DTD Modified W3C MathML 1.01//EN'  'math.dtd'>
<math:math xmlns:math="http://www.w3.org/1998/Math/MathML">
  <math:semantics>
    <math:mrow>
      <math:munderover>
        <math:mo math:stretchy="false">∑</math:mo>
        <math:mrow>
          <math:mi>i</math:mi>
          <math:mo math:stretchy="false">=</math:mo>
          <math:mi math:fontstyle="italic">reg</math:mi>
        </math:mrow>
        <math:mrow>
          <math:mi math:fontstyle="italic">dov</math:mi>
          <math:mi>'</math:mi>
          <math:mi>è</math:mi>
          <math:mi math:fontstyle="italic">il</math:mi>
          <math:mi math:fontstyle="italic">dato</math:mi>
        </math:mrow>
      </math:munderover>
      <math:mrow>
        <math:mi>p</math:mi>
        <math:mrow>
          <math:mrow>
            <math:mo math:stretchy="false"></math:mo>
            <math:mi>i</math:mi>
            <math:mo math:stretchy="false"></math:mo>
          </math:mrow>
          <math:mo math:stretchy="false">∗</math:mo>
          <math:mi>t</math:mi>
        </math:mrow>
        <math:mrow>
          <math:mo math:stretchy="false"></math:mo>
          <math:mi>i</math:mi>
          <math:mo math:stretchy="false"></math:mo>
        </math:mrow>
      </math:mrow>
    </math:mrow>
    <math:annotation math:encoding="StarMath 5.0">sum from {i = reg } to {dov'è il dato} {p(i)*t(i)}</math:annotation>
  </math:semantics>
</math:math>
</file>

<file path=Object 16/content.xml><?xml version="1.0" encoding="utf-8"?>
<!DOCTYPE math  PUBLIC '-//OpenOffice.org//DTD Modified W3C MathML 1.01//EN'  'math.dtd'>
<math:math xmlns:math="http://www.w3.org/1998/Math/MathML">
  <math:semantics>
    <math:mfrac>
      <math:mrow>
        <math:mo math:stretchy="false"></math:mo>
        <math:mrow>
          <math:mi>n</math:mi>
          <math:mi>t</math:mi>
          <math:mi math:fontstyle="italic">MTTR</math:mi>
        </math:mrow>
        <math:mo math:stretchy="false"></math:mo>
      </math:mrow>
      <math:msup>
        <math:mi math:fontstyle="italic">MTTF</math:mi>
        <math:mn>2</math:mn>
      </math:msup>
    </math:mfrac>
    <math:annotation math:encoding="StarMath 5.0">(n t MTTR) over MTTF^2 </math:annotation>
  </math:semantics>
</math:math>
</file>

<file path=Object 17/content.xml><?xml version="1.0" encoding="utf-8"?>
<!DOCTYPE math  PUBLIC '-//OpenOffice.org//DTD Modified W3C MathML 1.01//EN'  'math.dtd'>
<math:math xmlns:math="http://www.w3.org/1998/Math/MathML">
  <math:semantics>
    <math:mrow>
      <math:msub>
        <math:mi math:fontstyle="italic">MTTDL</math:mi>
        <math:mrow>
          <math:mo math:stretchy="false"></math:mo>
          <math:mrow>
            <math:mi math:fontstyle="italic">RAID</math:mi>
            <math:mrow>
              <math:mn>1</math:mn>
              <math:mo math:stretchy="false"></math:mo>
              <math:mn>0</math:mn>
            </math:mrow>
          </math:mrow>
          <math:mo math:stretchy="false"></math:mo>
        </math:mrow>
      </math:msub>
      <math:mo math:stretchy="false">=</math:mo>
      <math:mfrac>
        <math:msup>
          <math:mi math:fontstyle="italic">MTTF</math:mi>
          <math:mn>2</math:mn>
        </math:msup>
        <math:mrow>
          <math:mo math:stretchy="false"></math:mo>
          <math:mrow>
            <math:mi>n</math:mi>
            <math:mi math:fontstyle="italic">MTTR</math:mi>
          </math:mrow>
          <math:mo math:stretchy="false"></math:mo>
        </math:mrow>
      </math:mfrac>
    </math:mrow>
    <math:annotation math:encoding="StarMath 5.0">MTTDL_(RAID 1+0) = MTTF^2 over (n MTTR)</math:annotation>
  </math:semantics>
</math:math>
</file>

<file path=Object 18/content.xml><?xml version="1.0" encoding="utf-8"?>
<!DOCTYPE math  PUBLIC '-//OpenOffice.org//DTD Modified W3C MathML 1.01//EN'  'math.dtd'>
<math:math xmlns:math="http://www.w3.org/1998/Math/MathML">
  <math:semantics>
    <math:mrow>
      <math:mfrac>
        <math:mi>n</math:mi>
        <math:msub>
          <math:mi math:fontstyle="italic">MTTF</math:mi>
          <math:mn>1</math:mn>
        </math:msub>
      </math:mfrac>
      <math:mi>t</math:mi>
    </math:mrow>
    <math:annotation math:encoding="StarMath 5.0">n over MTTF_1 t</math:annotation>
  </math:semantics>
</math:math>
</file>

<file path=Object 19/content.xml><?xml version="1.0" encoding="utf-8"?>
<!DOCTYPE math  PUBLIC '-//OpenOffice.org//DTD Modified W3C MathML 1.01//EN'  'math.dtd'>
<math:math xmlns:math="http://www.w3.org/1998/Math/MathML">
  <math:semantics>
    <math:mrow>
      <math:mfrac>
        <math:mi>n</math:mi>
        <math:mrow>
          <math:mo math:stretchy="false"></math:mo>
          <math:mrow>
            <math:mn>2</math:mn>
            <math:msub>
              <math:mi math:fontstyle="italic">MTTF</math:mi>
              <math:mn>1</math:mn>
            </math:msub>
          </math:mrow>
          <math:mo math:stretchy="false"></math:mo>
        </math:mrow>
      </math:mfrac>
      <math:mi math:fontstyle="italic">MTTR</math:mi>
    </math:mrow>
    <math:annotation math:encoding="StarMath 5.0">n over(2 MTTF_1) MTTR</math:annotation>
  </math:semantics>
</math:math>
</file>

<file path=Object 2/content.xml><?xml version="1.0" encoding="utf-8"?>
<!DOCTYPE math  PUBLIC '-//OpenOffice.org//DTD Modified W3C MathML 1.01//EN'  'math.dtd'>
<math:math xmlns:math="http://www.w3.org/1998/Math/MathML">
  <math:semantics>
    <math:mrow>
      <math:msub>
        <math:mi>E</math:mi>
        <math:mi>P</math:mi>
      </math:msub>
      <math:mo math:stretchy="false">=</math:mo>
      <math:mfrac>
        <math:msub>
          <math:mi>S</math:mi>
          <math:mi>P</math:mi>
        </math:msub>
        <math:mi>P</math:mi>
      </math:mfrac>
    </math:mrow>
    <math:annotation math:encoding="StarMath 5.0">E_P = S_P over P</math:annotation>
  </math:semantics>
</math:math>
</file>

<file path=Object 20/content.xml><?xml version="1.0" encoding="utf-8"?>
<!DOCTYPE math  PUBLIC '-//OpenOffice.org//DTD Modified W3C MathML 1.01//EN'  'math.dtd'>
<math:math xmlns:math="http://www.w3.org/1998/Math/MathML">
  <math:semantics>
    <math:mrow>
      <math:mrow>
        <math:msub>
          <math:mi math:fontstyle="italic">MTTDL</math:mi>
          <math:mrow>
            <math:mo math:stretchy="false"></math:mo>
            <math:mrow>
              <math:mi math:fontstyle="italic">RAID</math:mi>
              <math:mrow>
                <math:mn>0</math:mn>
                <math:mo math:stretchy="false"></math:mo>
                <math:mn>1</math:mn>
              </math:mrow>
            </math:mrow>
            <math:mo math:stretchy="false"></math:mo>
          </math:mrow>
        </math:msub>
        <math:mo math:stretchy="false">=</math:mo>
        <math:mn>2</math:mn>
      </math:mrow>
      <math:mfrac>
        <math:msup>
          <math:mi math:fontstyle="italic">MTTF</math:mi>
          <math:mn>2</math:mn>
        </math:msup>
        <math:mrow>
          <math:mo math:stretchy="false"></math:mo>
          <math:mrow>
            <math:msup>
              <math:mi>n</math:mi>
              <math:mn>2</math:mn>
            </math:msup>
            <math:mi math:fontstyle="italic">MTTR</math:mi>
          </math:mrow>
          <math:mo math:stretchy="false"></math:mo>
        </math:mrow>
      </math:mfrac>
    </math:mrow>
    <math:annotation math:encoding="StarMath 5.0">MTTDL_(RAID 0+1)= 2 MTTF^2 over (n^2 MTTR)</math:annotation>
  </math:semantics>
</math:math>
</file>

<file path=Object 21/content.xml><?xml version="1.0" encoding="utf-8"?>
<!DOCTYPE math  PUBLIC '-//OpenOffice.org//DTD Modified W3C MathML 1.01//EN'  'math.dtd'>
<math:math xmlns:math="http://www.w3.org/1998/Math/MathML">
  <math:semantics>
    <math:mrow>
      <math:mi>N</math:mi>
      <math:mrow>
        <math:mo math:stretchy="false"></math:mo>
        <math:mrow>
          <math:mi>N</math:mi>
          <math:mo math:stretchy="false">−</math:mo>
          <math:mn>1</math:mn>
        </math:mrow>
        <math:mo math:stretchy="false"></math:mo>
      </math:mrow>
      <math:mfrac>
        <math:msub>
          <math:mi math:fontstyle="italic">MTTR</math:mi>
          <math:mi>t</math:mi>
        </math:msub>
        <math:msup>
          <math:mi math:fontstyle="italic">MTTF</math:mi>
          <math:mn>2</math:mn>
        </math:msup>
      </math:mfrac>
    </math:mrow>
    <math:annotation math:encoding="StarMath 5.0">N (N-1) MTTR_t over MTTF^2</math:annotation>
  </math:semantics>
</math:math>
</file>

<file path=Object 22/content.xml><?xml version="1.0" encoding="utf-8"?>
<!DOCTYPE math  PUBLIC '-//OpenOffice.org//DTD Modified W3C MathML 1.01//EN'  'math.dtd'>
<math:math xmlns:math="http://www.w3.org/1998/Math/MathML">
  <math:semantics>
    <math:mrow>
      <math:mi>G</math:mi>
      <math:mi>N</math:mi>
      <math:mrow>
        <math:mo math:stretchy="false"></math:mo>
        <math:mrow>
          <math:mi>N</math:mi>
          <math:mo math:stretchy="false">−</math:mo>
          <math:mn>1</math:mn>
        </math:mrow>
        <math:mo math:stretchy="false"></math:mo>
      </math:mrow>
      <math:mfrac>
        <math:msub>
          <math:mi math:fontstyle="italic">MTTR</math:mi>
          <math:mi>t</math:mi>
        </math:msub>
        <math:msup>
          <math:mi math:fontstyle="italic">MTTF</math:mi>
          <math:mn>2</math:mn>
        </math:msup>
      </math:mfrac>
    </math:mrow>
    <math:annotation math:encoding="StarMath 5.0">G N (N-1) MTTR_t over MTTF^2</math:annotation>
  </math:semantics>
</math:math>
</file>

<file path=Object 23/content.xml><?xml version="1.0" encoding="utf-8"?>
<!DOCTYPE math  PUBLIC '-//OpenOffice.org//DTD Modified W3C MathML 1.01//EN'  'math.dtd'>
<math:math xmlns:math="http://www.w3.org/1998/Math/MathML">
  <math:semantics>
    <math:mrow>
      <math:msub>
        <math:mi math:fontstyle="italic">MTTDL</math:mi>
        <math:mrow>
          <math:mo math:stretchy="false"></math:mo>
          <math:mrow>
            <math:mi math:fontstyle="italic">RAID</math:mi>
            <math:mrow>
              <math:mn>5</math:mn>
              <math:mo math:stretchy="false"></math:mo>
              <math:mn>0</math:mn>
            </math:mrow>
          </math:mrow>
          <math:mo math:stretchy="false"></math:mo>
        </math:mrow>
      </math:msub>
      <math:mo math:stretchy="false">=</math:mo>
      <math:mfrac>
        <math:msup>
          <math:mi math:fontstyle="italic">MTTF</math:mi>
          <math:mn>2</math:mn>
        </math:msup>
        <math:mrow>
          <math:mo math:stretchy="false"></math:mo>
          <math:mrow>
            <math:mi>M</math:mi>
            <math:mrow>
              <math:mo math:stretchy="false"></math:mo>
              <math:mrow>
                <math:mi>N</math:mi>
                <math:mo math:stretchy="false">−</math:mo>
                <math:mn>1</math:mn>
              </math:mrow>
              <math:mo math:stretchy="false"></math:mo>
            </math:mrow>
            <math:mi math:fontstyle="italic">MTTR</math:mi>
          </math:mrow>
          <math:mo math:stretchy="false"></math:mo>
        </math:mrow>
      </math:mfrac>
    </math:mrow>
    <math:annotation math:encoding="StarMath 5.0">MTTDL_(RAID 5+0)= MTTF^2 over (M (N-1)MTTR)</math:annotation>
  </math:semantics>
</math:math>
</file>

<file path=Object 24/content.xml><?xml version="1.0" encoding="utf-8"?>
<!DOCTYPE math  PUBLIC '-//OpenOffice.org//DTD Modified W3C MathML 1.01//EN'  'math.dtd'>
<math:math xmlns:math="http://www.w3.org/1998/Math/MathML">
  <math:semantics>
    <math:mrow>
      <math:msub>
        <math:mi math:fontstyle="italic">MTTDL</math:mi>
        <math:mrow>
          <math:mo math:stretchy="false"></math:mo>
          <math:mrow>
            <math:mi math:fontstyle="italic">RAID</math:mi>
            <math:mrow>
              <math:mn>6</math:mn>
              <math:mo math:stretchy="false"></math:mo>
              <math:mn>0</math:mn>
            </math:mrow>
          </math:mrow>
          <math:mo math:stretchy="false"></math:mo>
        </math:mrow>
      </math:msub>
      <math:mo math:stretchy="false">=</math:mo>
      <math:mfrac>
        <math:msup>
          <math:mi math:fontstyle="italic">MTTF</math:mi>
          <math:mn>2</math:mn>
        </math:msup>
        <math:mrow>
          <math:mo math:stretchy="false"></math:mo>
          <math:mrow>
            <math:mi>M</math:mi>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sup>
              <math:mi math:fontstyle="italic">MTTR</math:mi>
              <math:mn>2</math:mn>
            </math:msup>
          </math:mrow>
          <math:mo math:stretchy="false"></math:mo>
        </math:mrow>
      </math:mfrac>
    </math:mrow>
    <math:annotation math:encoding="StarMath 5.0">MTTDL_(RAID 6+0)= MTTF^2 over (M (n-1) (n-2) MTTR^2)</math:annotation>
  </math:semantics>
</math:math>
</file>

<file path=Object 25/content.xml><?xml version="1.0" encoding="utf-8"?>
<!DOCTYPE math  PUBLIC '-//OpenOffice.org//DTD Modified W3C MathML 1.01//EN'  'math.dtd'>
<math:math xmlns:math="http://www.w3.org/1998/Math/MathML">
  <math:semantics>
    <math:mrow>
      <math:mrow>
        <math:mrow>
          <math:mrow>
            <math:msub>
              <math:mi>X</math:mi>
              <math:mn>0</math:mn>
            </math:msub>
            <math:mo math:stretchy="false">=</math:mo>
            <math:mfrac>
              <math:msub>
                <math:mi>U</math:mi>
                <math:mi>i</math:mi>
              </math:msub>
              <math:msub>
                <math:mi>U</math:mi>
                <math:mi>j</math:mi>
              </math:msub>
            </math:mfrac>
          </math:mrow>
          <math:mo math:stretchy="false">=</math:mo>
          <math:mfrac>
            <math:msub>
              <math:mi>D</math:mi>
              <math:mi>i</math:mi>
            </math:msub>
            <math:msub>
              <math:mi>D</math:mi>
              <math:mi>j</math:mi>
            </math:msub>
          </math:mfrac>
        </math:mrow>
        <math:mo math:stretchy="false">=</math:mo>
        <math:mi math:fontstyle="italic">funz</math:mi>
      </math:mrow>
      <math:mrow>
        <math:mo math:stretchy="false"></math:mo>
        <math:mi>N</math:mi>
        <math:mo math:stretchy="false"></math:mo>
      </math:mrow>
    </math:mrow>
    <math:annotation math:encoding="StarMath 5.0">X_0 = U_i over U_j = D_i over D_j = funz(N)</math:annotation>
  </math:semantics>
</math:math>
</file>

<file path=Object 26/content.xml><?xml version="1.0" encoding="utf-8"?>
<!DOCTYPE math  PUBLIC '-//OpenOffice.org//DTD Modified W3C MathML 1.01//EN'  'math.dtd'>
<math:math xmlns:math="http://www.w3.org/1998/Math/MathML">
  <math:semantics>
    <math:mrow>
      <math:mi>A</math:mi>
      <math:mrow>
        <math:mrow>
          <math:mo math:stretchy="false"></math:mo>
          <math:mi>t</math:mi>
          <math:mo math:stretchy="false"></math:mo>
        </math:mrow>
        <math:mo math:stretchy="false"></math:mo>
        <math:mi>C</math:mi>
      </math:mrow>
      <math:mrow>
        <math:mo math:stretchy="false"></math:mo>
        <math:mi>t</math:mi>
        <math:mo math:stretchy="false"></math:mo>
      </math:mrow>
    </math:mrow>
    <math:annotation math:encoding="StarMath 5.0">A(t) geslant C(t)</math:annotation>
  </math:semantics>
</math:math>
</file>

<file path=Object 27/content.xml><?xml version="1.0" encoding="utf-8"?>
<!DOCTYPE math  PUBLIC '-//OpenOffice.org//DTD Modified W3C MathML 1.01//EN'  'math.dtd'>
<math:math xmlns:math="http://www.w3.org/1998/Math/MathML">
  <math:semantics>
    <math:mrow>
      <math:mi>N</math:mi>
      <math:mrow>
        <math:mrow>
          <math:mo math:stretchy="false"></math:mo>
          <math:mi math:fontstyle="italic">t1</math:mi>
          <math:mo math:stretchy="false"></math:mo>
        </math:mrow>
        <math:mo math:stretchy="false">=</math:mo>
        <math:mi>A</math:mi>
      </math:mrow>
      <math:mrow>
        <math:mo math:stretchy="false"></math:mo>
        <math:mi math:fontstyle="italic">t1</math:mi>
        <math:mo math:stretchy="false"></math:mo>
      </math:mrow>
      <math:mi>–</math:mi>
      <math:mi>C</math:mi>
      <math:mrow>
        <math:mo math:stretchy="false"></math:mo>
        <math:mi math:fontstyle="italic">t1</math:mi>
        <math:mo math:stretchy="false"></math:mo>
      </math:mrow>
    </math:mrow>
    <math:annotation math:encoding="StarMath 5.0">N(t1) = A(t1) – C(t1)</math:annotation>
  </math:semantics>
</math:math>
</file>

<file path=Object 28/content.xml><?xml version="1.0" encoding="utf-8"?>
<!DOCTYPE math  PUBLIC '-//OpenOffice.org//DTD Modified W3C MathML 1.01//EN'  'math.dtd'>
<math:math xmlns:math="http://www.w3.org/1998/Math/MathML">
  <math:semantics>
    <math:mrow>
      <math:mi>λ</math:mi>
      <math:mo math:stretchy="false">=</math:mo>
      <math:mfrac>
        <math:mi>A</math:mi>
        <math:mi>T</math:mi>
      </math:mfrac>
    </math:mrow>
    <math:annotation math:encoding="StarMath 5.0">λ = A over T</math:annotation>
  </math:semantics>
</math:math>
</file>

<file path=Object 29/content.xml><?xml version="1.0" encoding="utf-8"?>
<!DOCTYPE math  PUBLIC '-//OpenOffice.org//DTD Modified W3C MathML 1.01//EN'  'math.dtd'>
<math:math xmlns:math="http://www.w3.org/1998/Math/MathML">
  <math:semantics>
    <math:mrow>
      <math:mi>X</math:mi>
      <math:mo math:stretchy="false">=</math:mo>
      <math:mfrac>
        <math:mi>C</math:mi>
        <math:mi>T</math:mi>
      </math:mfrac>
    </math:mrow>
    <math:annotation math:encoding="StarMath 5.0">X = C over T</math:annotation>
  </math:semantics>
</math:math>
</file>

<file path=Object 3/content.xml><?xml version="1.0" encoding="utf-8"?>
<!DOCTYPE math  PUBLIC '-//OpenOffice.org//DTD Modified W3C MathML 1.01//EN'  'math.dtd'>
<math:math xmlns:math="http://www.w3.org/1998/Math/MathML">
  <math:semantics>
    <math:mrow>
      <math:msub>
        <math:mi>T</math:mi>
        <math:mn>1</math:mn>
      </math:msub>
      <math:mo math:stretchy="false">=</math:mo>
      <math:mrow>
        <math:msub>
          <math:mi>T</math:mi>
          <math:mi>S</math:mi>
        </math:msub>
        <math:mo math:stretchy="false"></math:mo>
        <math:msub>
          <math:mi>T</math:mi>
          <math:mi>P</math:mi>
        </math:msub>
      </math:mrow>
    </math:mrow>
    <math:annotation math:encoding="StarMath 5.0">T_1 = T_S + T_P</math:annotation>
  </math:semantics>
</math:math>
</file>

<file path=Object 30/content.xml><?xml version="1.0" encoding="utf-8"?>
<!DOCTYPE math  PUBLIC '-//OpenOffice.org//DTD Modified W3C MathML 1.01//EN'  'math.dtd'>
<math:math xmlns:math="http://www.w3.org/1998/Math/MathML">
  <math:semantics>
    <math:mfrac>
      <math:mi>B</math:mi>
      <math:mi>T</math:mi>
    </math:mfrac>
    <math:annotation math:encoding="StarMath 5.0">B over T</math:annotation>
  </math:semantics>
</math:math>
</file>

<file path=Object 31/content.xml><?xml version="1.0" encoding="utf-8"?>
<!DOCTYPE math  PUBLIC '-//OpenOffice.org//DTD Modified W3C MathML 1.01//EN'  'math.dtd'>
<math:math xmlns:math="http://www.w3.org/1998/Math/MathML">
  <math:semantics>
    <math:mrow>
      <math:mi>B</math:mi>
      <math:mo math:stretchy="false">=</math:mo>
      <math:mrow>
        <math:munderover>
          <math:mo math:stretchy="false">∑</math:mo>
          <math:mrow>
            <math:mi>i</math:mi>
            <math:mo math:stretchy="false">=</math:mo>
            <math:mn>1</math:mn>
          </math:mrow>
          <math:mi>n</math:mi>
        </math:munderover>
        <math:msub>
          <math:mi>t</math:mi>
          <math:mi>i</math:mi>
        </math:msub>
      </math:mrow>
    </math:mrow>
    <math:annotation math:encoding="StarMath 5.0">B = sum from {i = 1} to {n} {t_i}</math:annotation>
  </math:semantics>
</math:math>
</file>

<file path=Object 32/content.xml><?xml version="1.0" encoding="utf-8"?>
<!DOCTYPE math  PUBLIC '-//OpenOffice.org//DTD Modified W3C MathML 1.01//EN'  'math.dtd'>
<math:math xmlns:math="http://www.w3.org/1998/Math/MathML">
  <math:semantics>
    <math:mrow>
      <math:mrow>
        <math:mi>U</math:mi>
        <math:mo math:stretchy="false">=</math:mo>
        <math:mfrac>
          <math:mi>B</math:mi>
          <math:mi>C</math:mi>
        </math:mfrac>
      </math:mrow>
      <math:mrow>
        <math:mfrac>
          <math:mi>C</math:mi>
          <math:mi>T</math:mi>
        </math:mfrac>
        <math:mo math:stretchy="false">=</math:mo>
        <math:mi>s</math:mi>
      </math:mrow>
      <math:mi>X</math:mi>
    </math:mrow>
    <math:annotation math:encoding="StarMath 5.0">U = B over C C over T = s X</math:annotation>
  </math:semantics>
</math:math>
</file>

<file path=Object 33/content.xml><?xml version="1.0" encoding="utf-8"?>
<!DOCTYPE math  PUBLIC '-//OpenOffice.org//DTD Modified W3C MathML 1.01//EN'  'math.dtd'>
<math:math xmlns:math="http://www.w3.org/1998/Math/MathML">
  <math:semantics>
    <math:mrow>
      <math:mrow>
        <math:msub>
          <math:mi>Q</math:mi>
          <math:mi>i</math:mi>
        </math:msub>
        <math:mo math:stretchy="false">=</math:mo>
        <math:mo math:stretchy="false"></math:mo>
      </math:mrow>
      <math:mrow>
        <math:mrow>
          <math:msub>
            <math:mi>R</math:mi>
            <math:mi>i</math:mi>
          </math:msub>
          <math:mo math:stretchy="false">=</math:mo>
          <math:mfrac>
            <math:mrow>
              <math:mo math:stretchy="false"></math:mo>
              <math:mrow>
                <math:mo math:stretchy="false"></math:mo>
                <math:msub>
                  <math:mi>D</math:mi>
                  <math:mi>i</math:mi>
                </math:msub>
              </math:mrow>
              <math:mo math:stretchy="false"></math:mo>
            </math:mrow>
            <math:mrow>
              <math:mo math:stretchy="false"></math:mo>
              <math:mrow>
                <math:mn>1</math:mn>
                <math:mo math:stretchy="false">−</math:mo>
                <math:msub>
                  <math:mi>V</math:mi>
                  <math:mi>i</math:mi>
                </math:msub>
              </math:mrow>
              <math:mo math:stretchy="false"></math:mo>
            </math:mrow>
          </math:mfrac>
        </math:mrow>
        <math:mo math:stretchy="false">=</math:mo>
        <math:mfrac>
          <math:msub>
            <math:mi>U</math:mi>
            <math:mi>i</math:mi>
          </math:msub>
          <math:mrow>
            <math:mo math:stretchy="false"></math:mo>
            <math:mrow>
              <math:mn>1</math:mn>
              <math:mo math:stretchy="false">−</math:mo>
              <math:msub>
                <math:mi>V</math:mi>
                <math:mi>i</math:mi>
              </math:msub>
            </math:mrow>
            <math:mo math:stretchy="false"></math:mo>
          </math:mrow>
        </math:mfrac>
      </math:mrow>
    </math:mrow>
    <math:annotation math:encoding="StarMath 5.0">Q_i =%lambda R_i = (%lambda D_i) over (1-V_i)=U_i over(1-V_i) </math:annotation>
  </math:semantics>
</math:math>
</file>

<file path=Object 34/content.xml><?xml version="1.0" encoding="utf-8"?>
<!DOCTYPE math  PUBLIC '-//OpenOffice.org//DTD Modified W3C MathML 1.01//EN'  'math.dtd'>
<math:math xmlns:math="http://www.w3.org/1998/Math/MathML">
  <math:semantics>
    <math:mrow>
      <math:msub>
        <math:mi>Q</math:mi>
        <math:mi>i</math:mi>
      </math:msub>
      <math:mrow>
        <math:mrow>
          <math:mo math:stretchy="false"></math:mo>
          <math:mo math:stretchy="false"></math:mo>
          <math:mo math:stretchy="false"></math:mo>
        </math:mrow>
        <math:mo math:stretchy="false">=</math:mo>
        <math:msub>
          <math:mi>U</math:mi>
          <math:mi>i</math:mi>
        </math:msub>
      </math:mrow>
      <math:mfrac>
        <math:mrow>
          <math:mo math:stretchy="false"></math:mo>
          <math:mo math:stretchy="false"></math:mo>
          <math:mo math:stretchy="false"></math:mo>
        </math:mrow>
        <math:mrow>
          <math:mo math:stretchy="false"></math:mo>
          <math:mrow>
            <math:mrow>
              <math:mn>1</math:mn>
              <math:mo math:stretchy="false">−</math:mo>
              <math:msub>
                <math:mi>U</math:mi>
                <math:mi>i</math:mi>
              </math:msub>
            </math:mrow>
            <math:mrow>
              <math:mo math:stretchy="false"></math:mo>
              <math:mo math:stretchy="false"></math:mo>
              <math:mo math:stretchy="false"></math:mo>
            </math:mrow>
          </math:mrow>
          <math:mo math:stretchy="false"></math:mo>
        </math:mrow>
      </math:mfrac>
    </math:mrow>
    <math:annotation math:encoding="StarMath 5.0"> Q_i(%lambda)= U_i(%lambda) over (1- U_i(%lambda) )</math:annotation>
  </math:semantics>
</math:math>
</file>

<file path=Object 35/content.xml><?xml version="1.0" encoding="utf-8"?>
<!DOCTYPE math  PUBLIC '-//OpenOffice.org//DTD Modified W3C MathML 1.01//EN'  'math.dtd'>
<math:math xmlns:math="http://www.w3.org/1998/Math/MathML">
  <math:semantics>
    <math:mrow>
      <math:msub>
        <math:mi>R</math:mi>
        <math:mi>i</math:mi>
      </math:msub>
      <math:mo math:stretchy="false">=</math:mo>
      <math:mrow>
        <math:msub>
          <math:mi>D</math:mi>
          <math:mi>i</math:mi>
        </math:msub>
        <math:mo math:stretchy="false"></math:mo>
        <math:msub>
          <math:mi>W</math:mi>
          <math:mi>i</math:mi>
        </math:msub>
      </math:mrow>
    </math:mrow>
    <math:annotation math:encoding="StarMath 5.0">R_i=D_i + W_i</math:annotation>
  </math:semantics>
</math:math>
</file>

<file path=Object 36/content.xml><?xml version="1.0" encoding="utf-8"?>
<!DOCTYPE math  PUBLIC '-//OpenOffice.org//DTD Modified W3C MathML 1.01//EN'  'math.dtd'>
<math:math xmlns:math="http://www.w3.org/1998/Math/MathML">
  <math:semantics>
    <math:mrow>
      <math:mi>W</math:mi>
      <math:mo math:stretchy="false">=</math:mo>
      <math:mrow>
        <math:mo math:stretchy="false">∑</math:mo>
        <math:mrow>
          <math:msub>
            <math:mi>t</math:mi>
            <math:mi>n</math:mi>
          </math:msub>
          <math:mi>n</math:mi>
        </math:mrow>
      </math:mrow>
    </math:mrow>
    <math:annotation math:encoding="StarMath 5.0">W = sum {t_n n}</math:annotation>
  </math:semantics>
</math:math>
</file>

<file path=Object 37/content.xml><?xml version="1.0" encoding="utf-8"?>
<!DOCTYPE math  PUBLIC '-//OpenOffice.org//DTD Modified W3C MathML 1.01//EN'  'math.dtd'>
<math:math xmlns:math="http://www.w3.org/1998/Math/MathML">
  <math:semantics>
    <math:mrow>
      <math:mrow>
        <math:mi>N</math:mi>
        <math:mo math:stretchy="false">=</math:mo>
        <math:mtext>numero medio di utenti</math:mtext>
      </math:mrow>
      <math:mo math:stretchy="false">=</math:mo>
      <math:mfrac>
        <math:mi>W</math:mi>
        <math:mi>T</math:mi>
      </math:mfrac>
    </math:mrow>
    <math:annotation math:encoding="StarMath 5.0"> N = "numero medio di utenti" = W over T</math:annotation>
  </math:semantics>
</math:math>
</file>

<file path=Object 38/content.xml><?xml version="1.0" encoding="utf-8"?>
<!DOCTYPE math  PUBLIC '-//OpenOffice.org//DTD Modified W3C MathML 1.01//EN'  'math.dtd'>
<math:math xmlns:math="http://www.w3.org/1998/Math/MathML">
  <math:semantics>
    <math:mrow>
      <math:mi>R</math:mi>
      <math:mo math:stretchy="false">=</math:mo>
      <math:mfrac>
        <math:mi>W</math:mi>
        <math:mi>C</math:mi>
      </math:mfrac>
    </math:mrow>
    <math:annotation math:encoding="StarMath 5.0">R = W over C</math:annotation>
  </math:semantics>
</math:math>
</file>

<file path=Object 39/content.xml><?xml version="1.0" encoding="utf-8"?>
<!DOCTYPE math  PUBLIC '-//OpenOffice.org//DTD Modified W3C MathML 1.01//EN'  'math.dtd'>
<math:math xmlns:math="http://www.w3.org/1998/Math/MathML">
  <math:semantics>
    <math:mrow>
      <math:mi>N</math:mi>
      <math:mo math:stretchy="false">=</math:mo>
      <math:mi math:fontstyle="italic">XR</math:mi>
    </math:mrow>
    <math:annotation math:encoding="StarMath 5.0">N = XR</math:annotation>
  </math:semantics>
</math:math>
</file>

<file path=Object 4/content.xml><?xml version="1.0" encoding="utf-8"?>
<!DOCTYPE math  PUBLIC '-//OpenOffice.org//DTD Modified W3C MathML 1.01//EN'  'math.dtd'>
<math:math xmlns:math="http://www.w3.org/1998/Math/MathML">
  <math:semantics>
    <math:mrow>
      <math:msub>
        <math:mi>f</math:mi>
        <math:mi>S</math:mi>
      </math:msub>
      <math:mo math:stretchy="false">=</math:mo>
      <math:mfrac>
        <math:msub>
          <math:mi>T</math:mi>
          <math:mi>S</math:mi>
        </math:msub>
        <math:mrow>
          <math:msub>
            <math:mi>T</math:mi>
            <math:mi>S</math:mi>
          </math:msub>
          <math:mo math:stretchy="false"></math:mo>
          <math:msub>
            <math:mi>T</math:mi>
            <math:mi>P</math:mi>
          </math:msub>
        </math:mrow>
      </math:mfrac>
    </math:mrow>
    <math:annotation math:encoding="StarMath 5.0">f_S = T_S over {T_S + T_P}</math:annotation>
  </math:semantics>
</math:math>
</file>

<file path=Object 40/content.xml><?xml version="1.0" encoding="utf-8"?>
<!DOCTYPE math  PUBLIC '-//OpenOffice.org//DTD Modified W3C MathML 1.01//EN'  'math.dtd'>
<math:math xmlns:math="http://www.w3.org/1998/Math/MathML">
  <math:semantics>
    <math:mrow>
      <math:mi>R</math:mi>
      <math:mo math:stretchy="false">=</math:mo>
      <math:mrow>
        <math:mfrac>
          <math:mi>N</math:mi>
          <math:mi>X</math:mi>
        </math:mfrac>
        <math:mo math:stretchy="false">−</math:mo>
        <math:mi>Z</math:mi>
      </math:mrow>
    </math:mrow>
    <math:annotation math:encoding="StarMath 5.0">R = N over X - Z</math:annotation>
  </math:semantics>
</math:math>
</file>

<file path=Object 41/content.xml><?xml version="1.0" encoding="utf-8"?>
<!DOCTYPE math  PUBLIC '-//OpenOffice.org//DTD Modified W3C MathML 1.01//EN'  'math.dtd'>
<math:math xmlns:math="http://www.w3.org/1998/Math/MathML">
  <math:semantics>
    <math:msub>
      <math:mi>C</math:mi>
      <math:mi>i</math:mi>
    </math:msub>
    <math:annotation math:encoding="StarMath 5.0">C_i</math:annotation>
  </math:semantics>
</math:math>
</file>

<file path=Object 42/content.xml><?xml version="1.0" encoding="utf-8"?>
<!DOCTYPE math  PUBLIC '-//OpenOffice.org//DTD Modified W3C MathML 1.01//EN'  'math.dtd'>
<math:math xmlns:math="http://www.w3.org/1998/Math/MathML">
  <math:semantics>
    <math:msub>
      <math:mi>C</math:mi>
      <math:mn>0</math:mn>
    </math:msub>
    <math:annotation math:encoding="StarMath 5.0">C_0</math:annotation>
  </math:semantics>
</math:math>
</file>

<file path=Object 43/content.xml><?xml version="1.0" encoding="utf-8"?>
<!DOCTYPE math  PUBLIC '-//OpenOffice.org//DTD Modified W3C MathML 1.01//EN'  'math.dtd'>
<math:math xmlns:math="http://www.w3.org/1998/Math/MathML">
  <math:semantics>
    <math:mrow>
      <math:mrow>
        <math:mrow>
          <math:mrow>
            <math:msub>
              <math:mi>V</math:mi>
              <math:mi>i</math:mi>
            </math:msub>
            <math:mo math:stretchy="false">=</math:mo>
            <math:mfrac>
              <math:msub>
                <math:mi>C</math:mi>
                <math:mi>i</math:mi>
              </math:msub>
              <math:msub>
                <math:mi>C</math:mi>
                <math:mn>0</math:mn>
              </math:msub>
            </math:mfrac>
          </math:mrow>
          <math:mo math:stretchy="false">=</math:mo>
          <math:mtext>numero medio di operazioni fatte per job</math:mtext>
        </math:mrow>
        <math:mo math:stretchy="false">=</math:mo>
        <math:mfrac>
          <math:msub>
            <math:mi>C</math:mi>
            <math:mi>i</math:mi>
          </math:msub>
          <math:mi>T</math:mi>
        </math:mfrac>
      </math:mrow>
      <math:mrow>
        <math:mfrac>
          <math:mi>T</math:mi>
          <math:msub>
            <math:mi>C</math:mi>
            <math:mn>0</math:mn>
          </math:msub>
        </math:mfrac>
        <math:mo math:stretchy="false">=</math:mo>
        <math:mfrac>
          <math:msub>
            <math:mi>X</math:mi>
            <math:mi>i</math:mi>
          </math:msub>
          <math:msub>
            <math:mi>X</math:mi>
            <math:mn>0</math:mn>
          </math:msub>
        </math:mfrac>
      </math:mrow>
    </math:mrow>
    <math:annotation math:encoding="StarMath 5.0">V_i = C_i over C_0 = "numero medio di operazioni fatte per job" = C_i over T T over C_0 = X_i over X_0</math:annotation>
  </math:semantics>
</math:math>
</file>

<file path=Object 44/content.xml><?xml version="1.0" encoding="utf-8"?>
<!DOCTYPE math  PUBLIC '-//OpenOffice.org//DTD Modified W3C MathML 1.01//EN'  'math.dtd'>
<math:math xmlns:math="http://www.w3.org/1998/Math/MathML">
  <math:semantics>
    <math:mrow>
      <math:mrow>
        <math:msub>
          <math:mi>D</math:mi>
          <math:mi>i</math:mi>
        </math:msub>
        <math:mo math:stretchy="false">=</math:mo>
        <math:msub>
          <math:mi>V</math:mi>
          <math:mi>i</math:mi>
        </math:msub>
      </math:mrow>
      <math:mrow>
        <math:msub>
          <math:mi>S</math:mi>
          <math:mi>i</math:mi>
        </math:msub>
        <math:mo math:stretchy="false">=</math:mo>
        <math:mtext>richiesta totale di tempo ad una risorsa.</math:mtext>
      </math:mrow>
    </math:mrow>
    <math:annotation math:encoding="StarMath 5.0">D_i = V_i S_i =  "richiesta totale di tempo ad una risorsa."</math:annotation>
  </math:semantics>
</math:math>
</file>

<file path=Object 45/content.xml><?xml version="1.0" encoding="utf-8"?>
<!DOCTYPE math  PUBLIC '-//OpenOffice.org//DTD Modified W3C MathML 1.01//EN'  'math.dtd'>
<math:math xmlns:math="http://www.w3.org/1998/Math/MathML">
  <math:semantics>
    <math:mrow>
      <math:mo math:stretchy="false"></math:mo>
      <math:mo math:stretchy="false">=</math:mo>
      <math:mi>X</math:mi>
    </math:mrow>
    <math:annotation math:encoding="StarMath 5.0">%lambda = X</math:annotation>
  </math:semantics>
</math:math>
</file>

<file path=Object 46/content.xml><?xml version="1.0" encoding="utf-8"?>
<!DOCTYPE math  PUBLIC '-//OpenOffice.org//DTD Modified W3C MathML 1.01//EN'  'math.dtd'>
<math:math xmlns:math="http://www.w3.org/1998/Math/MathML">
  <math:semantics>
    <math:mrow>
      <math:mi>X</math:mi>
      <math:mo math:stretchy="false">=</math:mo>
      <math:mfrac>
        <math:mi>C</math:mi>
        <math:mi>T</math:mi>
      </math:mfrac>
    </math:mrow>
    <math:annotation math:encoding="StarMath 5.0">X= C over T</math:annotation>
  </math:semantics>
</math:math>
</file>

<file path=Object 47/content.xml><?xml version="1.0" encoding="utf-8"?>
<!DOCTYPE math  PUBLIC '-//OpenOffice.org//DTD Modified W3C MathML 1.01//EN'  'math.dtd'>
<math:math xmlns:math="http://www.w3.org/1998/Math/MathML">
  <math:semantics>
    <math:mrow>
      <math:mi>S</math:mi>
      <math:mo math:stretchy="false">=</math:mo>
      <math:mfrac>
        <math:mi>B</math:mi>
        <math:mi>C</math:mi>
      </math:mfrac>
    </math:mrow>
    <math:annotation math:encoding="StarMath 5.0">S=B over C</math:annotation>
  </math:semantics>
</math:math>
</file>

<file path=Object 48/content.xml><?xml version="1.0" encoding="utf-8"?>
<!DOCTYPE math  PUBLIC '-//OpenOffice.org//DTD Modified W3C MathML 1.01//EN'  'math.dtd'>
<math:math xmlns:math="http://www.w3.org/1998/Math/MathML">
  <math:semantics>
    <math:mrow>
      <math:mrow>
        <math:mrow>
          <math:msub>
            <math:mi>W</math:mi>
            <math:mi>i</math:mi>
          </math:msub>
          <math:mo math:stretchy="false">=</math:mo>
          <math:mrow>
            <math:msub>
              <math:mi>D</math:mi>
              <math:mi>i</math:mi>
            </math:msub>
            <math:mo math:stretchy="false"></math:mo>
            <math:msub>
              <math:mi>Q</math:mi>
              <math:mi>i</math:mi>
            </math:msub>
          </math:mrow>
        </math:mrow>
        <math:mo math:stretchy="false">=</math:mo>
        <math:msub>
          <math:mi>D</math:mi>
          <math:mi>i</math:mi>
        </math:msub>
      </math:mrow>
      <math:mi>X</math:mi>
      <math:mrow>
        <math:msub>
          <math:mi>R</math:mi>
          <math:mi>i</math:mi>
        </math:msub>
        <math:mo math:stretchy="false">=</math:mo>
        <math:msub>
          <math:mi>D</math:mi>
          <math:mi>i</math:mi>
        </math:msub>
      </math:mrow>
      <math:mo math:stretchy="false"></math:mo>
      <math:msub>
        <math:mi>R</math:mi>
        <math:mi>i</math:mi>
      </math:msub>
    </math:mrow>
    <math:annotation math:encoding="StarMath 5.0">W_i=D_i+Q_i=D_i X R_i = D_i %lambda R_i</math:annotation>
  </math:semantics>
</math:math>
</file>

<file path=Object 49/content.xml><?xml version="1.0" encoding="utf-8"?>
<!DOCTYPE math  PUBLIC '-//OpenOffice.org//DTD Modified W3C MathML 1.01//EN'  'math.dtd'>
<math:math xmlns:math="http://www.w3.org/1998/Math/MathML">
  <math:semantics>
    <math:mrow>
      <math:mrow>
        <math:msub>
          <math:mi>R</math:mi>
          <math:mi>i</math:mi>
        </math:msub>
        <math:mo math:stretchy="false">=</math:mo>
        <math:mfrac>
          <math:msub>
            <math:mi>D</math:mi>
            <math:mi>i</math:mi>
          </math:msub>
          <math:mrow>
            <math:mo math:stretchy="false"></math:mo>
            <math:mrow>
              <math:mrow>
                <math:mn>1</math:mn>
                <math:mo math:stretchy="false">−</math:mo>
                <math:mo math:stretchy="false"></math:mo>
              </math:mrow>
              <math:msub>
                <math:mi>D</math:mi>
                <math:mi>i</math:mi>
              </math:msub>
            </math:mrow>
            <math:mo math:stretchy="false"></math:mo>
          </math:mrow>
        </math:mfrac>
      </math:mrow>
      <math:mo math:stretchy="false">=</math:mo>
      <math:mfrac>
        <math:msub>
          <math:mi>D</math:mi>
          <math:mi>i</math:mi>
        </math:msub>
        <math:mrow>
          <math:mo math:stretchy="false"></math:mo>
          <math:mrow>
            <math:mn>1</math:mn>
            <math:mo math:stretchy="false">−</math:mo>
            <math:msub>
              <math:mi>V</math:mi>
              <math:mi>i</math:mi>
            </math:msub>
          </math:mrow>
          <math:mo math:stretchy="false"></math:mo>
        </math:mrow>
      </math:mfrac>
    </math:mrow>
    <math:annotation math:encoding="StarMath 5.0">R_i=D_i over (1-%lambda D_i) = D_i over (1-V_i)</math:annotation>
  </math:semantics>
</math:math>
</file>

<file path=Object 5/content.xml><?xml version="1.0" encoding="utf-8"?>
<!DOCTYPE math  PUBLIC '-//OpenOffice.org//DTD Modified W3C MathML 1.01//EN'  'math.dtd'>
<math:math xmlns:math="http://www.w3.org/1998/Math/MathML">
  <math:semantics>
    <math:mrow>
      <math:msub>
        <math:mi>T</math:mi>
        <math:mi>N</math:mi>
      </math:msub>
      <math:mo math:stretchy="false">=</math:mo>
      <math:mrow>
        <math:msub>
          <math:mi>T</math:mi>
          <math:mi>S</math:mi>
        </math:msub>
        <math:mo math:stretchy="false"></math:mo>
        <math:mfrac>
          <math:msub>
            <math:mi>T</math:mi>
            <math:mi>P</math:mi>
          </math:msub>
          <math:msub>
            <math:mi>T</math:mi>
            <math:mi>N</math:mi>
          </math:msub>
        </math:mfrac>
      </math:mrow>
    </math:mrow>
    <math:annotation math:encoding="StarMath 5.0">T_N = T_S + T_P over T_N</math:annotation>
  </math:semantics>
</math:math>
</file>

<file path=Object 50/content.xml><?xml version="1.0" encoding="utf-8"?>
<!DOCTYPE math  PUBLIC '-//OpenOffice.org//DTD Modified W3C MathML 1.01//EN'  'math.dtd'>
<math:math xmlns:math="http://www.w3.org/1998/Math/MathML">
  <math:semantics>
    <math:mfrac>
      <math:mi math:fontstyle="italic">MTTF</math:mi>
      <math:mrow>
        <math:mi math:fontstyle="italic">MTTF</math:mi>
        <math:mo math:stretchy="false"></math:mo>
        <math:mi math:fontstyle="italic">MTTR</math:mi>
      </math:mrow>
    </math:mfrac>
    <math:annotation math:encoding="StarMath 5.0">MTTF over {MTTF + MTTR}</math:annotation>
  </math:semantics>
</math:math>
</file>

<file path=Object 51/content.xml><?xml version="1.0" encoding="utf-8"?>
<!DOCTYPE math  PUBLIC '-//OpenOffice.org//DTD Modified W3C MathML 1.01//EN'  'math.dtd'>
<math:math xmlns:math="http://www.w3.org/1998/Math/MathML">
  <math:semantics>
    <math:mrow>
      <math:munder>
        <math:mi>lim</math:mi>
        <math:mrow>
          <math:mi>n</math:mi>
          <math:mo math:stretchy="false"></math:mo>
          <math:mo math:stretchy="false">∞</math:mo>
        </math:mrow>
      </math:munder>
      <math:mfrac>
        <math:mrow>
          <math:mi>n</math:mi>
          <math:mrow>
            <math:mo math:stretchy="false"></math:mo>
            <math:mi>t</math:mi>
            <math:mo math:stretchy="false"></math:mo>
          </math:mrow>
        </math:mrow>
        <math:msub>
          <math:mi>n</math:mi>
          <math:mn>0</math:mn>
        </math:msub>
      </math:mfrac>
    </math:mrow>
    <math:annotation math:encoding="StarMath 5.0">lim from {n  rightarrow infinity} {{n(t)} over n_0}</math:annotation>
  </math:semantics>
</math:math>
</file>

<file path=Object 52/content.xml><?xml version="1.0" encoding="utf-8"?>
<!DOCTYPE math  PUBLIC '-//OpenOffice.org//DTD Modified W3C MathML 1.01//EN'  'math.dtd'>
<math:math xmlns:math="http://www.w3.org/1998/Math/MathML">
  <math:semantics>
    <math:mtable>
      <math:mtr>
        <math:mrow>
          <math:mo math:stretchy="false"></math:mo>
          <math:mrow>
            <math:mrow>
              <math:mrow>
                <math:mrow>
                  <math:mo math:stretchy="false"></math:mo>
                  <math:mi>t</math:mi>
                  <math:mo math:stretchy="false"></math:mo>
                </math:mrow>
                <math:mo math:stretchy="false">=</math:mo>
                <math:mrow>
                  <math:munder>
                    <math:mi>lim</math:mi>
                    <math:mrow>
                      <math:mo math:stretchy="false"></math:mo>
                      <math:mi>t</math:mi>
                      <math:mo math:stretchy="false"></math:mo>
                      <math:mn>0</math:mn>
                    </math:mrow>
                  </math:munder>
                  <math:mfrac>
                    <math:mrow>
                      <math:mi>P</math:mi>
                      <math:mfenced math:open="" math:close="">
                        <math:mrow>
                          <math:mrow>
                            <math:mi>X</math:mi>
                            <math:mo math:stretchy="false">∈</math:mo>
                            <math:mrow>
                              <math:mo math:stretchy="false"></math:mo>
                              <math:mrow>
                                <math:mi>t</math:mi>
                                <math:mi>,</math:mi>
                                <math:mrow>
                                  <math:mi>t</math:mi>
                                  <math:mo math:stretchy="false"></math:mo>
                                  <math:mo math:stretchy="false"></math:mo>
                                </math:mrow>
                                <math:mi>t</math:mi>
                              </math:mrow>
                              <math:mo math:stretchy="false"></math:mo>
                            </math:mrow>
                          </math:mrow>
                          <math:mtext>|</math:mtext>
                          <math:mrow>
                            <math:mi>X</math:mi>
                            <math:mo math:stretchy="false"></math:mo>
                            <math:mi>t</math:mi>
                          </math:mrow>
                        </math:mrow>
                      </math:mfenced>
                    </math:mrow>
                    <math:mrow>
                      <math:mo math:stretchy="false"></math:mo>
                      <math:mi>t</math:mi>
                    </math:mrow>
                  </math:mfrac>
                </math:mrow>
              </math:mrow>
              <math:mo math:stretchy="false">=</math:mo>
              <math:mrow>
                <math:munder>
                  <math:mi>lim</math:mi>
                  <math:mrow>
                    <math:mo math:stretchy="false"></math:mo>
                    <math:mi>t</math:mi>
                    <math:mo math:stretchy="false"></math:mo>
                    <math:mn>0</math:mn>
                  </math:mrow>
                </math:munder>
                <math:mfrac>
                  <math:mrow>
                    <math:mi>P</math:mi>
                    <math:mfenced math:open="" math:close="">
                      <math:mrow>
                        <math:mrow>
                          <math:mi>X</math:mi>
                          <math:mo math:stretchy="false">∈</math:mo>
                          <math:mrow>
                            <math:mrow>
                              <math:mo math:stretchy="false"></math:mo>
                              <math:mrow>
                                <math:mi>t</math:mi>
                                <math:mi>,</math:mi>
                                <math:mrow>
                                  <math:mi>t</math:mi>
                                  <math:mo math:stretchy="false"></math:mo>
                                  <math:mo math:stretchy="false"></math:mo>
                                </math:mrow>
                                <math:mi>t</math:mi>
                              </math:mrow>
                              <math:mo math:stretchy="false"></math:mo>
                            </math:mrow>
                            <math:mo math:stretchy="false">∩</math:mo>
                            <math:mi>X</math:mi>
                          </math:mrow>
                        </math:mrow>
                        <math:mo math:stretchy="false"></math:mo>
                        <math:mi>t</math:mi>
                      </math:mrow>
                    </math:mfenced>
                  </math:mrow>
                  <math:mrow>
                    <math:mo math:stretchy="false"></math:mo>
                    <math:mrow>
                      <math:mi>t</math:mi>
                      <math:mo math:stretchy="false">∗</math:mo>
                      <math:mi>P</math:mi>
                    </math:mrow>
                    <math:mrow>
                      <math:mo math:stretchy="false"></math:mo>
                      <math:mrow>
                        <math:mi>X</math:mi>
                        <math:mo math:stretchy="false"></math:mo>
                        <math:mi>t</math:mi>
                      </math:mrow>
                      <math:mo math:stretchy="false"></math:mo>
                    </math:mrow>
                  </math:mrow>
                </math:mfrac>
              </math:mrow>
            </math:mrow>
            <math:mo math:stretchy="false">=</math:mo>
            <math:mtext/>
          </math:mrow>
        </math:mrow>
      </math:mtr>
      <math:mtr>
        <math:mrow>
          <math:mrow>
            <math:mrow>
              <math:mrow>
                <math:mtext/>
                <math:mo math:stretchy="false">=</math:mo>
                <math:mrow>
                  <math:munder>
                    <math:mi>lim</math:mi>
                    <math:mrow>
                      <math:mo math:stretchy="false"></math:mo>
                      <math:mi>t</math:mi>
                      <math:mo math:stretchy="false"></math:mo>
                      <math:mn>0</math:mn>
                    </math:mrow>
                  </math:munder>
                  <math:mfrac>
                    <math:mrow>
                      <math:mi>P</math:mi>
                      <math:mfenced math:open="" math:close="">
                        <math:mrow>
                          <math:mi>X</math:mi>
                          <math:mo math:stretchy="false">∈</math:mo>
                          <math:mrow>
                            <math:mo math:stretchy="false"></math:mo>
                            <math:mrow>
                              <math:mi>t</math:mi>
                              <math:mi>,</math:mi>
                              <math:mrow>
                                <math:mi>t</math:mi>
                                <math:mo math:stretchy="false"></math:mo>
                                <math:mo math:stretchy="false"></math:mo>
                              </math:mrow>
                              <math:mi>t</math:mi>
                            </math:mrow>
                            <math:mo math:stretchy="false"></math:mo>
                          </math:mrow>
                        </math:mrow>
                      </math:mfenced>
                    </math:mrow>
                    <math:mrow>
                      <math:mo math:stretchy="false"></math:mo>
                      <math:mrow>
                        <math:mi>t</math:mi>
                        <math:mo math:stretchy="false">∗</math:mo>
                        <math:mrow>
                          <math:mo math:stretchy="false"></math:mo>
                          <math:mrow>
                            <math:mrow>
                              <math:mn>1</math:mn>
                              <math:mo math:stretchy="false">−</math:mo>
                              <math:mi>F</math:mi>
                            </math:mrow>
                            <math:mrow>
                              <math:mo math:stretchy="false"></math:mo>
                              <math:mi>t</math:mi>
                              <math:mo math:stretchy="false"></math:mo>
                            </math:mrow>
                          </math:mrow>
                          <math:mo math:stretchy="false"></math:mo>
                        </math:mrow>
                      </math:mrow>
                    </math:mrow>
                  </math:mfrac>
                </math:mrow>
              </math:mrow>
              <math:mo math:stretchy="false">=</math:mo>
              <math:mfrac>
                <math:mrow>
                  <math:mi>F</math:mi>
                  <math:mrow>
                    <math:mo math:stretchy="false"></math:mo>
                    <math:mi>t</math:mi>
                    <math:mo math:stretchy="false"></math:mo>
                  </math:mrow>
                </math:mrow>
                <math:mrow>
                  <math:mi>R</math:mi>
                  <math:mrow>
                    <math:mo math:stretchy="false"></math:mo>
                    <math:mi>t</math:mi>
                    <math:mo math:stretchy="false"></math:mo>
                  </math:mrow>
                </math:mrow>
              </math:mfrac>
            </math:mrow>
            <math:mo math:stretchy="false">=</math:mo>
            <math:mrow>
              <math:mo math:stretchy="false">−</math:mo>
              <math:mfrac>
                <math:mrow>
                  <math:mi math:fontstyle="italic">dR</math:mi>
                  <math:mrow>
                    <math:mo math:stretchy="false"></math:mo>
                    <math:mi>t</math:mi>
                    <math:mo math:stretchy="false"></math:mo>
                  </math:mrow>
                </math:mrow>
                <math:mrow>
                  <math:mi>R</math:mi>
                  <math:mrow>
                    <math:mo math:stretchy="false"></math:mo>
                    <math:mi>t</math:mi>
                    <math:mo math:stretchy="false"></math:mo>
                  </math:mrow>
                  <math:mi math:fontstyle="italic">dt</math:mi>
                </math:mrow>
              </math:mfrac>
            </math:mrow>
          </math:mrow>
          <math:mo math:stretchy="false">=</math:mo>
          <math:mtext>failure rate in t.</math:mtext>
        </math:mrow>
      </math:mtr>
    </math:mtable>
    <math:annotation math:encoding="StarMath 5.0">%lambda(t) = lim from {%DELTA t rightarrow 0} {{P left ( {X in (t, t+ %DELTA t) "|" X &gt; t  } right ) } over {%DELTA t}} = lim from {%DELTA t rightarrow 0} {{P left ( {X in (t, t+ %DELTA t) intersection  X &gt; t  } right ) } over {%DELTA t * P(X&gt;t)}} = "" newline "" = lim from {%DELTA t rightarrow 0} {{P left ( {X in (t, t+ %DELTA t)} right ) } over {%DELTA t * (1-F(t))}} = {F(t)} over {R(t)} = - {{dR(t)} over {R(t) dt}} = "failure rate in t."</math:annotation>
  </math:semantics>
</math:math>
</file>

<file path=Object 5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1</math:mn>
      </math:mrow>
      <math:mi>–</math:mi>
      <math:mrow>
        <math:msup>
          <math:mi>e</math:mi>
          <math:mrow>
            <math:mo math:stretchy="false">−</math:mo>
            <math:mfrac>
              <math:mi>t</math:mi>
              <math:mi math:fontstyle="italic">MTTF</math:mi>
            </math:mfrac>
          </math:mrow>
        </math:msup>
        <math:mo math:stretchy="false">≃</math:mo>
        <math:mfrac>
          <math:mi>t</math:mi>
          <math:mi math:fontstyle="italic">MTTF</math:mi>
        </math:mfrac>
      </math:mrow>
      <math:mtext> se </math:mtext>
      <math:mi>F</math:mi>
      <math:mrow>
        <math:mrow>
          <math:mo math:stretchy="false"></math:mo>
          <math:mi>t</math:mi>
          <math:mo math:stretchy="false"></math:mo>
        </math:mrow>
        <math:mo math:stretchy="false">≪</math:mo>
        <math:mn>1</math:mn>
      </math:mrow>
      <math:mo math:stretchy="false">⇒</math:mo>
      <math:mrow>
        <math:mo math:stretchy="false"></math:mo>
        <math:mo math:stretchy="false">=</math:mo>
        <math:mfrac>
          <math:mn>1</math:mn>
          <math:mi math:fontstyle="italic">MTTF</math:mi>
        </math:mfrac>
      </math:mrow>
    </math:mrow>
    <math:annotation math:encoding="StarMath 5.0">F(t) = 1 – e^{- {{t} over {MTTF}}}  simeq t over MTTF " se " F(t) &lt;&lt; 1  drarrow %lambda = 1 over MTTF  </math:annotation>
  </math:semantics>
</math:math>
</file>

<file path=Object 54/content.xml><?xml version="1.0" encoding="utf-8"?>
<!DOCTYPE math  PUBLIC '-//OpenOffice.org//DTD Modified W3C MathML 1.01//EN'  'math.dtd'>
<math:math xmlns:math="http://www.w3.org/1998/Math/MathML">
  <math:semantics>
    <math:mrow>
      <math:msub>
        <math:mi>R</math:mi>
        <math:mi>S</math:mi>
      </math:msub>
      <math:mrow>
        <math:mrow>
          <math:mo math:stretchy="false"></math:mo>
          <math:mi>t</math:mi>
          <math:mo math:stretchy="false"></math:mo>
        </math:mrow>
        <math:mo math:stretchy="false">=</math:mo>
        <math:mrow>
          <math:mn>1</math:mn>
          <math:mo math:stretchy="false">−</math:mo>
          <math:mrow>
            <math:munderover>
              <math:mo math:stretchy="false">∏</math:mo>
              <math:mrow>
                <math:mi>i</math:mi>
                <math:mo math:stretchy="false">=</math:mo>
                <math:mn>0</math:mn>
              </math:mrow>
              <math:mi>n</math:mi>
            </math:munderover>
            <math:mrow>
              <math:mo math:stretchy="false"></math:mo>
              <math:mrow>
                <math:mn>1</math:mn>
                <math:mo math:stretchy="false">−</math:mo>
                <math:mrow>
                  <math:msub>
                    <math:mi>R</math:mi>
                    <math:mi>i</math:mi>
                  </math:msub>
                  <math:mrow>
                    <math:mo math:stretchy="false"></math:mo>
                    <math:mi>t</math:mi>
                    <math:mo math:stretchy="false"></math:mo>
                  </math:mrow>
                </math:mrow>
              </math:mrow>
              <math:mo math:stretchy="false"></math:mo>
            </math:mrow>
          </math:mrow>
        </math:mrow>
      </math:mrow>
    </math:mrow>
    <math:annotation math:encoding="StarMath 5.0">R_S (t) = 1- prod from{i = 0} to{n} (1 - {R_i (t)})</math:annotation>
  </math:semantics>
</math:math>
</file>

<file path=Object 55/content.xml><?xml version="1.0" encoding="utf-8"?>
<!DOCTYPE math  PUBLIC '-//OpenOffice.org//DTD Modified W3C MathML 1.01//EN'  'math.dtd'>
<math:math xmlns:math="http://www.w3.org/1998/Math/MathML">
  <math:semantics>
    <math:mrow>
      <math:msub>
        <math:mi>R</math:mi>
        <math:mi>S</math:mi>
      </math:msub>
      <math:mrow>
        <math:mrow>
          <math:mo math:stretchy="false"></math:mo>
          <math:mi>t</math:mi>
          <math:mo math:stretchy="false"></math:mo>
        </math:mrow>
        <math:mo math:stretchy="false">=</math:mo>
        <math:mrow>
          <math:munderover>
            <math:mo math:stretchy="false">∏</math:mo>
            <math:mrow>
              <math:mi>i</math:mi>
              <math:mo math:stretchy="false">=</math:mo>
              <math:mn>0</math:mn>
            </math:mrow>
            <math:mi>n</math:mi>
          </math:munderover>
          <math:mrow>
            <math:msub>
              <math:mi>R</math:mi>
              <math:mi>i</math:mi>
            </math:msub>
            <math:mrow>
              <math:mo math:stretchy="false"></math:mo>
              <math:mi>t</math:mi>
              <math:mo math:stretchy="false"></math:mo>
            </math:mrow>
          </math:mrow>
        </math:mrow>
      </math:mrow>
    </math:mrow>
    <math:annotation math:encoding="StarMath 5.0">R_S (t) = prod from{i = 0} to{n} {R_i (t)}  </math:annotation>
  </math:semantics>
</math:math>
</file>

<file path=Object 56/content.xml><?xml version="1.0" encoding="utf-8"?>
<!DOCTYPE math  PUBLIC '-//OpenOffice.org//DTD Modified W3C MathML 1.01//EN'  'math.dtd'>
<math:math xmlns:math="http://www.w3.org/1998/Math/MathML">
  <math:semantics>
    <math:mrow>
      <math:msub>
        <math:mi math:fontstyle="italic">MMTF</math:mi>
        <math:mi math:fontstyle="italic">SERIE</math:mi>
      </math:msub>
      <math:mo math:stretchy="false">=</math:mo>
      <math:mfrac>
        <math:mn>1</math:mn>
        <math:mrow>
          <math:mrow>
            <math:mfrac>
              <math:mn>1</math:mn>
              <math:mi math:fontstyle="italic">MTTF1</math:mi>
            </math:mfrac>
            <math:mo math:stretchy="false"></math:mo>
            <math:mn>...</math:mn>
          </math:mrow>
          <math:mo math:stretchy="false"></math:mo>
          <math:mfrac>
            <math:mn>1</math:mn>
            <math:mi math:fontstyle="italic">MTTFn</math:mi>
          </math:mfrac>
        </math:mrow>
      </math:mfrac>
    </math:mrow>
    <math:annotation math:encoding="StarMath 5.0">MMTF_{SERIE} = 1 over {1 over MTTF1 + ... + 1 over MTTFn}</math:annotation>
  </math:semantics>
</math:math>
</file>

<file path=Object 57/content.xml><?xml version="1.0" encoding="utf-8"?>
<!DOCTYPE math  PUBLIC '-//OpenOffice.org//DTD Modified W3C MathML 1.01//EN'  'math.dtd'>
<math:math xmlns:math="http://www.w3.org/1998/Math/MathML">
  <math:semantics>
    <math:mrow>
      <math:mrow>
        <math:msub>
          <math:mi math:fontstyle="italic">MTTF</math:mi>
          <math:mi math:fontstyle="italic">PARALLELO</math:mi>
        </math:msub>
        <math:mo math:stretchy="false">=</math:mo>
        <math:mi math:fontstyle="italic">MTTF</math:mi>
      </math:mrow>
      <math:mrow>
        <math:mo math:stretchy="false"></math:mo>
        <math:mrow>
          <math:mrow>
            <math:mrow>
              <math:mfrac>
                <math:mn>1</math:mn>
                <math:mi>n</math:mi>
              </math:mfrac>
              <math:mo math:stretchy="false"></math:mo>
              <math:mfrac>
                <math:mn>1</math:mn>
                <math:mrow>
                  <math:mi>n</math:mi>
                  <math:mo math:stretchy="false">−</math:mo>
                  <math:mn>1</math:mn>
                </math:mrow>
              </math:mfrac>
            </math:mrow>
            <math:mo math:stretchy="false"></math:mo>
            <math:mn>...</math:mn>
          </math:mrow>
          <math:mo math:stretchy="false"></math:mo>
          <math:mn>1</math:mn>
        </math:mrow>
        <math:mo math:stretchy="false"></math:mo>
      </math:mrow>
    </math:mrow>
    <math:annotation math:encoding="StarMath 5.0">MTTF_{PARALLELO} = MTTF(1 over n + 1 over {n-1} + ... + 1)</math:annotation>
  </math:semantics>
</math:math>
</file>

<file path=Object 58/content.xml><?xml version="1.0" encoding="utf-8"?>
<!DOCTYPE math  PUBLIC '-//OpenOffice.org//DTD Modified W3C MathML 1.01//EN'  'math.dtd'>
<math:math xmlns:math="http://www.w3.org/1998/Math/MathML">
  <math:semantics>
    <math:mrow>
      <math:msub>
        <math:mi math:fontstyle="italic">MTTF</math:mi>
        <math:mi>n</math:mi>
      </math:msub>
      <math:mo math:stretchy="false">=</math:mo>
      <math:mfrac>
        <math:msub>
          <math:mi math:fontstyle="italic">MTTF</math:mi>
          <math:mn>1</math:mn>
        </math:msub>
        <math:mi>n</math:mi>
      </math:mfrac>
    </math:mrow>
    <math:annotation math:encoding="StarMath 5.0">MTTF_n = MTTF_1 over n</math:annotation>
  </math:semantics>
</math:math>
</file>

<file path=Object 59/content.xml><?xml version="1.0" encoding="utf-8"?>
<!DOCTYPE math  PUBLIC '-//OpenOffice.org//DTD Modified W3C MathML 1.01//EN'  'math.dtd'>
<math:math xmlns:math="http://www.w3.org/1998/Math/MathML">
  <math:semantics>
    <math:mrow>
      <math:msub>
        <math:mi math:fontstyle="italic">MTTDL</math:mi>
        <math:mi math:fontstyle="italic">raid1</math:mi>
      </math:msub>
      <math:mo math:stretchy="false">=</math:mo>
      <math:mfrac>
        <math:msup>
          <math:mi math:fontstyle="italic">MTTF</math:mi>
          <math:mn>2</math:mn>
        </math:msup>
        <math:mrow>
          <math:mo math:stretchy="false"></math:mo>
          <math:mrow>
            <math:mn>2</math:mn>
            <math:mi math:fontstyle="italic">MTTR</math:mi>
          </math:mrow>
          <math:mo math:stretchy="false"></math:mo>
        </math:mrow>
      </math:mfrac>
    </math:mrow>
    <math:annotation math:encoding="StarMath 5.0">MTTDL_raid1= MTTF^2 over (2 MTTR)</math:annotation>
  </math:semantics>
</math:math>
</file>

<file path=Object 6/content.xml><?xml version="1.0" encoding="utf-8"?>
<!DOCTYPE math  PUBLIC '-//OpenOffice.org//DTD Modified W3C MathML 1.01//EN'  'math.dtd'>
<math:math xmlns:math="http://www.w3.org/1998/Math/MathML">
  <math:semantics>
    <math:mrow>
      <math:msub>
        <math:mi>S</math:mi>
        <math:mi>N</math:mi>
      </math:msub>
      <math:mo math:stretchy="false">=</math:mo>
      <math:mfrac>
        <math:mi>N</math:mi>
        <math:mrow>
          <math:mi>N</math:mi>
          <math:mrow>
            <math:msub>
              <math:mi>f</math:mi>
              <math:mi>S</math:mi>
            </math:msub>
            <math:mo math:stretchy="false"></math:mo>
            <math:mrow>
              <math:mo math:stretchy="false"></math:mo>
              <math:mrow>
                <math:mn>1</math:mn>
                <math:mo math:stretchy="false">−</math:mo>
                <math:msub>
                  <math:mi>f</math:mi>
                  <math:mi>S</math:mi>
                </math:msub>
              </math:mrow>
              <math:mo math:stretchy="false"></math:mo>
            </math:mrow>
          </math:mrow>
        </math:mrow>
      </math:mfrac>
    </math:mrow>
    <math:annotation math:encoding="StarMath 5.0">S_N = N over {N {f_S} + (1 - f_S)}</math:annotation>
  </math:semantics>
</math:math>
</file>

<file path=Object 60/content.xml><?xml version="1.0" encoding="utf-8"?>
<!DOCTYPE math  PUBLIC '-//OpenOffice.org//DTD Modified W3C MathML 1.01//EN'  'math.dtd'>
<math:math xmlns:math="http://www.w3.org/1998/Math/MathML">
  <math:semantics>
    <math:mrow>
      <math:mrow>
        <math:mi math:fontstyle="italic">MTTDL</math:mi>
        <math:mo math:stretchy="false">=</math:mo>
        <math:mrow>
          <math:mn>1</math:mn>
          <math:mo math:stretchy="false">−</math:mo>
          <math:msup>
            <math:mi>e</math:mi>
            <math:mrow>
              <math:mo math:stretchy="false"></math:mo>
              <math:mrow>
                <math:mo math:stretchy="false"></math:mo>
                <math:mi>n</math:mi>
                <math:mi>t</math:mi>
              </math:mrow>
              <math:mo math:stretchy="false"></math:mo>
            </math:mrow>
          </math:msup>
        </math:mrow>
      </math:mrow>
      <math:mrow>
        <math:msub>
          <math:mi math:fontstyle="italic">MTTF</math:mi>
          <math:mi>n</math:mi>
        </math:msub>
        <math:mo math:stretchy="false">=</math:mo>
        <math:mfrac>
          <math:mn>1</math:mn>
          <math:mrow>
            <math:mo math:stretchy="false"></math:mo>
            <math:mrow>
              <math:mi>n</math:mi>
              <math:mo math:stretchy="false"></math:mo>
            </math:mrow>
            <math:mo math:stretchy="false"></math:mo>
          </math:mrow>
        </math:mfrac>
      </math:mrow>
    </math:mrow>
    <math:annotation math:encoding="StarMath 5.0">MTTDL= 1-e^(%lambda n t) MTTF_n= 1 over (n %lambda)</math:annotation>
  </math:semantics>
</math:math>
</file>

<file path=Object 61/content.xml><?xml version="1.0" encoding="utf-8"?>
<!DOCTYPE math  PUBLIC '-//OpenOffice.org//DTD Modified W3C MathML 1.01//EN'  'math.dtd'>
<math:math xmlns:math="http://www.w3.org/1998/Math/MathML">
  <math:semantics>
    <math:mrow>
      <math:mi>n</math:mi>
      <math:mo math:stretchy="false"></math:mo>
      <math:mrow>
        <math:mi>t</math:mi>
        <math:mo math:stretchy="false">=</math:mo>
        <math:mfrac>
          <math:mi>n</math:mi>
          <math:mi math:fontstyle="italic">MTTF</math:mi>
        </math:mfrac>
      </math:mrow>
      <math:mi>t</math:mi>
    </math:mrow>
    <math:annotation math:encoding="StarMath 5.0">n %lambda t=n over MTTF t</math:annotation>
  </math:semantics>
</math:math>
</file>

<file path=Object 62/content.xml><?xml version="1.0" encoding="utf-8"?>
<!DOCTYPE math  PUBLIC '-//OpenOffice.org//DTD Modified W3C MathML 1.01//EN'  'math.dtd'>
<math:math xmlns:math="http://www.w3.org/1998/Math/MathML">
  <math:semantics>
    <math:mrow>
      <math:mfrac>
        <math:mn>1</math:mn>
        <math:mi math:fontstyle="italic">MTTF</math:mi>
      </math:mfrac>
      <math:mi math:fontstyle="italic">MTTR</math:mi>
    </math:mrow>
    <math:annotation math:encoding="StarMath 5.0">1 over MTTF MTTR</math:annotation>
  </math:semantics>
</math:math>
</file>

<file path=Object 63/content.xml><?xml version="1.0" encoding="utf-8"?>
<!DOCTYPE math  PUBLIC '-//OpenOffice.org//DTD Modified W3C MathML 1.01//EN'  'math.dtd'>
<math:math xmlns:math="http://www.w3.org/1998/Math/MathML">
  <math:semantics>
    <math:mrow>
      <math:mi>R</math:mi>
      <math:mrow>
        <math:mrow>
          <math:mo math:stretchy="false"></math:mo>
          <math:mi>t</math:mi>
          <math:mo math:stretchy="false"></math:mo>
        </math:mrow>
        <math:mo math:stretchy="false">=</math:mo>
        <math:msup>
          <math:mi>e</math:mi>
          <math:mrow>
            <math:mo math:stretchy="false"></math:mo>
            <math:mrow>
              <math:mrow>
                <math:mo math:stretchy="false">−</math:mo>
                <math:mo math:stretchy="false"></math:mo>
              </math:mrow>
              <math:mi>t</math:mi>
            </math:mrow>
            <math:mo math:stretchy="false"></math:mo>
          </math:mrow>
        </math:msup>
      </math:mrow>
      <math:mi math:fontstyle="italic">con</math:mi>
      <math:mrow>
        <math:mo math:stretchy="false"></math:mo>
        <math:mo math:stretchy="false">=</math:mo>
        <math:mi math:fontstyle="italic">cost</math:mi>
      </math:mrow>
    </math:mrow>
    <math:annotation math:encoding="StarMath 5.0">R(t)= e^(-%lambda t) con %lambda=cost</math:annotation>
  </math:semantics>
</math:math>
</file>

<file path=Object 64/content.xml><?xml version="1.0" encoding="utf-8"?>
<!DOCTYPE math  PUBLIC '-//OpenOffice.org//DTD Modified W3C MathML 1.01//EN'  'math.dtd'>
<math:math xmlns:math="http://www.w3.org/1998/Math/MathML">
  <math:semantics>
    <math:mrow>
      <math:mo math:stretchy="false"></math:mo>
      <math:mo math:stretchy="false">=</math:mo>
      <math:mi math:fontstyle="italic">cost</math:mi>
    </math:mrow>
    <math:annotation math:encoding="StarMath 5.0">%mu=cost</math:annotation>
  </math:semantics>
</math:math>
</file>

<file path=Object 65/content.xml><?xml version="1.0" encoding="utf-8"?>
<!DOCTYPE math  PUBLIC '-//OpenOffice.org//DTD Modified W3C MathML 1.01//EN'  'math.dtd'>
<math:math xmlns:math="http://www.w3.org/1998/Math/MathML">
  <math:semantics>
    <math:mrow>
      <math:mi>M</math:mi>
      <math:mrow>
        <math:mrow>
          <math:mo math:stretchy="false"></math:mo>
          <math:mi>t</math:mi>
          <math:mo math:stretchy="false"></math:mo>
        </math:mrow>
        <math:mo math:stretchy="false">=</math:mo>
        <math:mrow>
          <math:mn>1</math:mn>
          <math:mo math:stretchy="false">−</math:mo>
          <math:msup>
            <math:mi>e</math:mi>
            <math:mrow>
              <math:mo math:stretchy="false"></math:mo>
              <math:mrow>
                <math:mrow>
                  <math:mo math:stretchy="false">−</math:mo>
                  <math:mo math:stretchy="false"></math:mo>
                </math:mrow>
                <math:mi>t</math:mi>
              </math:mrow>
              <math:mo math:stretchy="false"></math:mo>
            </math:mrow>
          </math:msup>
        </math:mrow>
      </math:mrow>
    </math:mrow>
    <math:annotation math:encoding="StarMath 5.0">M(t)=1-e^(-%mu t)</math:annotation>
  </math:semantics>
</math:math>
</file>

<file path=Object 66/content.xml><?xml version="1.0" encoding="utf-8"?>
<!DOCTYPE math  PUBLIC '-//OpenOffice.org//DTD Modified W3C MathML 1.01//EN'  'math.dtd'>
<math:math xmlns:math="http://www.w3.org/1998/Math/MathML">
  <math:semantics>
    <math:mrow>
      <math:mi math:fontstyle="italic">MTTF</math:mi>
      <math:mo math:stretchy="false">=</math:mo>
      <math:mfrac>
        <math:mn>1</math:mn>
        <math:mo math:stretchy="false"></math:mo>
      </math:mfrac>
    </math:mrow>
    <math:annotation math:encoding="StarMath 5.0">MTTF= 1 over %lambda</math:annotation>
  </math:semantics>
</math:math>
</file>

<file path=Object 67/content.xml><?xml version="1.0" encoding="utf-8"?>
<!DOCTYPE math  PUBLIC '-//OpenOffice.org//DTD Modified W3C MathML 1.01//EN'  'math.dtd'>
<math:math xmlns:math="http://www.w3.org/1998/Math/MathML">
  <math:semantics>
    <math:mrow>
      <math:mi math:fontstyle="italic">MTTR</math:mi>
      <math:mo math:stretchy="false">=</math:mo>
      <math:mfrac>
        <math:mn>1</math:mn>
        <math:mo math:stretchy="false"></math:mo>
      </math:mfrac>
    </math:mrow>
    <math:annotation math:encoding="StarMath 5.0">MTTR= 1 over %mu</math:annotation>
  </math:semantics>
</math:math>
</file>

<file path=Object 68/content.xml><?xml version="1.0" encoding="utf-8"?>
<!DOCTYPE math  PUBLIC '-//OpenOffice.org//DTD Modified W3C MathML 1.01//EN'  'math.dtd'>
<math:math xmlns:math="http://www.w3.org/1998/Math/MathML">
  <math:semantics>
    <math:mrow>
      <math:mi math:fontstyle="italic">con</math:mi>
      <math:mo math:stretchy="false"></math:mo>
      <math:mi>e</math:mi>
      <math:mo math:stretchy="false"></math:mo>
      <math:mi math:fontstyle="italic">costanti</math:mi>
    </math:mrow>
    <math:annotation math:encoding="StarMath 5.0">con %lambda e %mu costanti</math:annotation>
  </math:semantics>
</math:math>
</file>

<file path=Object 69/content.xml><?xml version="1.0" encoding="utf-8"?>
<!DOCTYPE math  PUBLIC '-//OpenOffice.org//DTD Modified W3C MathML 1.01//EN'  'math.dtd'>
<math:math xmlns:math="http://www.w3.org/1998/Math/MathML">
  <math:semantics>
    <math:mrow>
      <math:mi math:fontstyle="italic">MTTF</math:mi>
      <math:mo math:stretchy="false">=</math:mo>
      <math:mfrac>
        <math:mrow>
          <math:munderover>
            <math:mo math:stretchy="false">∑</math:mo>
            <math:mrow>
              <math:mi>i</math:mi>
              <math:mo math:stretchy="false">=</math:mo>
              <math:mn>1</math:mn>
            </math:mrow>
            <math:msub>
              <math:mi>n</math:mi>
              <math:mn>0</math:mn>
            </math:msub>
          </math:munderover>
          <math:msub>
            <math:mi>t</math:mi>
            <math:mi>i</math:mi>
          </math:msub>
        </math:mrow>
        <math:msub>
          <math:mi>n</math:mi>
          <math:mn>0</math:mn>
        </math:msub>
      </math:mfrac>
    </math:mrow>
    <math:annotation math:encoding="StarMath 5.0">MTTF= sum from i=1 to n_0 t_i over n_0 </math:annotation>
  </math:semantics>
</math:math>
</file>

<file path=Object 7/content.xml><?xml version="1.0" encoding="utf-8"?>
<!DOCTYPE math  PUBLIC '-//OpenOffice.org//DTD Modified W3C MathML 1.01//EN'  'math.dtd'>
<math:math xmlns:math="http://www.w3.org/1998/Math/MathML">
  <math:semantics>
    <math:mrow>
      <math:msub>
        <math:mi>f</math:mi>
        <math:mi>S</math:mi>
      </math:msub>
      <math:mo math:stretchy="false">=</math:mo>
      <math:mn>0</math:mn>
    </math:mrow>
    <math:annotation math:encoding="StarMath 5.0">f_S = 0</math:annotation>
  </math:semantics>
</math:math>
</file>

<file path=Object 70/content.xml><?xml version="1.0" encoding="utf-8"?>
<!DOCTYPE math  PUBLIC '-//OpenOffice.org//DTD Modified W3C MathML 1.01//EN'  'math.dtd'>
<math:math xmlns:math="http://www.w3.org/1998/Math/MathML">
  <math:semantics>
    <math:mrow>
      <math:mi math:fontstyle="italic">MTTF</math:mi>
      <math:mo math:stretchy="false">=</math:mo>
      <math:mfrac>
        <math:mrow>
          <math:mo math:stretchy="false"></math:mo>
          <math:mrow>
            <math:mrow>
              <math:mrow>
                <math:munderover>
                  <math:mo math:stretchy="false">∑</math:mo>
                  <math:mrow>
                    <math:mi>i</math:mi>
                    <math:mo math:stretchy="false">=</math:mo>
                    <math:mn>1</math:mn>
                  </math:mrow>
                  <math:msub>
                    <math:mi>n</math:mi>
                    <math:mn>0</math:mn>
                  </math:msub>
                </math:munderover>
                <math:msub>
                  <math:mi>t</math:mi>
                  <math:mi>i</math:mi>
                </math:msub>
              </math:mrow>
              <math:mo math:stretchy="false"></math:mo>
              <math:mrow>
                <math:mo math:stretchy="false"></math:mo>
                <math:mrow>
                  <math:msub>
                    <math:mi>n</math:mi>
                    <math:mn>0</math:mn>
                  </math:msub>
                  <math:mo math:stretchy="false">−</math:mo>
                  <math:mi>M</math:mi>
                </math:mrow>
                <math:mo math:stretchy="false"></math:mo>
              </math:mrow>
            </math:mrow>
            <math:mi math:fontstyle="italic">td</math:mi>
          </math:mrow>
          <math:mo math:stretchy="false"></math:mo>
        </math:mrow>
        <math:mi>m</math:mi>
      </math:mfrac>
    </math:mrow>
    <math:annotation math:encoding="StarMath 5.0">MTTF=(sum from i=1 to n_0 t_i +(n_0 - M) td) over m</math:annotation>
  </math:semantics>
</math:math>
</file>

<file path=Object 71/content.xml><?xml version="1.0" encoding="utf-8"?>
<!DOCTYPE math  PUBLIC '-//OpenOffice.org//DTD Modified W3C MathML 1.01//EN'  'math.dtd'>
<math:math xmlns:math="http://www.w3.org/1998/Math/MathML">
  <math:semantics>
    <math:mrow>
      <math:mi math:fontstyle="italic">MTTF</math:mi>
      <math:mo math:stretchy="false">=</math:mo>
      <math:mfrac>
        <math:mrow>
          <math:mo math:stretchy="false"></math:mo>
          <math:mrow>
            <math:msub>
              <math:mi>n</math:mi>
              <math:mn>0</math:mn>
            </math:msub>
            <math:msub>
              <math:mi>t</math:mi>
              <math:mi>m</math:mi>
            </math:msub>
          </math:mrow>
          <math:mo math:stretchy="false"></math:mo>
        </math:mrow>
        <math:mi>m</math:mi>
      </math:mfrac>
    </math:mrow>
    <math:annotation math:encoding="StarMath 5.0">MTTF= (n_0 t_m) over m</math:annotation>
  </math:semantics>
</math:math>
</file>

<file path=Object 72/content.xml><?xml version="1.0" encoding="utf-8"?>
<!DOCTYPE math  PUBLIC '-//OpenOffice.org//DTD Modified W3C MathML 1.01//EN'  'math.dtd'>
<math:math xmlns:math="http://www.w3.org/1998/Math/MathML">
  <math:semantics>
    <math:msub>
      <math:mi>t</math:mi>
      <math:mi>d</math:mi>
    </math:msub>
    <math:annotation math:encoding="StarMath 5.0">t_d</math:annotation>
  </math:semantics>
</math:math>
</file>

<file path=Object 73/content.xml><?xml version="1.0" encoding="utf-8"?>
<!DOCTYPE math  PUBLIC '-//OpenOffice.org//DTD Modified W3C MathML 1.01//EN'  'math.dtd'>
<math:math xmlns:math="http://www.w3.org/1998/Math/MathML">
  <math:semantics>
    <math:msub>
      <math:mi>t</math:mi>
      <math:mi>d</math:mi>
    </math:msub>
    <math:annotation math:encoding="StarMath 5.0">t_d</math:annotation>
  </math:semantics>
</math:math>
</file>

<file path=Object 74/content.xml><?xml version="1.0" encoding="utf-8"?>
<!DOCTYPE math  PUBLIC '-//OpenOffice.org//DTD Modified W3C MathML 1.01//EN'  'math.dtd'>
<math:math xmlns:math="http://www.w3.org/1998/Math/MathML">
  <math:semantics>
    <math:msub>
      <math:mi>t</math:mi>
      <math:mi>m</math:mi>
    </math:msub>
    <math:annotation math:encoding="StarMath 5.0">t_m</math:annotation>
  </math:semantics>
</math:math>
</file>

<file path=Object 75/content.xml><?xml version="1.0" encoding="utf-8"?>
<!DOCTYPE math  PUBLIC '-//OpenOffice.org//DTD Modified W3C MathML 1.01//EN'  'math.dtd'>
<math:math xmlns:math="http://www.w3.org/1998/Math/MathML">
  <math:semantics>
    <math:mrow>
      <math:mi math:fontstyle="italic">MTTF</math:mi>
      <math:mo math:stretchy="false">=</math:mo>
      <math:mfrac>
        <math:mrow>
          <math:mo math:stretchy="false"></math:mo>
          <math:mrow>
            <math:msub>
              <math:mi>n</math:mi>
              <math:mn>0</math:mn>
            </math:msub>
            <math:msub>
              <math:mi>t</math:mi>
              <math:mi>d</math:mi>
            </math:msub>
          </math:mrow>
          <math:mo math:stretchy="false"></math:mo>
        </math:mrow>
        <math:mi>m</math:mi>
      </math:mfrac>
    </math:mrow>
    <math:annotation math:encoding="StarMath 5.0">MTTF= (n_0 t_d) over m</math:annotation>
  </math:semantics>
</math:math>
</file>

<file path=Object 76/content.xml><?xml version="1.0" encoding="utf-8"?>
<!DOCTYPE math  PUBLIC '-//OpenOffice.org//DTD Modified W3C MathML 1.01//EN'  'math.dtd'>
<math:math xmlns:math="http://www.w3.org/1998/Math/MathML">
  <math:semantics>
    <math:msub>
      <math:mi>t</math:mi>
      <math:mi>d</math:mi>
    </math:msub>
    <math:annotation math:encoding="StarMath 5.0">t_d</math:annotation>
  </math:semantics>
</math:math>
</file>

<file path=Object 8/content.xml><?xml version="1.0" encoding="utf-8"?>
<!DOCTYPE math  PUBLIC '-//OpenOffice.org//DTD Modified W3C MathML 1.01//EN'  'math.dtd'>
<math:math xmlns:math="http://www.w3.org/1998/Math/MathML">
  <math:semantics>
    <math:mrow>
      <math:mi>T</math:mi>
      <math:mrow>
        <math:mrow>
          <math:mo math:stretchy="false"></math:mo>
          <math:mrow>
            <math:mi>k</math:mi>
            <math:mi>,</math:mi>
            <math:mi>N</math:mi>
          </math:mrow>
          <math:mo math:stretchy="false"></math:mo>
        </math:mrow>
        <math:mo math:stretchy="false">=</math:mo>
        <math:mrow>
          <math:mrow>
            <math:msub>
              <math:mi>T</math:mi>
              <math:mi>S</math:mi>
            </math:msub>
            <math:mo math:stretchy="false"></math:mo>
            <math:mfrac>
              <math:msub>
                <math:mi>T</math:mi>
                <math:mi>P</math:mi>
              </math:msub>
              <math:mi>N</math:mi>
            </math:mfrac>
          </math:mrow>
          <math:mo math:stretchy="false"></math:mo>
          <math:msub>
            <math:mi math:fontstyle="italic">klog</math:mi>
            <math:mn>2</math:mn>
          </math:msub>
        </math:mrow>
      </math:mrow>
      <math:mi>N</math:mi>
    </math:mrow>
    <math:annotation math:encoding="StarMath 5.0">T(k, N) = T_S + T_P over N + klog_2 N</math:annotation>
  </math:semantics>
</math:math>
</file>

<file path=Object 9/content.xml><?xml version="1.0" encoding="utf-8"?>
<!DOCTYPE math  PUBLIC '-//OpenOffice.org//DTD Modified W3C MathML 1.01//EN'  'math.dtd'>
<math:math xmlns:math="http://www.w3.org/1998/Math/MathML">
  <math:semantics>
    <math:mrow>
      <math:msub>
        <math:mi>S</math:mi>
        <math:mi>N</math:mi>
      </math:msub>
      <math:mo math:stretchy="false">=</math:mo>
      <math:mfrac>
        <math:mrow>
          <math:mi>T</math:mi>
          <math:mrow>
            <math:mo math:stretchy="false"></math:mo>
            <math:mrow>
              <math:mn>1,</math:mn>
              <math:mi>k</math:mi>
              <math:mrow>
                <math:mo math:stretchy="false"></math:mo>
                <math:mi>n</math:mi>
                <math:mo math:stretchy="false"></math:mo>
              </math:mrow>
            </math:mrow>
            <math:mo math:stretchy="false"></math:mo>
          </math:mrow>
        </math:mrow>
        <math:mrow>
          <math:mi>T</math:mi>
          <math:mrow>
            <math:mo math:stretchy="false"></math:mo>
            <math:mrow>
              <math:mi>n</math:mi>
              <math:mi>,</math:mi>
              <math:mi>k</math:mi>
              <math:mrow>
                <math:mo math:stretchy="false"></math:mo>
                <math:mi>n</math:mi>
                <math:mo math:stretchy="false"></math:mo>
              </math:mrow>
            </math:mrow>
            <math:mo math:stretchy="false"></math:mo>
          </math:mrow>
        </math:mrow>
      </math:mfrac>
    </math:mrow>
    <math:annotation math:encoding="StarMath 5.0">S_N = {T(1, k(n))}over{T(n, k(n))}</math:annotation>
  </math:semantics>
</math:math>
</file>